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7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8">
      <style:text-properties fo:font-weight="bold" style:font-weight-asian="bold" style:font-weight-complex="bold"/>
    </style:style>
    <style:style style:name="ce17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23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2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44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45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50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1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6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6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62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63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64" style:family="table-cell" style:parent-style-name="Default" style:data-style-name="N0"/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77" style:family="table-cell" style:parent-style-name="Default" style:data-style-name="N3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9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6" style:family="table-cell" style:parent-style-name="Default" style:data-style-name="N3"/>
    <style:style style:name="ce97" style:family="table-cell" style:parent-style-name="Default" style:data-style-name="N0">
      <style:text-properties fo:color="#FF0000"/>
    </style:style>
    <style:style style:name="ce9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9" style:family="table-cell" style:parent-style-name="Default" style:data-style-name="N3">
      <style:table-cell-properties fo:background-color="transparent"/>
    </style:style>
    <style:style style:name="ce100" style:family="table-cell" style:parent-style-name="Default" style:data-style-name="N0"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10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2"/>
          <table:table-cell office:value-type="string" table:style-name="ce3">
            <text:p>中華民國111年06月底</text:p>
          </table:table-cell>
          <table:table-cell table:number-columns-repeated="2" table:style-name="ce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6">
            <text:p>人 <text:s text:c="7"/>口 <text:s text:c="7"/>數</text:p>
          </table:table-cell>
          <table:table-cell table:number-columns-repeated="2" table:style-name="ce7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0">
            <text:p>計</text:p>
          </table:table-cell>
          <table:table-cell office:value-type="string" table:style-name="ce11">
            <text:p>男</text:p>
          </table:table-cell>
          <table:table-cell office:value-type="string" table:style-name="ce12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總　 <text:s/>計</text:p>
          </table:table-cell>
          <table:table-cell office:value-type="float" office:value="9014700" table:style-name="ce14">
            <text:p>9,014,700</text:p>
          </table:table-cell>
          <table:table-cell office:value-type="float" office:value="23186278" table:style-name="ce15">
            <text:p>23,186,278</text:p>
          </table:table-cell>
          <table:table-cell office:value-type="float" office:value="11475116" table:style-name="ce15">
            <text:p>11,475,116</text:p>
          </table:table-cell>
          <table:table-cell office:value-type="float" office:value="11711162" table:style-name="ce16">
            <text:p>11,711,162</text:p>
          </table:table-cell>
          <table:table-cell table:number-columns-repeated="16379"/>
        </table:table-row>
        <table:table-row table:style-name="ro3">
          <table:table-cell office:value-type="string" table:style-name="ce13">
            <text:p>新 北 市</text:p>
          </table:table-cell>
          <table:table-cell office:value-type="float" office:value="1622976" table:style-name="ce14">
            <text:p>1,622,976</text:p>
          </table:table-cell>
          <table:table-cell office:value-type="float" office:value="3972271" table:style-name="ce17">
            <text:p>3,972,271</text:p>
          </table:table-cell>
          <table:table-cell office:value-type="float" office:value="1937881" table:style-name="ce17">
            <text:p>1,937,881</text:p>
          </table:table-cell>
          <table:table-cell office:value-type="float" office:value="2034390" table:style-name="ce16">
            <text:p>2,034,390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北 市</text:p>
          </table:table-cell>
          <table:table-cell office:value-type="float" office:value="1041655" table:style-name="ce14">
            <text:p>1,041,655</text:p>
          </table:table-cell>
          <table:table-cell office:value-type="float" office:value="2464452" table:style-name="ce17">
            <text:p>2,464,452</text:p>
          </table:table-cell>
          <table:table-cell office:value-type="float" office:value="1172552" table:style-name="ce17">
            <text:p>1,172,552</text:p>
          </table:table-cell>
          <table:table-cell office:value-type="float" office:value="1291900" table:style-name="ce16">
            <text:p>1,291,900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桃 園 市</text:p>
          </table:table-cell>
          <table:table-cell office:value-type="float" office:value="866529" table:style-name="ce14">
            <text:p>866,529</text:p>
          </table:table-cell>
          <table:table-cell office:value-type="float" office:value="2264082" table:style-name="ce17">
            <text:p>2,264,082</text:p>
          </table:table-cell>
          <table:table-cell office:value-type="float" office:value="1119552" table:style-name="ce17">
            <text:p>1,119,552</text:p>
          </table:table-cell>
          <table:table-cell office:value-type="float" office:value="1144530" table:style-name="ce16">
            <text:p>1,144,530</text:p>
          </table:table-cell>
          <table:table-cell table:number-columns-repeated="16379"/>
        </table:table-row>
        <table:table-row table:style-name="ro4">
          <table:table-cell office:value-type="string" table:style-name="ce19">
            <text:p>臺 中 市</text:p>
          </table:table-cell>
          <table:table-cell office:value-type="float" office:value="1022349" table:style-name="ce14">
            <text:p>1,022,349</text:p>
          </table:table-cell>
          <table:table-cell office:value-type="float" office:value="2799339" table:style-name="ce17">
            <text:p>2,799,339</text:p>
          </table:table-cell>
          <table:table-cell office:value-type="float" office:value="1372483" table:style-name="ce17">
            <text:p>1,372,483</text:p>
          </table:table-cell>
          <table:table-cell office:value-type="float" office:value="1426856" table:style-name="ce16">
            <text:p>1,426,856</text:p>
          </table:table-cell>
          <table:table-cell table:number-columns-repeated="16379"/>
        </table:table-row>
        <table:table-row table:style-name="ro4">
          <table:table-cell office:value-type="string" table:style-name="ce18">
            <text:p>臺 南 市</text:p>
          </table:table-cell>
          <table:table-cell office:value-type="float" office:value="711543" table:style-name="ce14">
            <text:p>711,543</text:p>
          </table:table-cell>
          <table:table-cell office:value-type="float" office:value="1850865" table:style-name="ce17">
            <text:p>1,850,865</text:p>
          </table:table-cell>
          <table:table-cell office:value-type="float" office:value="920942" table:style-name="ce17">
            <text:p>920,942</text:p>
          </table:table-cell>
          <table:table-cell office:value-type="float" office:value="929923" table:style-name="ce16">
            <text:p>929,923</text:p>
          </table:table-cell>
          <table:table-cell table:number-columns-repeated="16379"/>
        </table:table-row>
        <table:table-row table:style-name="ro5">
          <table:table-cell office:value-type="string" table:style-name="ce13">
            <text:p>高 雄 市</text:p>
          </table:table-cell>
          <table:table-cell office:value-type="float" office:value="1129734" table:style-name="ce14">
            <text:p>1,129,734</text:p>
          </table:table-cell>
          <table:table-cell office:value-type="float" office:value="2723177" table:style-name="ce20">
            <text:p>2,723,177</text:p>
          </table:table-cell>
          <table:table-cell office:value-type="float" office:value="1340996" table:style-name="ce17">
            <text:p>1,340,996</text:p>
          </table:table-cell>
          <table:table-cell office:value-type="float" office:value="1382181" table:style-name="ce16">
            <text:p>1,382,181</text:p>
          </table:table-cell>
          <table:table-cell table:number-columns-repeated="16379"/>
        </table:table-row>
        <table:table-row table:style-name="ro2">
          <table:table-cell office:value-type="string" table:style-name="ce13">
            <text:p>臺 灣 省</text:p>
          </table:table-cell>
          <table:table-cell office:value-type="float" office:value="2573642" table:style-name="ce14">
            <text:p>2,573,642</text:p>
          </table:table-cell>
          <table:table-cell office:value-type="float" office:value="6958122" table:style-name="ce20">
            <text:p>6,958,122</text:p>
          </table:table-cell>
          <table:table-cell office:value-type="float" office:value="3533121" table:style-name="ce17">
            <text:p>3,533,121</text:p>
          </table:table-cell>
          <table:table-cell office:value-type="float" office:value="3425001" table:style-name="ce16">
            <text:p>3,425,001</text:p>
          </table:table-cell>
          <table:table-cell table:number-columns-repeated="16379"/>
        </table:table-row>
        <table:table-row table:style-name="ro6">
          <table:table-cell office:value-type="string" table:style-name="ce21">
            <text:p>宜蘭縣</text:p>
          </table:table-cell>
          <table:table-cell office:value-type="float" office:value="174726" table:style-name="ce22">
            <text:p>174,726</text:p>
          </table:table-cell>
          <table:table-cell office:value-type="float" office:value="448856" table:style-name="ce23">
            <text:p>448,856</text:p>
          </table:table-cell>
          <table:table-cell office:value-type="float" office:value="225846" table:style-name="ce23">
            <text:p>225,846</text:p>
          </table:table-cell>
          <table:table-cell office:value-type="float" office:value="223010" table:style-name="ce23">
            <text:p>223,010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新竹縣</text:p>
          </table:table-cell>
          <table:table-cell office:value-type="float" office:value="212370" table:style-name="ce22">
            <text:p>212,370</text:p>
          </table:table-cell>
          <table:table-cell office:value-type="float" office:value="576373" table:style-name="ce23">
            <text:p>576,373</text:p>
          </table:table-cell>
          <table:table-cell office:value-type="float" office:value="294052" table:style-name="ce23">
            <text:p>294,052</text:p>
          </table:table-cell>
          <table:table-cell office:value-type="float" office:value="282321" table:style-name="ce23">
            <text:p>282,321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苗栗縣</text:p>
          </table:table-cell>
          <table:table-cell office:value-type="float" office:value="195947" table:style-name="ce22">
            <text:p>195,947</text:p>
          </table:table-cell>
          <table:table-cell office:value-type="float" office:value="535260" table:style-name="ce23">
            <text:p>535,260</text:p>
          </table:table-cell>
          <table:table-cell office:value-type="float" office:value="275817" table:style-name="ce23">
            <text:p>275,817</text:p>
          </table:table-cell>
          <table:table-cell office:value-type="float" office:value="259443" table:style-name="ce23">
            <text:p>259,443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彰化縣</text:p>
          </table:table-cell>
          <table:table-cell office:value-type="float" office:value="400502" table:style-name="ce22">
            <text:p>400,502</text:p>
          </table:table-cell>
          <table:table-cell office:value-type="float" office:value="1247630" table:style-name="ce23">
            <text:p>1,247,630</text:p>
          </table:table-cell>
          <table:table-cell office:value-type="float" office:value="632942" table:style-name="ce23">
            <text:p>632,942</text:p>
          </table:table-cell>
          <table:table-cell office:value-type="float" office:value="614688" table:style-name="ce23">
            <text:p>614,688</text:p>
          </table:table-cell>
          <table:table-cell table:number-columns-repeated="16379"/>
        </table:table-row>
        <table:table-row table:style-name="ro4">
          <table:table-cell office:value-type="string" table:style-name="ce21">
            <text:p>南投縣</text:p>
          </table:table-cell>
          <table:table-cell office:value-type="float" office:value="179601" table:style-name="ce22">
            <text:p>179,601</text:p>
          </table:table-cell>
          <table:table-cell office:value-type="float" office:value="481166" table:style-name="ce23">
            <text:p>481,166</text:p>
          </table:table-cell>
          <table:table-cell office:value-type="float" office:value="245592" table:style-name="ce23">
            <text:p>245,592</text:p>
          </table:table-cell>
          <table:table-cell office:value-type="float" office:value="235574" table:style-name="ce23">
            <text:p>235,57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雲林縣</text:p>
          </table:table-cell>
          <table:table-cell office:value-type="float" office:value="244767" table:style-name="ce22">
            <text:p>244,767</text:p>
          </table:table-cell>
          <table:table-cell office:value-type="float" office:value="665971" table:style-name="ce23">
            <text:p>665,971</text:p>
          </table:table-cell>
          <table:table-cell office:value-type="float" office:value="343955" table:style-name="ce23">
            <text:p>343,955</text:p>
          </table:table-cell>
          <table:table-cell office:value-type="float" office:value="322016" table:style-name="ce23">
            <text:p>322,0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嘉義縣</text:p>
          </table:table-cell>
          <table:table-cell office:value-type="float" office:value="185092" table:style-name="ce22">
            <text:p>185,092</text:p>
          </table:table-cell>
          <table:table-cell office:value-type="float" office:value="490007" table:style-name="ce23">
            <text:p>490,007</text:p>
          </table:table-cell>
          <table:table-cell office:value-type="float" office:value="254007" table:style-name="ce23">
            <text:p>254,007</text:p>
          </table:table-cell>
          <table:table-cell office:value-type="float" office:value="236000" table:style-name="ce23">
            <text:p>236,0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屏東縣</text:p>
          </table:table-cell>
          <table:table-cell office:value-type="float" office:value="294025" table:style-name="ce22">
            <text:p>294,025</text:p>
          </table:table-cell>
          <table:table-cell office:value-type="float" office:value="800321" table:style-name="ce23">
            <text:p>800,321</text:p>
          </table:table-cell>
          <table:table-cell office:value-type="float" office:value="407149" table:style-name="ce23">
            <text:p>407,149</text:p>
          </table:table-cell>
          <table:table-cell office:value-type="float" office:value="393172" table:style-name="ce23">
            <text:p>393,1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臺東縣</text:p>
          </table:table-cell>
          <table:table-cell office:value-type="float" office:value="84072" table:style-name="ce22">
            <text:p>84,072</text:p>
          </table:table-cell>
          <table:table-cell office:value-type="float" office:value="212804" table:style-name="ce25">
            <text:p>212,804</text:p>
          </table:table-cell>
          <table:table-cell office:value-type="float" office:value="109004" table:style-name="ce23">
            <text:p>109,004</text:p>
          </table:table-cell>
          <table:table-cell office:value-type="float" office:value="103800" table:style-name="ce23">
            <text:p>103,8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花蓮縣</text:p>
          </table:table-cell>
          <table:table-cell office:value-type="float" office:value="127840" table:style-name="ce22">
            <text:p>127,840</text:p>
          </table:table-cell>
          <table:table-cell office:value-type="float" office:value="319180" table:style-name="ce23">
            <text:p>319,180</text:p>
          </table:table-cell>
          <table:table-cell office:value-type="float" office:value="161188" table:style-name="ce23">
            <text:p>161,188</text:p>
          </table:table-cell>
          <table:table-cell office:value-type="float" office:value="157992" table:style-name="ce23">
            <text:p>157,9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澎湖縣</text:p>
          </table:table-cell>
          <table:table-cell office:value-type="float" office:value="42205" table:style-name="ce22">
            <text:p>42,205</text:p>
          </table:table-cell>
          <table:table-cell office:value-type="float" office:value="106167" table:style-name="ce23">
            <text:p>106,167</text:p>
          </table:table-cell>
          <table:table-cell office:value-type="float" office:value="54537" table:style-name="ce23">
            <text:p>54,537</text:p>
          </table:table-cell>
          <table:table-cell office:value-type="float" office:value="51630" table:style-name="ce23">
            <text:p>51,63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6">
            <text:p>基隆市</text:p>
          </table:table-cell>
          <table:table-cell office:value-type="float" office:value="156154" table:style-name="ce22">
            <text:p>156,154</text:p>
          </table:table-cell>
          <table:table-cell office:value-type="float" office:value="361079" table:style-name="ce23">
            <text:p>361,079</text:p>
          </table:table-cell>
          <table:table-cell office:value-type="float" office:value="179979" table:style-name="ce23">
            <text:p>179,979</text:p>
          </table:table-cell>
          <table:table-cell office:value-type="float" office:value="181100" table:style-name="ce23">
            <text:p>181,1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1">
            <text:p>新竹市</text:p>
          </table:table-cell>
          <table:table-cell office:value-type="float" office:value="174515" table:style-name="ce22">
            <text:p>174,515</text:p>
          </table:table-cell>
          <table:table-cell office:value-type="float" office:value="450464" table:style-name="ce23">
            <text:p>450,464</text:p>
          </table:table-cell>
          <table:table-cell office:value-type="float" office:value="222379" table:style-name="ce23">
            <text:p>222,379</text:p>
          </table:table-cell>
          <table:table-cell office:value-type="float" office:value="228085" table:style-name="ce23">
            <text:p>228,0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嘉義市</text:p>
          </table:table-cell>
          <table:table-cell office:value-type="float" office:value="101826" table:style-name="ce22">
            <text:p>101,826</text:p>
          </table:table-cell>
          <table:table-cell office:value-type="float" office:value="262844" table:style-name="ce23">
            <text:p>262,844</text:p>
          </table:table-cell>
          <table:table-cell office:value-type="float" office:value="126674" table:style-name="ce23">
            <text:p>126,674</text:p>
          </table:table-cell>
          <table:table-cell office:value-type="float" office:value="136170" table:style-name="ce23">
            <text:p>136,170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13">
            <text:p>福 建 省</text:p>
          </table:table-cell>
          <table:table-cell office:value-type="float" office:value="46272" table:style-name="ce14">
            <text:p>46,272</text:p>
          </table:table-cell>
          <table:table-cell office:value-type="float" office:value="153970" table:style-name="ce20">
            <text:p>153,970</text:p>
          </table:table-cell>
          <table:table-cell office:value-type="float" office:value="77589" table:style-name="ce20">
            <text:p>77,589</text:p>
          </table:table-cell>
          <table:table-cell office:value-type="float" office:value="76381" table:style-name="ce20">
            <text:p>76,3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4">
            <text:p>金門縣</text:p>
          </table:table-cell>
          <table:table-cell office:value-type="float" office:value="42678" table:style-name="ce22">
            <text:p>42,678</text:p>
          </table:table-cell>
          <table:table-cell office:value-type="float" office:value="140147" table:style-name="ce23">
            <text:p>140,147</text:p>
          </table:table-cell>
          <table:table-cell office:value-type="float" office:value="69576" table:style-name="ce23">
            <text:p>69,576</text:p>
          </table:table-cell>
          <table:table-cell office:value-type="float" office:value="70571" table:style-name="ce23">
            <text:p>70,57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7">
            <text:p>連江縣</text:p>
          </table:table-cell>
          <table:table-cell office:value-type="float" office:value="3594" table:style-name="ce28">
            <text:p>3,594</text:p>
          </table:table-cell>
          <table:table-cell office:value-type="float" office:value="13823" table:style-name="ce29">
            <text:p>13,823</text:p>
          </table:table-cell>
          <table:table-cell office:value-type="float" office:value="8013" table:style-name="ce29">
            <text:p>8,013</text:p>
          </table:table-cell>
          <table:table-cell office:value-type="float" office:value="5810" table:style-name="ce29">
            <text:p>5,810</text:p>
          </table:table-cell>
          <table:table-cell table:number-columns-repeated="16379" table:style-name="ce1"/>
        </table:table-row>
        <table:table-row table:style-name="ro7">
          <table:table-cell table:style-name="ce30"/>
          <table:table-cell table:number-columns-repeated="2" table:style-name="ce2"/>
          <table:table-cell table:style-name="ce31"/>
          <table:table-cell office:value-type="string" table:style-name="ce32">
            <text:p><text:s text:c="7"/>內政部戶政司編製</text:p>
          </table:table-cell>
          <table:table-cell table:style-name="ce31"/>
          <table:table-cell table:number-columns-repeated="16378"/>
        </table:table-row>
        <table:table-row table:style-name="ro4">
          <table:table-cell table:style-name="ce24"/>
          <table:table-cell table:number-columns-repeated="3" table:style-name="ce2"/>
          <table:table-cell table:style-name="ce33"/>
          <table:table-cell table:number-columns-repeated="16379" table:style-name="ce1"/>
        </table:table-row>
        <table:table-row table:style-name="ro4">
          <table:table-cell table:style-name="ce24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6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39">
            <text:p>新北市</text:p>
          </table:table-cell>
          <table:table-cell office:value-type="float" office:value="1622976" table:style-name="ce40">
            <text:p>1,622,976</text:p>
          </table:table-cell>
          <table:table-cell office:value-type="float" office:value="3972271" table:style-name="ce41">
            <text:p>3,972,271</text:p>
          </table:table-cell>
          <table:table-cell office:value-type="float" office:value="1937881" table:style-name="ce41">
            <text:p>1,937,881</text:p>
          </table:table-cell>
          <table:table-cell office:value-type="float" office:value="2034390" table:style-name="ce42">
            <text:p>2,034,39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板橋區</text:p>
          </table:table-cell>
          <table:table-cell office:value-type="float" office:value="219591" table:style-name="ce44">
            <text:p>219,591</text:p>
          </table:table-cell>
          <table:table-cell office:value-type="float" office:value="547735" table:style-name="ce45">
            <text:p>547,735</text:p>
          </table:table-cell>
          <table:table-cell office:value-type="float" office:value="265951" table:style-name="ce45">
            <text:p>265,951</text:p>
          </table:table-cell>
          <table:table-cell office:value-type="float" office:value="281784" table:style-name="ce46">
            <text:p>281,78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三重區</text:p>
          </table:table-cell>
          <table:table-cell office:value-type="float" office:value="156193" table:style-name="ce44">
            <text:p>156,193</text:p>
          </table:table-cell>
          <table:table-cell office:value-type="float" office:value="378575" table:style-name="ce45">
            <text:p>378,575</text:p>
          </table:table-cell>
          <table:table-cell office:value-type="float" office:value="185519" table:style-name="ce45">
            <text:p>185,519</text:p>
          </table:table-cell>
          <table:table-cell office:value-type="float" office:value="193056" table:style-name="ce46">
            <text:p>193,05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和區</text:p>
          </table:table-cell>
          <table:table-cell office:value-type="float" office:value="169558" table:style-name="ce44">
            <text:p>169,558</text:p>
          </table:table-cell>
          <table:table-cell office:value-type="float" office:value="400826" table:style-name="ce45">
            <text:p>400,826</text:p>
          </table:table-cell>
          <table:table-cell office:value-type="float" office:value="193433" table:style-name="ce45">
            <text:p>193,433</text:p>
          </table:table-cell>
          <table:table-cell office:value-type="float" office:value="207393" table:style-name="ce46">
            <text:p>207,39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永和區</text:p>
          </table:table-cell>
          <table:table-cell office:value-type="float" office:value="90619" table:style-name="ce44">
            <text:p>90,619</text:p>
          </table:table-cell>
          <table:table-cell office:value-type="float" office:value="210969" table:style-name="ce45">
            <text:p>210,969</text:p>
          </table:table-cell>
          <table:table-cell office:value-type="float" office:value="99913" table:style-name="ce45">
            <text:p>99,913</text:p>
          </table:table-cell>
          <table:table-cell office:value-type="float" office:value="111056" table:style-name="ce46">
            <text:p>111,05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莊區</text:p>
          </table:table-cell>
          <table:table-cell office:value-type="float" office:value="163040" table:style-name="ce44">
            <text:p>163,040</text:p>
          </table:table-cell>
          <table:table-cell office:value-type="float" office:value="418345" table:style-name="ce45">
            <text:p>418,345</text:p>
          </table:table-cell>
          <table:table-cell office:value-type="float" office:value="203462" table:style-name="ce45">
            <text:p>203,462</text:p>
          </table:table-cell>
          <table:table-cell office:value-type="float" office:value="214883" table:style-name="ce46">
            <text:p>214,88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店區</text:p>
          </table:table-cell>
          <table:table-cell office:value-type="float" office:value="130264" table:style-name="ce44">
            <text:p>130,264</text:p>
          </table:table-cell>
          <table:table-cell office:value-type="float" office:value="295112" table:style-name="ce45">
            <text:p>295,112</text:p>
          </table:table-cell>
          <table:table-cell office:value-type="float" office:value="141526" table:style-name="ce45">
            <text:p>141,526</text:p>
          </table:table-cell>
          <table:table-cell office:value-type="float" office:value="153586" table:style-name="ce46">
            <text:p>153,5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樹林區</text:p>
          </table:table-cell>
          <table:table-cell office:value-type="float" office:value="67648" table:style-name="ce44">
            <text:p>67,648</text:p>
          </table:table-cell>
          <table:table-cell office:value-type="float" office:value="179841" table:style-name="ce45">
            <text:p>179,841</text:p>
          </table:table-cell>
          <table:table-cell office:value-type="float" office:value="89488" table:style-name="ce45">
            <text:p>89,488</text:p>
          </table:table-cell>
          <table:table-cell office:value-type="float" office:value="90353" table:style-name="ce46">
            <text:p>90,3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鶯歌區</text:p>
          </table:table-cell>
          <table:table-cell office:value-type="float" office:value="32966" table:style-name="ce44">
            <text:p>32,966</text:p>
          </table:table-cell>
          <table:table-cell office:value-type="float" office:value="87954" table:style-name="ce45">
            <text:p>87,954</text:p>
          </table:table-cell>
          <table:table-cell office:value-type="float" office:value="44039" table:style-name="ce45">
            <text:p>44,039</text:p>
          </table:table-cell>
          <table:table-cell office:value-type="float" office:value="43915" table:style-name="ce46">
            <text:p>43,91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峽區</text:p>
          </table:table-cell>
          <table:table-cell office:value-type="float" office:value="44806" table:style-name="ce44">
            <text:p>44,806</text:p>
          </table:table-cell>
          <table:table-cell office:value-type="float" office:value="115153" table:style-name="ce45">
            <text:p>115,153</text:p>
          </table:table-cell>
          <table:table-cell office:value-type="float" office:value="57493" table:style-name="ce45">
            <text:p>57,493</text:p>
          </table:table-cell>
          <table:table-cell office:value-type="float" office:value="57660" table:style-name="ce46">
            <text:p>57,6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淡水區</text:p>
          </table:table-cell>
          <table:table-cell office:value-type="float" office:value="85542" table:style-name="ce44">
            <text:p>85,542</text:p>
          </table:table-cell>
          <table:table-cell office:value-type="float" office:value="184490" table:style-name="ce45">
            <text:p>184,490</text:p>
          </table:table-cell>
          <table:table-cell office:value-type="float" office:value="88208" table:style-name="ce45">
            <text:p>88,208</text:p>
          </table:table-cell>
          <table:table-cell office:value-type="float" office:value="96282" table:style-name="ce46">
            <text:p>96,2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汐止區</text:p>
          </table:table-cell>
          <table:table-cell office:value-type="float" office:value="92353" table:style-name="ce44">
            <text:p>92,353</text:p>
          </table:table-cell>
          <table:table-cell office:value-type="float" office:value="204381" table:style-name="ce45">
            <text:p>204,381</text:p>
          </table:table-cell>
          <table:table-cell office:value-type="float" office:value="99387" table:style-name="ce45">
            <text:p>99,387</text:p>
          </table:table-cell>
          <table:table-cell office:value-type="float" office:value="104994" table:style-name="ce46">
            <text:p>104,99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芳區</text:p>
          </table:table-cell>
          <table:table-cell office:value-type="float" office:value="16011" table:style-name="ce44">
            <text:p>16,011</text:p>
          </table:table-cell>
          <table:table-cell office:value-type="float" office:value="37972" table:style-name="ce45">
            <text:p>37,972</text:p>
          </table:table-cell>
          <table:table-cell office:value-type="float" office:value="19131" table:style-name="ce45">
            <text:p>19,131</text:p>
          </table:table-cell>
          <table:table-cell office:value-type="float" office:value="18841" table:style-name="ce46">
            <text:p>18,8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城區</text:p>
          </table:table-cell>
          <table:table-cell office:value-type="float" office:value="91211" table:style-name="ce44">
            <text:p>91,211</text:p>
          </table:table-cell>
          <table:table-cell office:value-type="float" office:value="236217" table:style-name="ce45">
            <text:p>236,217</text:p>
          </table:table-cell>
          <table:table-cell office:value-type="float" office:value="115898" table:style-name="ce45">
            <text:p>115,898</text:p>
          </table:table-cell>
          <table:table-cell office:value-type="float" office:value="120319" table:style-name="ce46">
            <text:p>120,31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蘆洲區</text:p>
          </table:table-cell>
          <table:table-cell office:value-type="float" office:value="74086" table:style-name="ce44">
            <text:p>74,086</text:p>
          </table:table-cell>
          <table:table-cell office:value-type="float" office:value="199700" table:style-name="ce45">
            <text:p>199,700</text:p>
          </table:table-cell>
          <table:table-cell office:value-type="float" office:value="97678" table:style-name="ce45">
            <text:p>97,678</text:p>
          </table:table-cell>
          <table:table-cell office:value-type="float" office:value="102022" table:style-name="ce46">
            <text:p>102,0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股區</text:p>
          </table:table-cell>
          <table:table-cell office:value-type="float" office:value="36077" table:style-name="ce44">
            <text:p>36,077</text:p>
          </table:table-cell>
          <table:table-cell office:value-type="float" office:value="90546" table:style-name="ce45">
            <text:p>90,546</text:p>
          </table:table-cell>
          <table:table-cell office:value-type="float" office:value="45305" table:style-name="ce45">
            <text:p>45,305</text:p>
          </table:table-cell>
          <table:table-cell office:value-type="float" office:value="45241" table:style-name="ce46">
            <text:p>45,2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泰山區</text:p>
          </table:table-cell>
          <table:table-cell office:value-type="float" office:value="29002" table:style-name="ce44">
            <text:p>29,002</text:p>
          </table:table-cell>
          <table:table-cell office:value-type="float" office:value="76750" table:style-name="ce45">
            <text:p>76,750</text:p>
          </table:table-cell>
          <table:table-cell office:value-type="float" office:value="37852" table:style-name="ce45">
            <text:p>37,852</text:p>
          </table:table-cell>
          <table:table-cell office:value-type="float" office:value="38898" table:style-name="ce46">
            <text:p>38,8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口區</text:p>
          </table:table-cell>
          <table:table-cell office:value-type="float" office:value="51230" table:style-name="ce44">
            <text:p>51,230</text:p>
          </table:table-cell>
          <table:table-cell office:value-type="float" office:value="124928" table:style-name="ce45">
            <text:p>124,928</text:p>
          </table:table-cell>
          <table:table-cell office:value-type="float" office:value="60644" table:style-name="ce45">
            <text:p>60,644</text:p>
          </table:table-cell>
          <table:table-cell office:value-type="float" office:value="64284" table:style-name="ce46">
            <text:p>64,2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深坑區</text:p>
          </table:table-cell>
          <table:table-cell office:value-type="float" office:value="9832" table:style-name="ce44">
            <text:p>9,832</text:p>
          </table:table-cell>
          <table:table-cell office:value-type="float" office:value="23443" table:style-name="ce45">
            <text:p>23,443</text:p>
          </table:table-cell>
          <table:table-cell office:value-type="float" office:value="11710" table:style-name="ce45">
            <text:p>11,710</text:p>
          </table:table-cell>
          <table:table-cell office:value-type="float" office:value="11733" table:style-name="ce46">
            <text:p>11,7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碇區</text:p>
          </table:table-cell>
          <table:table-cell office:value-type="float" office:value="3362" table:style-name="ce44">
            <text:p>3,362</text:p>
          </table:table-cell>
          <table:table-cell office:value-type="float" office:value="7340" table:style-name="ce45">
            <text:p>7,340</text:p>
          </table:table-cell>
          <table:table-cell office:value-type="float" office:value="4005" table:style-name="ce45">
            <text:p>4,005</text:p>
          </table:table-cell>
          <table:table-cell office:value-type="float" office:value="3335" table:style-name="ce46">
            <text:p>3,33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坪林區</text:p>
          </table:table-cell>
          <table:table-cell office:value-type="float" office:value="2563" table:style-name="ce44">
            <text:p>2,563</text:p>
          </table:table-cell>
          <table:table-cell office:value-type="float" office:value="6577" table:style-name="ce45">
            <text:p>6,577</text:p>
          </table:table-cell>
          <table:table-cell office:value-type="float" office:value="3565" table:style-name="ce45">
            <text:p>3,565</text:p>
          </table:table-cell>
          <table:table-cell office:value-type="float" office:value="3012" table:style-name="ce46">
            <text:p>3,0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芝區</text:p>
          </table:table-cell>
          <table:table-cell office:value-type="float" office:value="9600" table:style-name="ce44">
            <text:p>9,600</text:p>
          </table:table-cell>
          <table:table-cell office:value-type="float" office:value="22158" table:style-name="ce45">
            <text:p>22,158</text:p>
          </table:table-cell>
          <table:table-cell office:value-type="float" office:value="11374" table:style-name="ce45">
            <text:p>11,374</text:p>
          </table:table-cell>
          <table:table-cell office:value-type="float" office:value="10784" table:style-name="ce46">
            <text:p>10,78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石門區</text:p>
          </table:table-cell>
          <table:table-cell office:value-type="float" office:value="4211" table:style-name="ce44">
            <text:p>4,211</text:p>
          </table:table-cell>
          <table:table-cell office:value-type="float" office:value="11042" table:style-name="ce45">
            <text:p>11,042</text:p>
          </table:table-cell>
          <table:table-cell office:value-type="float" office:value="5757" table:style-name="ce45">
            <text:p>5,757</text:p>
          </table:table-cell>
          <table:table-cell office:value-type="float" office:value="5285" table:style-name="ce46">
            <text:p>5,2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八里區</text:p>
          </table:table-cell>
          <table:table-cell office:value-type="float" office:value="16394" table:style-name="ce44">
            <text:p>16,394</text:p>
          </table:table-cell>
          <table:table-cell office:value-type="float" office:value="40265" table:style-name="ce45">
            <text:p>40,265</text:p>
          </table:table-cell>
          <table:table-cell office:value-type="float" office:value="20069" table:style-name="ce45">
            <text:p>20,069</text:p>
          </table:table-cell>
          <table:table-cell office:value-type="float" office:value="20196" table:style-name="ce46">
            <text:p>20,1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平溪區</text:p>
          </table:table-cell>
          <table:table-cell office:value-type="float" office:value="2204" table:style-name="ce44">
            <text:p>2,204</text:p>
          </table:table-cell>
          <table:table-cell office:value-type="float" office:value="4302" table:style-name="ce45">
            <text:p>4,302</text:p>
          </table:table-cell>
          <table:table-cell office:value-type="float" office:value="2413" table:style-name="ce45">
            <text:p>2,413</text:p>
          </table:table-cell>
          <table:table-cell office:value-type="float" office:value="1889" table:style-name="ce46">
            <text:p>1,8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雙溪區</text:p>
          </table:table-cell>
          <table:table-cell office:value-type="float" office:value="3643" table:style-name="ce44">
            <text:p>3,643</text:p>
          </table:table-cell>
          <table:table-cell office:value-type="float" office:value="8155" table:style-name="ce45">
            <text:p>8,155</text:p>
          </table:table-cell>
          <table:table-cell office:value-type="float" office:value="4427" table:style-name="ce45">
            <text:p>4,427</text:p>
          </table:table-cell>
          <table:table-cell office:value-type="float" office:value="3728" table:style-name="ce46">
            <text:p>3,72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貢寮區</text:p>
          </table:table-cell>
          <table:table-cell office:value-type="float" office:value="4300" table:style-name="ce44">
            <text:p>4,300</text:p>
          </table:table-cell>
          <table:table-cell office:value-type="float" office:value="11377" table:style-name="ce45">
            <text:p>11,377</text:p>
          </table:table-cell>
          <table:table-cell office:value-type="float" office:value="5811" table:style-name="ce45">
            <text:p>5,811</text:p>
          </table:table-cell>
          <table:table-cell office:value-type="float" office:value="5566" table:style-name="ce46">
            <text:p>5,5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山區</text:p>
          </table:table-cell>
          <table:table-cell office:value-type="float" office:value="7260" table:style-name="ce44">
            <text:p>7,260</text:p>
          </table:table-cell>
          <table:table-cell office:value-type="float" office:value="20668" table:style-name="ce45">
            <text:p>20,668</text:p>
          </table:table-cell>
          <table:table-cell office:value-type="float" office:value="10183" table:style-name="ce45">
            <text:p>10,183</text:p>
          </table:table-cell>
          <table:table-cell office:value-type="float" office:value="10485" table:style-name="ce46">
            <text:p>10,4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里區</text:p>
          </table:table-cell>
          <table:table-cell office:value-type="float" office:value="7497" table:style-name="ce44">
            <text:p>7,497</text:p>
          </table:table-cell>
          <table:table-cell office:value-type="float" office:value="21156" table:style-name="ce45">
            <text:p>21,156</text:p>
          </table:table-cell>
          <table:table-cell office:value-type="float" office:value="10557" table:style-name="ce45">
            <text:p>10,557</text:p>
          </table:table-cell>
          <table:table-cell office:value-type="float" office:value="10599" table:style-name="ce46">
            <text:p>10,599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※烏來區</text:p>
          </table:table-cell>
          <table:table-cell office:value-type="float" office:value="1913" table:style-name="ce49">
            <text:p>1,913</text:p>
          </table:table-cell>
          <table:table-cell office:value-type="float" office:value="6294" table:style-name="ce50">
            <text:p>6,294</text:p>
          </table:table-cell>
          <table:table-cell office:value-type="float" office:value="3083" table:style-name="ce50">
            <text:p>3,083</text:p>
          </table:table-cell>
          <table:table-cell office:value-type="float" office:value="3211" table:style-name="ce51">
            <text:p>3,211</text:p>
          </table:table-cell>
          <table:table-cell table:number-columns-repeated="16379"/>
        </table:table-row>
        <table:table-row table:style-name="ro4">
          <table:table-cell office:value-type="string" table:style-name="ce52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北市</text:p>
          </table:table-cell>
          <table:table-cell office:value-type="float" office:value="1041655" table:style-name="ce57">
            <text:p>1,041,655</text:p>
          </table:table-cell>
          <table:table-cell office:value-type="float" office:value="2464452" table:style-name="ce41">
            <text:p>2,464,452</text:p>
          </table:table-cell>
          <table:table-cell office:value-type="float" office:value="1172552" table:style-name="ce41">
            <text:p>1,172,552</text:p>
          </table:table-cell>
          <table:table-cell office:value-type="float" office:value="1291900" table:style-name="ce58">
            <text:p>1,291,9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松山區</text:p>
          </table:table-cell>
          <table:table-cell office:value-type="float" office:value="78817" table:style-name="ce59">
            <text:p>78,817</text:p>
          </table:table-cell>
          <table:table-cell office:value-type="float" office:value="187965" table:style-name="ce45">
            <text:p>187,965</text:p>
          </table:table-cell>
          <table:table-cell office:value-type="float" office:value="87876" table:style-name="ce45">
            <text:p>87,876</text:p>
          </table:table-cell>
          <table:table-cell office:value-type="float" office:value="100089" table:style-name="ce60">
            <text:p>100,08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信義區</text:p>
          </table:table-cell>
          <table:table-cell office:value-type="float" office:value="86839" table:style-name="ce59">
            <text:p>86,839</text:p>
          </table:table-cell>
          <table:table-cell office:value-type="float" office:value="201846" table:style-name="ce45">
            <text:p>201,846</text:p>
          </table:table-cell>
          <table:table-cell office:value-type="float" office:value="95939" table:style-name="ce45">
            <text:p>95,939</text:p>
          </table:table-cell>
          <table:table-cell office:value-type="float" office:value="105907" table:style-name="ce60">
            <text:p>105,90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安區</text:p>
          </table:table-cell>
          <table:table-cell office:value-type="float" office:value="117311" table:style-name="ce59">
            <text:p>117,311</text:p>
          </table:table-cell>
          <table:table-cell office:value-type="float" office:value="282337" table:style-name="ce45">
            <text:p>282,337</text:p>
          </table:table-cell>
          <table:table-cell office:value-type="float" office:value="131598" table:style-name="ce45">
            <text:p>131,598</text:p>
          </table:table-cell>
          <table:table-cell office:value-type="float" office:value="150739" table:style-name="ce60">
            <text:p>150,73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山區</text:p>
          </table:table-cell>
          <table:table-cell office:value-type="float" office:value="98265" table:style-name="ce59">
            <text:p>98,265</text:p>
          </table:table-cell>
          <table:table-cell office:value-type="float" office:value="209855" table:style-name="ce45">
            <text:p>209,855</text:p>
          </table:table-cell>
          <table:table-cell office:value-type="float" office:value="97126" table:style-name="ce45">
            <text:p>97,126</text:p>
          </table:table-cell>
          <table:table-cell office:value-type="float" office:value="112729" table:style-name="ce60">
            <text:p>112,7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正區</text:p>
          </table:table-cell>
          <table:table-cell office:value-type="float" office:value="64273" table:style-name="ce59">
            <text:p>64,273</text:p>
          </table:table-cell>
          <table:table-cell office:value-type="float" office:value="147034" table:style-name="ce45">
            <text:p>147,034</text:p>
          </table:table-cell>
          <table:table-cell office:value-type="float" office:value="69871" table:style-name="ce45">
            <text:p>69,871</text:p>
          </table:table-cell>
          <table:table-cell office:value-type="float" office:value="77163" table:style-name="ce60">
            <text:p>77,1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同區</text:p>
          </table:table-cell>
          <table:table-cell office:value-type="float" office:value="51749" table:style-name="ce59">
            <text:p>51,749</text:p>
          </table:table-cell>
          <table:table-cell office:value-type="float" office:value="118281" table:style-name="ce45">
            <text:p>118,281</text:p>
          </table:table-cell>
          <table:table-cell office:value-type="float" office:value="57133" table:style-name="ce45">
            <text:p>57,133</text:p>
          </table:table-cell>
          <table:table-cell office:value-type="float" office:value="61148" table:style-name="ce60">
            <text:p>61,1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華區</text:p>
          </table:table-cell>
          <table:table-cell office:value-type="float" office:value="77951" table:style-name="ce59">
            <text:p>77,951</text:p>
          </table:table-cell>
          <table:table-cell office:value-type="float" office:value="172855" table:style-name="ce45">
            <text:p>172,855</text:p>
          </table:table-cell>
          <table:table-cell office:value-type="float" office:value="84377" table:style-name="ce45">
            <text:p>84,377</text:p>
          </table:table-cell>
          <table:table-cell office:value-type="float" office:value="88478" table:style-name="ce60">
            <text:p>88,4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文山區</text:p>
          </table:table-cell>
          <table:table-cell office:value-type="float" office:value="106388" table:style-name="ce59">
            <text:p>106,388</text:p>
          </table:table-cell>
          <table:table-cell office:value-type="float" office:value="256262" table:style-name="ce45">
            <text:p>256,262</text:p>
          </table:table-cell>
          <table:table-cell office:value-type="float" office:value="122342" table:style-name="ce45">
            <text:p>122,342</text:p>
          </table:table-cell>
          <table:table-cell office:value-type="float" office:value="133920" table:style-name="ce60">
            <text:p>133,9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港區</text:p>
          </table:table-cell>
          <table:table-cell office:value-type="float" office:value="47541" table:style-name="ce59">
            <text:p>47,541</text:p>
          </table:table-cell>
          <table:table-cell office:value-type="float" office:value="113645" table:style-name="ce45">
            <text:p>113,645</text:p>
          </table:table-cell>
          <table:table-cell office:value-type="float" office:value="55274" table:style-name="ce45">
            <text:p>55,274</text:p>
          </table:table-cell>
          <table:table-cell office:value-type="float" office:value="58371" table:style-name="ce60">
            <text:p>58,3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湖區</text:p>
          </table:table-cell>
          <table:table-cell office:value-type="float" office:value="109226" table:style-name="ce59">
            <text:p>109,226</text:p>
          </table:table-cell>
          <table:table-cell office:value-type="float" office:value="271490" table:style-name="ce45">
            <text:p>271,490</text:p>
          </table:table-cell>
          <table:table-cell office:value-type="float" office:value="129142" table:style-name="ce45">
            <text:p>129,142</text:p>
          </table:table-cell>
          <table:table-cell office:value-type="float" office:value="142348" table:style-name="ce60">
            <text:p>142,3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士林區</text:p>
          </table:table-cell>
          <table:table-cell office:value-type="float" office:value="106096" table:style-name="ce59">
            <text:p>106,096</text:p>
          </table:table-cell>
          <table:table-cell office:value-type="float" office:value="263013" table:style-name="ce45">
            <text:p>263,013</text:p>
          </table:table-cell>
          <table:table-cell office:value-type="float" office:value="126782" table:style-name="ce45">
            <text:p>126,782</text:p>
          </table:table-cell>
          <table:table-cell office:value-type="float" office:value="136231" table:style-name="ce60">
            <text:p>136,231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北投區</text:p>
          </table:table-cell>
          <table:table-cell office:value-type="float" office:value="97199" table:style-name="ce62">
            <text:p>97,199</text:p>
          </table:table-cell>
          <table:table-cell office:value-type="float" office:value="239869" table:style-name="ce50">
            <text:p>239,869</text:p>
          </table:table-cell>
          <table:table-cell office:value-type="float" office:value="115092" table:style-name="ce50">
            <text:p>115,092</text:p>
          </table:table-cell>
          <table:table-cell office:value-type="float" office:value="124777" table:style-name="ce63">
            <text:p>124,777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桃園市</text:p>
          </table:table-cell>
          <table:table-cell office:value-type="float" office:value="866529" table:style-name="ce57">
            <text:p>866,529</text:p>
          </table:table-cell>
          <table:table-cell office:value-type="float" office:value="2264082" table:style-name="ce41">
            <text:p>2,264,082</text:p>
          </table:table-cell>
          <table:table-cell office:value-type="float" office:value="1119552" table:style-name="ce41">
            <text:p>1,119,552</text:p>
          </table:table-cell>
          <table:table-cell office:value-type="float" office:value="1144530" table:style-name="ce42">
            <text:p>1,144,530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桃園區</text:p>
          </table:table-cell>
          <table:table-cell office:value-type="float" office:value="182985" table:style-name="ce59">
            <text:p>182,985</text:p>
          </table:table-cell>
          <table:table-cell office:value-type="float" office:value="457849" table:style-name="ce45">
            <text:p>457,849</text:p>
          </table:table-cell>
          <table:table-cell office:value-type="float" office:value="220635" table:style-name="ce45">
            <text:p>220,635</text:p>
          </table:table-cell>
          <table:table-cell office:value-type="float" office:value="237214" table:style-name="ce46">
            <text:p>237,214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中壢區</text:p>
          </table:table-cell>
          <table:table-cell office:value-type="float" office:value="164842" table:style-name="ce59">
            <text:p>164,842</text:p>
          </table:table-cell>
          <table:table-cell office:value-type="float" office:value="420447" table:style-name="ce45">
            <text:p>420,447</text:p>
          </table:table-cell>
          <table:table-cell office:value-type="float" office:value="205634" table:style-name="ce45">
            <text:p>205,634</text:p>
          </table:table-cell>
          <table:table-cell office:value-type="float" office:value="214813" table:style-name="ce46">
            <text:p>214,813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溪區</text:p>
          </table:table-cell>
          <table:table-cell office:value-type="float" office:value="34506" table:style-name="ce59">
            <text:p>34,506</text:p>
          </table:table-cell>
          <table:table-cell office:value-type="float" office:value="94171" table:style-name="ce45">
            <text:p>94,171</text:p>
          </table:table-cell>
          <table:table-cell office:value-type="float" office:value="47832" table:style-name="ce45">
            <text:p>47,832</text:p>
          </table:table-cell>
          <table:table-cell office:value-type="float" office:value="46339" table:style-name="ce46">
            <text:p>46,33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楊梅區</text:p>
          </table:table-cell>
          <table:table-cell office:value-type="float" office:value="64818" table:style-name="ce59">
            <text:p>64,818</text:p>
          </table:table-cell>
          <table:table-cell office:value-type="float" office:value="176471" table:style-name="ce45">
            <text:p>176,471</text:p>
          </table:table-cell>
          <table:table-cell office:value-type="float" office:value="88310" table:style-name="ce45">
            <text:p>88,310</text:p>
          </table:table-cell>
          <table:table-cell office:value-type="float" office:value="88161" table:style-name="ce46">
            <text:p>88,161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蘆竹區</text:p>
          </table:table-cell>
          <table:table-cell office:value-type="float" office:value="61900" table:style-name="ce59">
            <text:p>61,900</text:p>
          </table:table-cell>
          <table:table-cell office:value-type="float" office:value="166018" table:style-name="ce45">
            <text:p>166,018</text:p>
          </table:table-cell>
          <table:table-cell office:value-type="float" office:value="82088" table:style-name="ce45">
            <text:p>82,088</text:p>
          </table:table-cell>
          <table:table-cell office:value-type="float" office:value="83930" table:style-name="ce46">
            <text:p>83,930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大園區</text:p>
          </table:table-cell>
          <table:table-cell office:value-type="float" office:value="32868" table:style-name="ce59">
            <text:p>32,868</text:p>
          </table:table-cell>
          <table:table-cell office:value-type="float" office:value="86747" table:style-name="ce45">
            <text:p>86,747</text:p>
          </table:table-cell>
          <table:table-cell office:value-type="float" office:value="44008" table:style-name="ce45">
            <text:p>44,008</text:p>
          </table:table-cell>
          <table:table-cell office:value-type="float" office:value="42739" table:style-name="ce46">
            <text:p>42,739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龜山區</text:p>
          </table:table-cell>
          <table:table-cell office:value-type="float" office:value="70264" table:style-name="ce59">
            <text:p>70,264</text:p>
          </table:table-cell>
          <table:table-cell office:value-type="float" office:value="168658" table:style-name="ce45">
            <text:p>168,658</text:p>
          </table:table-cell>
          <table:table-cell office:value-type="float" office:value="83616" table:style-name="ce45">
            <text:p>83,616</text:p>
          </table:table-cell>
          <table:table-cell office:value-type="float" office:value="85042" table:style-name="ce46">
            <text:p>85,04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八德區</text:p>
          </table:table-cell>
          <table:table-cell office:value-type="float" office:value="78453" table:style-name="ce59">
            <text:p>78,453</text:p>
          </table:table-cell>
          <table:table-cell office:value-type="float" office:value="209117" table:style-name="ce45">
            <text:p>209,117</text:p>
          </table:table-cell>
          <table:table-cell office:value-type="float" office:value="103682" table:style-name="ce45">
            <text:p>103,682</text:p>
          </table:table-cell>
          <table:table-cell office:value-type="float" office:value="105435" table:style-name="ce46">
            <text:p>105,435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龍潭區</text:p>
          </table:table-cell>
          <table:table-cell office:value-type="float" office:value="45213" table:style-name="ce59">
            <text:p>45,213</text:p>
          </table:table-cell>
          <table:table-cell office:value-type="float" office:value="124159" table:style-name="ce45">
            <text:p>124,159</text:p>
          </table:table-cell>
          <table:table-cell office:value-type="float" office:value="61757" table:style-name="ce45">
            <text:p>61,757</text:p>
          </table:table-cell>
          <table:table-cell office:value-type="float" office:value="62402" table:style-name="ce46">
            <text:p>62,40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平鎮區</text:p>
          </table:table-cell>
          <table:table-cell office:value-type="float" office:value="82647" table:style-name="ce59">
            <text:p>82,647</text:p>
          </table:table-cell>
          <table:table-cell office:value-type="float" office:value="227090" table:style-name="ce45">
            <text:p>227,090</text:p>
          </table:table-cell>
          <table:table-cell office:value-type="float" office:value="112228" table:style-name="ce45">
            <text:p>112,228</text:p>
          </table:table-cell>
          <table:table-cell office:value-type="float" office:value="114862" table:style-name="ce46">
            <text:p>114,862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新屋區</text:p>
          </table:table-cell>
          <table:table-cell office:value-type="float" office:value="17642" table:style-name="ce59">
            <text:p>17,642</text:p>
          </table:table-cell>
          <table:table-cell office:value-type="float" office:value="49012" table:style-name="ce45">
            <text:p>49,012</text:p>
          </table:table-cell>
          <table:table-cell office:value-type="float" office:value="25948" table:style-name="ce45">
            <text:p>25,948</text:p>
          </table:table-cell>
          <table:table-cell office:value-type="float" office:value="23064" table:style-name="ce46">
            <text:p>23,064</text:p>
          </table:table-cell>
          <table:table-cell table:style-name="ce1"/>
          <table:table-cell table:style-name="ce65"/>
          <table:table-cell table:number-columns-repeated="16377"/>
        </table:table-row>
        <table:table-row table:style-name="ro4">
          <table:table-cell office:value-type="string" table:style-name="ce47">
            <text:p>觀音區</text:p>
          </table:table-cell>
          <table:table-cell office:value-type="float" office:value="26458" table:style-name="ce59">
            <text:p>26,458</text:p>
          </table:table-cell>
          <table:table-cell office:value-type="float" office:value="71490" table:style-name="ce45">
            <text:p>71,490</text:p>
          </table:table-cell>
          <table:table-cell office:value-type="float" office:value="36980" table:style-name="ce45">
            <text:p>36,980</text:p>
          </table:table-cell>
          <table:table-cell office:value-type="float" office:value="34510" table:style-name="ce46">
            <text:p>34,510</text:p>
          </table:table-cell>
          <table:table-cell table:style-name="ce47"/>
          <table:table-cell table:style-name="ce65"/>
          <table:table-cell table:number-columns-repeated="16377"/>
        </table:table-row>
        <table:table-row table:style-name="ro4">
          <table:table-cell office:value-type="string" table:style-name="ce61">
            <text:p>※復興區</text:p>
          </table:table-cell>
          <table:table-cell office:value-type="float" office:value="3933" table:style-name="ce62">
            <text:p>3,933</text:p>
          </table:table-cell>
          <table:table-cell office:value-type="float" office:value="12853" table:style-name="ce50">
            <text:p>12,853</text:p>
          </table:table-cell>
          <table:table-cell office:value-type="float" office:value="6834" table:style-name="ce50">
            <text:p>6,834</text:p>
          </table:table-cell>
          <table:table-cell office:value-type="float" office:value="6019" table:style-name="ce51">
            <text:p>6,019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24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24"/>
          <table:table-cell table:style-name="ce66"/>
          <table:table-cell office:value-type="string" table:style-name="ce3">
            <text:p>中華民國111年06月底</text:p>
          </table:table-cell>
          <table:table-cell table:number-columns-repeated="2" table:style-name="ce6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臺中市</text:p>
          </table:table-cell>
          <table:table-cell office:value-type="float" office:value="1022349" table:style-name="ce57">
            <text:p>1,022,349</text:p>
          </table:table-cell>
          <table:table-cell office:value-type="float" office:value="2799339" table:style-name="ce41">
            <text:p>2,799,339</text:p>
          </table:table-cell>
          <table:table-cell office:value-type="float" office:value="1372483" table:style-name="ce41">
            <text:p>1,372,483</text:p>
          </table:table-cell>
          <table:table-cell office:value-type="float" office:value="1426856" table:style-name="ce58">
            <text:p>1,426,856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中　區</text:p>
          </table:table-cell>
          <table:table-cell office:value-type="float" office:value="7894" table:style-name="ce59">
            <text:p>7,894</text:p>
          </table:table-cell>
          <table:table-cell office:value-type="float" office:value="17459" table:style-name="ce45">
            <text:p>17,459</text:p>
          </table:table-cell>
          <table:table-cell office:value-type="float" office:value="8627" table:style-name="ce45">
            <text:p>8,627</text:p>
          </table:table-cell>
          <table:table-cell office:value-type="float" office:value="8832" table:style-name="ce60">
            <text:p>8,83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東　區</text:p>
          </table:table-cell>
          <table:table-cell office:value-type="float" office:value="29365" table:style-name="ce59">
            <text:p>29,365</text:p>
          </table:table-cell>
          <table:table-cell office:value-type="float" office:value="75150" table:style-name="ce45">
            <text:p>75,150</text:p>
          </table:table-cell>
          <table:table-cell office:value-type="float" office:value="37103" table:style-name="ce45">
            <text:p>37,103</text:p>
          </table:table-cell>
          <table:table-cell office:value-type="float" office:value="38047" table:style-name="ce60">
            <text:p>38,047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50591" table:style-name="ce59">
            <text:p>50,591</text:p>
          </table:table-cell>
          <table:table-cell office:value-type="float" office:value="124874" table:style-name="ce45">
            <text:p>124,874</text:p>
          </table:table-cell>
          <table:table-cell office:value-type="float" office:value="59643" table:style-name="ce45">
            <text:p>59,643</text:p>
          </table:table-cell>
          <table:table-cell office:value-type="float" office:value="65231" table:style-name="ce60">
            <text:p>65,231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6192" table:style-name="ce59">
            <text:p>46,192</text:p>
          </table:table-cell>
          <table:table-cell office:value-type="float" office:value="111725" table:style-name="ce45">
            <text:p>111,725</text:p>
          </table:table-cell>
          <table:table-cell office:value-type="float" office:value="52816" table:style-name="ce45">
            <text:p>52,816</text:p>
          </table:table-cell>
          <table:table-cell office:value-type="float" office:value="58909" table:style-name="ce60">
            <text:p>58,90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　區</text:p>
          </table:table-cell>
          <table:table-cell office:value-type="float" office:value="60586" table:style-name="ce59">
            <text:p>60,586</text:p>
          </table:table-cell>
          <table:table-cell office:value-type="float" office:value="142196" table:style-name="ce45">
            <text:p>142,196</text:p>
          </table:table-cell>
          <table:table-cell office:value-type="float" office:value="67642" table:style-name="ce45">
            <text:p>67,642</text:p>
          </table:table-cell>
          <table:table-cell office:value-type="float" office:value="74554" table:style-name="ce60">
            <text:p>74,55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屯區</text:p>
          </table:table-cell>
          <table:table-cell office:value-type="float" office:value="91589" table:style-name="ce59">
            <text:p>91,589</text:p>
          </table:table-cell>
          <table:table-cell office:value-type="float" office:value="229623" table:style-name="ce45">
            <text:p>229,623</text:p>
          </table:table-cell>
          <table:table-cell office:value-type="float" office:value="109680" table:style-name="ce45">
            <text:p>109,680</text:p>
          </table:table-cell>
          <table:table-cell office:value-type="float" office:value="119943" table:style-name="ce60">
            <text:p>119,943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屯區</text:p>
          </table:table-cell>
          <table:table-cell office:value-type="float" office:value="68438" table:style-name="ce59">
            <text:p>68,438</text:p>
          </table:table-cell>
          <table:table-cell office:value-type="float" office:value="175848" table:style-name="ce45">
            <text:p>175,848</text:p>
          </table:table-cell>
          <table:table-cell office:value-type="float" office:value="83780" table:style-name="ce45">
            <text:p>83,780</text:p>
          </table:table-cell>
          <table:table-cell office:value-type="float" office:value="92068" table:style-name="ce60">
            <text:p>92,06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北屯區</text:p>
          </table:table-cell>
          <table:table-cell office:value-type="float" office:value="112447" table:style-name="ce59">
            <text:p>112,447</text:p>
          </table:table-cell>
          <table:table-cell office:value-type="float" office:value="290785" table:style-name="ce45">
            <text:p>290,785</text:p>
          </table:table-cell>
          <table:table-cell office:value-type="float" office:value="138462" table:style-name="ce45">
            <text:p>138,462</text:p>
          </table:table-cell>
          <table:table-cell office:value-type="float" office:value="152323" table:style-name="ce60">
            <text:p>152,323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豐原區</text:p>
          </table:table-cell>
          <table:table-cell office:value-type="float" office:value="55447" table:style-name="ce59">
            <text:p>55,447</text:p>
          </table:table-cell>
          <table:table-cell office:value-type="float" office:value="163182" table:style-name="ce45">
            <text:p>163,182</text:p>
          </table:table-cell>
          <table:table-cell office:value-type="float" office:value="80236" table:style-name="ce45">
            <text:p>80,236</text:p>
          </table:table-cell>
          <table:table-cell office:value-type="float" office:value="82946" table:style-name="ce60">
            <text:p>82,94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東勢區</text:p>
          </table:table-cell>
          <table:table-cell office:value-type="float" office:value="17465" table:style-name="ce59">
            <text:p>17,465</text:p>
          </table:table-cell>
          <table:table-cell office:value-type="float" office:value="47880" table:style-name="ce45">
            <text:p>47,880</text:p>
          </table:table-cell>
          <table:table-cell office:value-type="float" office:value="24466" table:style-name="ce45">
            <text:p>24,466</text:p>
          </table:table-cell>
          <table:table-cell office:value-type="float" office:value="23414" table:style-name="ce60">
            <text:p>23,41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甲區</text:p>
          </table:table-cell>
          <table:table-cell office:value-type="float" office:value="24166" table:style-name="ce59">
            <text:p>24,166</text:p>
          </table:table-cell>
          <table:table-cell office:value-type="float" office:value="74891" table:style-name="ce45">
            <text:p>74,891</text:p>
          </table:table-cell>
          <table:table-cell office:value-type="float" office:value="37504" table:style-name="ce45">
            <text:p>37,504</text:p>
          </table:table-cell>
          <table:table-cell office:value-type="float" office:value="37387" table:style-name="ce60">
            <text:p>37,38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清水區</text:p>
          </table:table-cell>
          <table:table-cell office:value-type="float" office:value="30596" table:style-name="ce59">
            <text:p>30,596</text:p>
          </table:table-cell>
          <table:table-cell office:value-type="float" office:value="88457" table:style-name="ce45">
            <text:p>88,457</text:p>
          </table:table-cell>
          <table:table-cell office:value-type="float" office:value="45091" table:style-name="ce45">
            <text:p>45,091</text:p>
          </table:table-cell>
          <table:table-cell office:value-type="float" office:value="43366" table:style-name="ce60">
            <text:p>43,36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沙鹿區</text:p>
          </table:table-cell>
          <table:table-cell office:value-type="float" office:value="32372" table:style-name="ce59">
            <text:p>32,372</text:p>
          </table:table-cell>
          <table:table-cell office:value-type="float" office:value="96297" table:style-name="ce45">
            <text:p>96,297</text:p>
          </table:table-cell>
          <table:table-cell office:value-type="float" office:value="48382" table:style-name="ce45">
            <text:p>48,382</text:p>
          </table:table-cell>
          <table:table-cell office:value-type="float" office:value="47915" table:style-name="ce60">
            <text:p>47,91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梧棲區</text:p>
          </table:table-cell>
          <table:table-cell office:value-type="float" office:value="19695" table:style-name="ce59">
            <text:p>19,695</text:p>
          </table:table-cell>
          <table:table-cell office:value-type="float" office:value="59484" table:style-name="ce45">
            <text:p>59,484</text:p>
          </table:table-cell>
          <table:table-cell office:value-type="float" office:value="29802" table:style-name="ce45">
            <text:p>29,802</text:p>
          </table:table-cell>
          <table:table-cell office:value-type="float" office:value="29682" table:style-name="ce60">
            <text:p>29,68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后里區</text:p>
          </table:table-cell>
          <table:table-cell office:value-type="float" office:value="17032" table:style-name="ce59">
            <text:p>17,032</text:p>
          </table:table-cell>
          <table:table-cell office:value-type="float" office:value="53664" table:style-name="ce45">
            <text:p>53,664</text:p>
          </table:table-cell>
          <table:table-cell office:value-type="float" office:value="27074" table:style-name="ce45">
            <text:p>27,074</text:p>
          </table:table-cell>
          <table:table-cell office:value-type="float" office:value="26590" table:style-name="ce60">
            <text:p>26,59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神岡區</text:p>
          </table:table-cell>
          <table:table-cell office:value-type="float" office:value="20348" table:style-name="ce59">
            <text:p>20,348</text:p>
          </table:table-cell>
          <table:table-cell office:value-type="float" office:value="64434" table:style-name="ce45">
            <text:p>64,434</text:p>
          </table:table-cell>
          <table:table-cell office:value-type="float" office:value="32821" table:style-name="ce45">
            <text:p>32,821</text:p>
          </table:table-cell>
          <table:table-cell office:value-type="float" office:value="31613" table:style-name="ce60">
            <text:p>31,61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潭子區</text:p>
          </table:table-cell>
          <table:table-cell office:value-type="float" office:value="38164" table:style-name="ce59">
            <text:p>38,164</text:p>
          </table:table-cell>
          <table:table-cell office:value-type="float" office:value="108592" table:style-name="ce45">
            <text:p>108,592</text:p>
          </table:table-cell>
          <table:table-cell office:value-type="float" office:value="53428" table:style-name="ce45">
            <text:p>53,428</text:p>
          </table:table-cell>
          <table:table-cell office:value-type="float" office:value="55164" table:style-name="ce60">
            <text:p>55,16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雅區</text:p>
          </table:table-cell>
          <table:table-cell office:value-type="float" office:value="31021" table:style-name="ce59">
            <text:p>31,021</text:p>
          </table:table-cell>
          <table:table-cell office:value-type="float" office:value="95089" table:style-name="ce45">
            <text:p>95,089</text:p>
          </table:table-cell>
          <table:table-cell office:value-type="float" office:value="47214" table:style-name="ce45">
            <text:p>47,214</text:p>
          </table:table-cell>
          <table:table-cell office:value-type="float" office:value="47875" table:style-name="ce60">
            <text:p>47,87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新社區</text:p>
          </table:table-cell>
          <table:table-cell office:value-type="float" office:value="7805" table:style-name="ce59">
            <text:p>7,805</text:p>
          </table:table-cell>
          <table:table-cell office:value-type="float" office:value="23403" table:style-name="ce45">
            <text:p>23,403</text:p>
          </table:table-cell>
          <table:table-cell office:value-type="float" office:value="12073" table:style-name="ce45">
            <text:p>12,073</text:p>
          </table:table-cell>
          <table:table-cell office:value-type="float" office:value="11330" table:style-name="ce60">
            <text:p>11,33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石岡區</text:p>
          </table:table-cell>
          <table:table-cell office:value-type="float" office:value="4935" table:style-name="ce59">
            <text:p>4,935</text:p>
          </table:table-cell>
          <table:table-cell office:value-type="float" office:value="14262" table:style-name="ce45">
            <text:p>14,262</text:p>
          </table:table-cell>
          <table:table-cell office:value-type="float" office:value="7349" table:style-name="ce45">
            <text:p>7,349</text:p>
          </table:table-cell>
          <table:table-cell office:value-type="float" office:value="6913" table:style-name="ce60">
            <text:p>6,913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外埔區</text:p>
          </table:table-cell>
          <table:table-cell office:value-type="float" office:value="10006" table:style-name="ce59">
            <text:p>10,006</text:p>
          </table:table-cell>
          <table:table-cell office:value-type="float" office:value="31323" table:style-name="ce45">
            <text:p>31,323</text:p>
          </table:table-cell>
          <table:table-cell office:value-type="float" office:value="15959" table:style-name="ce45">
            <text:p>15,959</text:p>
          </table:table-cell>
          <table:table-cell office:value-type="float" office:value="15364" table:style-name="ce60">
            <text:p>15,36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安區</text:p>
          </table:table-cell>
          <table:table-cell office:value-type="float" office:value="5632" table:style-name="ce59">
            <text:p>5,632</text:p>
          </table:table-cell>
          <table:table-cell office:value-type="float" office:value="18260" table:style-name="ce45">
            <text:p>18,260</text:p>
          </table:table-cell>
          <table:table-cell office:value-type="float" office:value="9636" table:style-name="ce45">
            <text:p>9,636</text:p>
          </table:table-cell>
          <table:table-cell office:value-type="float" office:value="8624" table:style-name="ce60">
            <text:p>8,62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日區</text:p>
          </table:table-cell>
          <table:table-cell office:value-type="float" office:value="27799" table:style-name="ce59">
            <text:p>27,799</text:p>
          </table:table-cell>
          <table:table-cell office:value-type="float" office:value="77371" table:style-name="ce45">
            <text:p>77,371</text:p>
          </table:table-cell>
          <table:table-cell office:value-type="float" office:value="38616" table:style-name="ce45">
            <text:p>38,616</text:p>
          </table:table-cell>
          <table:table-cell office:value-type="float" office:value="38755" table:style-name="ce60">
            <text:p>38,75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肚區</text:p>
          </table:table-cell>
          <table:table-cell office:value-type="float" office:value="18716" table:style-name="ce59">
            <text:p>18,716</text:p>
          </table:table-cell>
          <table:table-cell office:value-type="float" office:value="56096" table:style-name="ce45">
            <text:p>56,096</text:p>
          </table:table-cell>
          <table:table-cell office:value-type="float" office:value="28542" table:style-name="ce45">
            <text:p>28,542</text:p>
          </table:table-cell>
          <table:table-cell office:value-type="float" office:value="27554" table:style-name="ce60">
            <text:p>27,554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龍井區</text:p>
          </table:table-cell>
          <table:table-cell office:value-type="float" office:value="24778" table:style-name="ce59">
            <text:p>24,778</text:p>
          </table:table-cell>
          <table:table-cell office:value-type="float" office:value="77564" table:style-name="ce45">
            <text:p>77,564</text:p>
          </table:table-cell>
          <table:table-cell office:value-type="float" office:value="38906" table:style-name="ce45">
            <text:p>38,906</text:p>
          </table:table-cell>
          <table:table-cell office:value-type="float" office:value="38658" table:style-name="ce60">
            <text:p>38,658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霧峰區</text:p>
          </table:table-cell>
          <table:table-cell office:value-type="float" office:value="21132" table:style-name="ce59">
            <text:p>21,132</text:p>
          </table:table-cell>
          <table:table-cell office:value-type="float" office:value="64148" table:style-name="ce45">
            <text:p>64,148</text:p>
          </table:table-cell>
          <table:table-cell office:value-type="float" office:value="32411" table:style-name="ce45">
            <text:p>32,411</text:p>
          </table:table-cell>
          <table:table-cell office:value-type="float" office:value="31737" table:style-name="ce60">
            <text:p>31,73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太平區</text:p>
          </table:table-cell>
          <table:table-cell office:value-type="float" office:value="69637" table:style-name="ce59">
            <text:p>69,637</text:p>
          </table:table-cell>
          <table:table-cell office:value-type="float" office:value="195198" table:style-name="ce45">
            <text:p>195,198</text:p>
          </table:table-cell>
          <table:table-cell office:value-type="float" office:value="96253" table:style-name="ce45">
            <text:p>96,253</text:p>
          </table:table-cell>
          <table:table-cell office:value-type="float" office:value="98945" table:style-name="ce60">
            <text:p>98,94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大里區</text:p>
          </table:table-cell>
          <table:table-cell office:value-type="float" office:value="73808" table:style-name="ce59">
            <text:p>73,808</text:p>
          </table:table-cell>
          <table:table-cell office:value-type="float" office:value="211148" table:style-name="ce45">
            <text:p>211,148</text:p>
          </table:table-cell>
          <table:table-cell office:value-type="float" office:value="103134" table:style-name="ce45">
            <text:p>103,134</text:p>
          </table:table-cell>
          <table:table-cell office:value-type="float" office:value="108014" table:style-name="ce60">
            <text:p>108,014</text:p>
          </table:table-cell>
          <table:table-cell table:number-columns-repeated="16379"/>
        </table:table-row>
        <table:table-row table:style-name="ro4">
          <table:table-cell office:value-type="string" table:style-name="ce72">
            <text:p>※和平區</text:p>
          </table:table-cell>
          <table:table-cell office:value-type="float" office:value="4693" table:style-name="ce62">
            <text:p>4,693</text:p>
          </table:table-cell>
          <table:table-cell office:value-type="float" office:value="10936" table:style-name="ce50">
            <text:p>10,936</text:p>
          </table:table-cell>
          <table:table-cell office:value-type="float" office:value="5833" table:style-name="ce50">
            <text:p>5,833</text:p>
          </table:table-cell>
          <table:table-cell office:value-type="float" office:value="5103" table:style-name="ce63">
            <text:p>5,103</text:p>
          </table:table-cell>
          <table:table-cell table:number-columns-repeated="16379"/>
        </table:table-row>
        <table:table-row table:number-rows-repeated="4" table:style-name="ro4">
          <table:table-cell table:style-name="ce2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53">
            <text:p>人口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臺南市</text:p>
          </table:table-cell>
          <table:table-cell office:value-type="float" office:value="711543" table:style-name="ce57">
            <text:p>711,543</text:p>
          </table:table-cell>
          <table:table-cell office:value-type="float" office:value="1850865" table:style-name="ce41">
            <text:p>1,850,865</text:p>
          </table:table-cell>
          <table:table-cell office:value-type="float" office:value="920942" table:style-name="ce41">
            <text:p>920,942</text:p>
          </table:table-cell>
          <table:table-cell office:value-type="float" office:value="929923" table:style-name="ce58">
            <text:p>929,92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營區</text:p>
          </table:table-cell>
          <table:table-cell office:value-type="float" office:value="29698" table:style-name="ce59">
            <text:p>29,698</text:p>
          </table:table-cell>
          <table:table-cell office:value-type="float" office:value="74980" table:style-name="ce45">
            <text:p>74,980</text:p>
          </table:table-cell>
          <table:table-cell office:value-type="float" office:value="36937" table:style-name="ce45">
            <text:p>36,937</text:p>
          </table:table-cell>
          <table:table-cell office:value-type="float" office:value="38043" table:style-name="ce60">
            <text:p>38,04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鹽水區</text:p>
          </table:table-cell>
          <table:table-cell office:value-type="float" office:value="10198" table:style-name="ce59">
            <text:p>10,198</text:p>
          </table:table-cell>
          <table:table-cell office:value-type="float" office:value="24541" table:style-name="ce45">
            <text:p>24,541</text:p>
          </table:table-cell>
          <table:table-cell office:value-type="float" office:value="12774" table:style-name="ce45">
            <text:p>12,774</text:p>
          </table:table-cell>
          <table:table-cell office:value-type="float" office:value="11767" table:style-name="ce60">
            <text:p>11,76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白河區</text:p>
          </table:table-cell>
          <table:table-cell office:value-type="float" office:value="10646" table:style-name="ce59">
            <text:p>10,646</text:p>
          </table:table-cell>
          <table:table-cell office:value-type="float" office:value="26441" table:style-name="ce45">
            <text:p>26,441</text:p>
          </table:table-cell>
          <table:table-cell office:value-type="float" office:value="13786" table:style-name="ce45">
            <text:p>13,786</text:p>
          </table:table-cell>
          <table:table-cell office:value-type="float" office:value="12655" table:style-name="ce60">
            <text:p>12,65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柳營區</text:p>
          </table:table-cell>
          <table:table-cell office:value-type="float" office:value="8020" table:style-name="ce59">
            <text:p>8,020</text:p>
          </table:table-cell>
          <table:table-cell office:value-type="float" office:value="20494" table:style-name="ce45">
            <text:p>20,494</text:p>
          </table:table-cell>
          <table:table-cell office:value-type="float" office:value="10669" table:style-name="ce45">
            <text:p>10,669</text:p>
          </table:table-cell>
          <table:table-cell office:value-type="float" office:value="9825" table:style-name="ce60">
            <text:p>9,82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後壁區</text:p>
          </table:table-cell>
          <table:table-cell office:value-type="float" office:value="8734" table:style-name="ce59">
            <text:p>8,734</text:p>
          </table:table-cell>
          <table:table-cell office:value-type="float" office:value="22060" table:style-name="ce45">
            <text:p>22,060</text:p>
          </table:table-cell>
          <table:table-cell office:value-type="float" office:value="11400" table:style-name="ce45">
            <text:p>11,400</text:p>
          </table:table-cell>
          <table:table-cell office:value-type="float" office:value="10660" table:style-name="ce60">
            <text:p>10,66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山區</text:p>
          </table:table-cell>
          <table:table-cell office:value-type="float" office:value="8147" table:style-name="ce59">
            <text:p>8,147</text:p>
          </table:table-cell>
          <table:table-cell office:value-type="float" office:value="19519" table:style-name="ce45">
            <text:p>19,519</text:p>
          </table:table-cell>
          <table:table-cell office:value-type="float" office:value="10425" table:style-name="ce45">
            <text:p>10,425</text:p>
          </table:table-cell>
          <table:table-cell office:value-type="float" office:value="9094" table:style-name="ce60">
            <text:p>9,09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麻豆區</text:p>
          </table:table-cell>
          <table:table-cell office:value-type="float" office:value="16173" table:style-name="ce59">
            <text:p>16,173</text:p>
          </table:table-cell>
          <table:table-cell office:value-type="float" office:value="43022" table:style-name="ce45">
            <text:p>43,022</text:p>
          </table:table-cell>
          <table:table-cell office:value-type="float" office:value="21799" table:style-name="ce45">
            <text:p>21,799</text:p>
          </table:table-cell>
          <table:table-cell office:value-type="float" office:value="21223" table:style-name="ce60">
            <text:p>21,22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下營區</text:p>
          </table:table-cell>
          <table:table-cell office:value-type="float" office:value="9352" table:style-name="ce59">
            <text:p>9,352</text:p>
          </table:table-cell>
          <table:table-cell office:value-type="float" office:value="22802" table:style-name="ce45">
            <text:p>22,802</text:p>
          </table:table-cell>
          <table:table-cell office:value-type="float" office:value="11802" table:style-name="ce45">
            <text:p>11,802</text:p>
          </table:table-cell>
          <table:table-cell office:value-type="float" office:value="11000" table:style-name="ce60">
            <text:p>11,00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六甲區</text:p>
          </table:table-cell>
          <table:table-cell office:value-type="float" office:value="8044" table:style-name="ce59">
            <text:p>8,044</text:p>
          </table:table-cell>
          <table:table-cell office:value-type="float" office:value="21361" table:style-name="ce45">
            <text:p>21,361</text:p>
          </table:table-cell>
          <table:table-cell office:value-type="float" office:value="11062" table:style-name="ce45">
            <text:p>11,062</text:p>
          </table:table-cell>
          <table:table-cell office:value-type="float" office:value="10299" table:style-name="ce60">
            <text:p>10,29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官田區</text:p>
          </table:table-cell>
          <table:table-cell office:value-type="float" office:value="8158" table:style-name="ce59">
            <text:p>8,158</text:p>
          </table:table-cell>
          <table:table-cell office:value-type="float" office:value="20896" table:style-name="ce45">
            <text:p>20,896</text:p>
          </table:table-cell>
          <table:table-cell office:value-type="float" office:value="10644" table:style-name="ce45">
            <text:p>10,644</text:p>
          </table:table-cell>
          <table:table-cell office:value-type="float" office:value="10252" table:style-name="ce60">
            <text:p>10,25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大內區</text:p>
          </table:table-cell>
          <table:table-cell office:value-type="float" office:value="3665" table:style-name="ce59">
            <text:p>3,665</text:p>
          </table:table-cell>
          <table:table-cell office:value-type="float" office:value="8924" table:style-name="ce45">
            <text:p>8,924</text:p>
          </table:table-cell>
          <table:table-cell office:value-type="float" office:value="4804" table:style-name="ce45">
            <text:p>4,804</text:p>
          </table:table-cell>
          <table:table-cell office:value-type="float" office:value="4120" table:style-name="ce60">
            <text:p>4,12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佳里區</text:p>
          </table:table-cell>
          <table:table-cell office:value-type="float" office:value="21499" table:style-name="ce59">
            <text:p>21,499</text:p>
          </table:table-cell>
          <table:table-cell office:value-type="float" office:value="58106" table:style-name="ce45">
            <text:p>58,106</text:p>
          </table:table-cell>
          <table:table-cell office:value-type="float" office:value="28680" table:style-name="ce45">
            <text:p>28,680</text:p>
          </table:table-cell>
          <table:table-cell office:value-type="float" office:value="29426" table:style-name="ce60">
            <text:p>29,42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學甲區</text:p>
          </table:table-cell>
          <table:table-cell office:value-type="float" office:value="9809" table:style-name="ce59">
            <text:p>9,809</text:p>
          </table:table-cell>
          <table:table-cell office:value-type="float" office:value="24824" table:style-name="ce45">
            <text:p>24,824</text:p>
          </table:table-cell>
          <table:table-cell office:value-type="float" office:value="12720" table:style-name="ce45">
            <text:p>12,720</text:p>
          </table:table-cell>
          <table:table-cell office:value-type="float" office:value="12104" table:style-name="ce60">
            <text:p>12,10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西港區</text:p>
          </table:table-cell>
          <table:table-cell office:value-type="float" office:value="8748" table:style-name="ce59">
            <text:p>8,748</text:p>
          </table:table-cell>
          <table:table-cell office:value-type="float" office:value="24649" table:style-name="ce45">
            <text:p>24,649</text:p>
          </table:table-cell>
          <table:table-cell office:value-type="float" office:value="12437" table:style-name="ce45">
            <text:p>12,437</text:p>
          </table:table-cell>
          <table:table-cell office:value-type="float" office:value="12212" table:style-name="ce60">
            <text:p>12,21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七股區</text:p>
          </table:table-cell>
          <table:table-cell office:value-type="float" office:value="7910" table:style-name="ce59">
            <text:p>7,910</text:p>
          </table:table-cell>
          <table:table-cell office:value-type="float" office:value="21585" table:style-name="ce45">
            <text:p>21,585</text:p>
          </table:table-cell>
          <table:table-cell office:value-type="float" office:value="11151" table:style-name="ce45">
            <text:p>11,151</text:p>
          </table:table-cell>
          <table:table-cell office:value-type="float" office:value="10434" table:style-name="ce60">
            <text:p>10,43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將軍區</text:p>
          </table:table-cell>
          <table:table-cell office:value-type="float" office:value="7132" table:style-name="ce59">
            <text:p>7,132</text:p>
          </table:table-cell>
          <table:table-cell office:value-type="float" office:value="18749" table:style-name="ce45">
            <text:p>18,749</text:p>
          </table:table-cell>
          <table:table-cell office:value-type="float" office:value="9557" table:style-name="ce45">
            <text:p>9,557</text:p>
          </table:table-cell>
          <table:table-cell office:value-type="float" office:value="9192" table:style-name="ce60">
            <text:p>9,19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門區</text:p>
          </table:table-cell>
          <table:table-cell office:value-type="float" office:value="4071" table:style-name="ce59">
            <text:p>4,071</text:p>
          </table:table-cell>
          <table:table-cell office:value-type="float" office:value="10278" table:style-name="ce45">
            <text:p>10,278</text:p>
          </table:table-cell>
          <table:table-cell office:value-type="float" office:value="5163" table:style-name="ce45">
            <text:p>5,163</text:p>
          </table:table-cell>
          <table:table-cell office:value-type="float" office:value="5115" table:style-name="ce60">
            <text:p>5,11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化區</text:p>
          </table:table-cell>
          <table:table-cell office:value-type="float" office:value="14903" table:style-name="ce59">
            <text:p>14,903</text:p>
          </table:table-cell>
          <table:table-cell office:value-type="float" office:value="42522" table:style-name="ce45">
            <text:p>42,522</text:p>
          </table:table-cell>
          <table:table-cell office:value-type="float" office:value="21582" table:style-name="ce45">
            <text:p>21,582</text:p>
          </table:table-cell>
          <table:table-cell office:value-type="float" office:value="20940" table:style-name="ce60">
            <text:p>20,94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善化區</text:p>
          </table:table-cell>
          <table:table-cell office:value-type="float" office:value="19932" table:style-name="ce59">
            <text:p>19,932</text:p>
          </table:table-cell>
          <table:table-cell office:value-type="float" office:value="51543" table:style-name="ce45">
            <text:p>51,543</text:p>
          </table:table-cell>
          <table:table-cell office:value-type="float" office:value="25922" table:style-name="ce45">
            <text:p>25,922</text:p>
          </table:table-cell>
          <table:table-cell office:value-type="float" office:value="25621" table:style-name="ce60">
            <text:p>25,62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新市區</text:p>
          </table:table-cell>
          <table:table-cell office:value-type="float" office:value="13538" table:style-name="ce59">
            <text:p>13,538</text:p>
          </table:table-cell>
          <table:table-cell office:value-type="float" office:value="37410" table:style-name="ce45">
            <text:p>37,410</text:p>
          </table:table-cell>
          <table:table-cell office:value-type="float" office:value="18815" table:style-name="ce45">
            <text:p>18,815</text:p>
          </table:table-cell>
          <table:table-cell office:value-type="float" office:value="18595" table:style-name="ce60">
            <text:p>18,59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定區</text:p>
          </table:table-cell>
          <table:table-cell office:value-type="float" office:value="10612" table:style-name="ce59">
            <text:p>10,612</text:p>
          </table:table-cell>
          <table:table-cell office:value-type="float" office:value="29961" table:style-name="ce45">
            <text:p>29,961</text:p>
          </table:table-cell>
          <table:table-cell office:value-type="float" office:value="15402" table:style-name="ce45">
            <text:p>15,402</text:p>
          </table:table-cell>
          <table:table-cell office:value-type="float" office:value="14559" table:style-name="ce60">
            <text:p>14,55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山上區</text:p>
          </table:table-cell>
          <table:table-cell office:value-type="float" office:value="2712" table:style-name="ce59">
            <text:p>2,712</text:p>
          </table:table-cell>
          <table:table-cell office:value-type="float" office:value="6978" table:style-name="ce45">
            <text:p>6,978</text:p>
          </table:table-cell>
          <table:table-cell office:value-type="float" office:value="3680" table:style-name="ce45">
            <text:p>3,680</text:p>
          </table:table-cell>
          <table:table-cell office:value-type="float" office:value="3298" table:style-name="ce60">
            <text:p>3,29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玉井區</text:p>
          </table:table-cell>
          <table:table-cell office:value-type="float" office:value="5163" table:style-name="ce59">
            <text:p>5,163</text:p>
          </table:table-cell>
          <table:table-cell office:value-type="float" office:value="13225" table:style-name="ce45">
            <text:p>13,225</text:p>
          </table:table-cell>
          <table:table-cell office:value-type="float" office:value="6842" table:style-name="ce45">
            <text:p>6,842</text:p>
          </table:table-cell>
          <table:table-cell office:value-type="float" office:value="6383" table:style-name="ce60">
            <text:p>6,38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楠西區</text:p>
          </table:table-cell>
          <table:table-cell office:value-type="float" office:value="3478" table:style-name="ce59">
            <text:p>3,478</text:p>
          </table:table-cell>
          <table:table-cell office:value-type="float" office:value="8930" table:style-name="ce45">
            <text:p>8,930</text:p>
          </table:table-cell>
          <table:table-cell office:value-type="float" office:value="4706" table:style-name="ce45">
            <text:p>4,706</text:p>
          </table:table-cell>
          <table:table-cell office:value-type="float" office:value="4224" table:style-name="ce60">
            <text:p>4,22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化區</text:p>
          </table:table-cell>
          <table:table-cell office:value-type="float" office:value="2801" table:style-name="ce59">
            <text:p>2,801</text:p>
          </table:table-cell>
          <table:table-cell office:value-type="float" office:value="8189" table:style-name="ce45">
            <text:p>8,189</text:p>
          </table:table-cell>
          <table:table-cell office:value-type="float" office:value="4413" table:style-name="ce45">
            <text:p>4,413</text:p>
          </table:table-cell>
          <table:table-cell office:value-type="float" office:value="3776" table:style-name="ce60">
            <text:p>3,77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左鎮區</text:p>
          </table:table-cell>
          <table:table-cell office:value-type="float" office:value="1880" table:style-name="ce59">
            <text:p>1,880</text:p>
          </table:table-cell>
          <table:table-cell office:value-type="float" office:value="4402" table:style-name="ce45">
            <text:p>4,402</text:p>
          </table:table-cell>
          <table:table-cell office:value-type="float" office:value="2504" table:style-name="ce45">
            <text:p>2,504</text:p>
          </table:table-cell>
          <table:table-cell office:value-type="float" office:value="1898" table:style-name="ce60">
            <text:p>1,89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仁德區</text:p>
          </table:table-cell>
          <table:table-cell office:value-type="float" office:value="29520" table:style-name="ce59">
            <text:p>29,520</text:p>
          </table:table-cell>
          <table:table-cell office:value-type="float" office:value="76409" table:style-name="ce45">
            <text:p>76,409</text:p>
          </table:table-cell>
          <table:table-cell office:value-type="float" office:value="38412" table:style-name="ce45">
            <text:p>38,412</text:p>
          </table:table-cell>
          <table:table-cell office:value-type="float" office:value="37997" table:style-name="ce60">
            <text:p>37,99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歸仁區</text:p>
          </table:table-cell>
          <table:table-cell office:value-type="float" office:value="23677" table:style-name="ce59">
            <text:p>23,677</text:p>
          </table:table-cell>
          <table:table-cell office:value-type="float" office:value="67873" table:style-name="ce45">
            <text:p>67,873</text:p>
          </table:table-cell>
          <table:table-cell office:value-type="float" office:value="34241" table:style-name="ce45">
            <text:p>34,241</text:p>
          </table:table-cell>
          <table:table-cell office:value-type="float" office:value="33632" table:style-name="ce60">
            <text:p>33,63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關廟區</text:p>
          </table:table-cell>
          <table:table-cell office:value-type="float" office:value="11655" table:style-name="ce59">
            <text:p>11,655</text:p>
          </table:table-cell>
          <table:table-cell office:value-type="float" office:value="33576" table:style-name="ce45">
            <text:p>33,576</text:p>
          </table:table-cell>
          <table:table-cell office:value-type="float" office:value="17210" table:style-name="ce45">
            <text:p>17,210</text:p>
          </table:table-cell>
          <table:table-cell office:value-type="float" office:value="16366" table:style-name="ce60">
            <text:p>16,36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龍崎區</text:p>
          </table:table-cell>
          <table:table-cell office:value-type="float" office:value="1485" table:style-name="ce59">
            <text:p>1,485</text:p>
          </table:table-cell>
          <table:table-cell office:value-type="float" office:value="3627" table:style-name="ce45">
            <text:p>3,627</text:p>
          </table:table-cell>
          <table:table-cell office:value-type="float" office:value="1966" table:style-name="ce45">
            <text:p>1,966</text:p>
          </table:table-cell>
          <table:table-cell office:value-type="float" office:value="1661" table:style-name="ce60">
            <text:p>1,66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永康區</text:p>
          </table:table-cell>
          <table:table-cell office:value-type="float" office:value="89004" table:style-name="ce59">
            <text:p>89,004</text:p>
          </table:table-cell>
          <table:table-cell office:value-type="float" office:value="233659" table:style-name="ce45">
            <text:p>233,659</text:p>
          </table:table-cell>
          <table:table-cell office:value-type="float" office:value="114567" table:style-name="ce45">
            <text:p>114,567</text:p>
          </table:table-cell>
          <table:table-cell office:value-type="float" office:value="119092" table:style-name="ce60">
            <text:p>119,09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73023" table:style-name="ce59">
            <text:p>73,023</text:p>
          </table:table-cell>
          <table:table-cell office:value-type="float" office:value="180212" table:style-name="ce45">
            <text:p>180,212</text:p>
          </table:table-cell>
          <table:table-cell office:value-type="float" office:value="85993" table:style-name="ce45">
            <text:p>85,993</text:p>
          </table:table-cell>
          <table:table-cell office:value-type="float" office:value="94219" table:style-name="ce60">
            <text:p>94,21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南 <text:s text:c="3"/>區</text:p>
          </table:table-cell>
          <table:table-cell office:value-type="float" office:value="47568" table:style-name="ce59">
            <text:p>47,568</text:p>
          </table:table-cell>
          <table:table-cell office:value-type="float" office:value="121065" table:style-name="ce45">
            <text:p>121,065</text:p>
          </table:table-cell>
          <table:table-cell office:value-type="float" office:value="59543" table:style-name="ce45">
            <text:p>59,543</text:p>
          </table:table-cell>
          <table:table-cell office:value-type="float" office:value="61522" table:style-name="ce60">
            <text:p>61,52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1601" table:style-name="ce59">
            <text:p>51,601</text:p>
          </table:table-cell>
          <table:table-cell office:value-type="float" office:value="126257" table:style-name="ce45">
            <text:p>126,257</text:p>
          </table:table-cell>
          <table:table-cell office:value-type="float" office:value="61091" table:style-name="ce45">
            <text:p>61,091</text:p>
          </table:table-cell>
          <table:table-cell office:value-type="float" office:value="65166" table:style-name="ce60">
            <text:p>65,16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南區</text:p>
          </table:table-cell>
          <table:table-cell office:value-type="float" office:value="68630" table:style-name="ce59">
            <text:p>68,630</text:p>
          </table:table-cell>
          <table:table-cell office:value-type="float" office:value="197499" table:style-name="ce45">
            <text:p>197,499</text:p>
          </table:table-cell>
          <table:table-cell office:value-type="float" office:value="99231" table:style-name="ce45">
            <text:p>99,231</text:p>
          </table:table-cell>
          <table:table-cell office:value-type="float" office:value="98268" table:style-name="ce60">
            <text:p>98,26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安平區</text:p>
          </table:table-cell>
          <table:table-cell office:value-type="float" office:value="27736" table:style-name="ce59">
            <text:p>27,736</text:p>
          </table:table-cell>
          <table:table-cell office:value-type="float" office:value="67337" table:style-name="ce45">
            <text:p>67,337</text:p>
          </table:table-cell>
          <table:table-cell office:value-type="float" office:value="31873" table:style-name="ce45">
            <text:p>31,873</text:p>
          </table:table-cell>
          <table:table-cell office:value-type="float" office:value="35464" table:style-name="ce60">
            <text:p>35,464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中西區</text:p>
          </table:table-cell>
          <table:table-cell office:value-type="float" office:value="32621" table:style-name="ce62">
            <text:p>32,621</text:p>
          </table:table-cell>
          <table:table-cell office:value-type="float" office:value="76960" table:style-name="ce50">
            <text:p>76,960</text:p>
          </table:table-cell>
          <table:table-cell office:value-type="float" office:value="37139" table:style-name="ce50">
            <text:p>37,139</text:p>
          </table:table-cell>
          <table:table-cell office:value-type="float" office:value="39821" table:style-name="ce63">
            <text:p>39,82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9734" table:style-name="ce75">
            <text:p>1,129,734</text:p>
          </table:table-cell>
          <table:table-cell office:value-type="float" office:value="2723177" table:style-name="ce41">
            <text:p>2,723,177</text:p>
          </table:table-cell>
          <table:table-cell office:value-type="float" office:value="1340996" table:style-name="ce76">
            <text:p>1,340,996</text:p>
          </table:table-cell>
          <table:table-cell office:value-type="float" office:value="1382181" table:style-name="ce77">
            <text:p>1,382,1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埕區</text:p>
          </table:table-cell>
          <table:table-cell office:value-type="float" office:value="10723" table:style-name="ce44">
            <text:p>10,723</text:p>
          </table:table-cell>
          <table:table-cell office:value-type="float" office:value="22531" table:style-name="ce45">
            <text:p>22,531</text:p>
          </table:table-cell>
          <table:table-cell office:value-type="float" office:value="11126" table:style-name="ce44">
            <text:p>11,126</text:p>
          </table:table-cell>
          <table:table-cell office:value-type="float" office:value="11405" table:style-name="ce44">
            <text:p>11,40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鼓山區</text:p>
          </table:table-cell>
          <table:table-cell office:value-type="float" office:value="60106" table:style-name="ce44">
            <text:p>60,106</text:p>
          </table:table-cell>
          <table:table-cell office:value-type="float" office:value="138832" table:style-name="ce45">
            <text:p>138,832</text:p>
          </table:table-cell>
          <table:table-cell office:value-type="float" office:value="66545" table:style-name="ce44">
            <text:p>66,545</text:p>
          </table:table-cell>
          <table:table-cell office:value-type="float" office:value="72287" table:style-name="ce44">
            <text:p>72,2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左營區</text:p>
          </table:table-cell>
          <table:table-cell office:value-type="float" office:value="81639" table:style-name="ce44">
            <text:p>81,639</text:p>
          </table:table-cell>
          <table:table-cell office:value-type="float" office:value="194400" table:style-name="ce45">
            <text:p>194,400</text:p>
          </table:table-cell>
          <table:table-cell office:value-type="float" office:value="92714" table:style-name="ce44">
            <text:p>92,714</text:p>
          </table:table-cell>
          <table:table-cell office:value-type="float" office:value="101686" table:style-name="ce44">
            <text:p>101,6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楠梓區</text:p>
          </table:table-cell>
          <table:table-cell office:value-type="float" office:value="76537" table:style-name="ce44">
            <text:p>76,537</text:p>
          </table:table-cell>
          <table:table-cell office:value-type="float" office:value="189822" table:style-name="ce45">
            <text:p>189,822</text:p>
          </table:table-cell>
          <table:table-cell office:value-type="float" office:value="92650" table:style-name="ce44">
            <text:p>92,650</text:p>
          </table:table-cell>
          <table:table-cell office:value-type="float" office:value="97172" table:style-name="ce44">
            <text:p>97,1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民區</text:p>
          </table:table-cell>
          <table:table-cell office:value-type="float" office:value="139747" table:style-name="ce44">
            <text:p>139,747</text:p>
          </table:table-cell>
          <table:table-cell office:value-type="float" office:value="329993" table:style-name="ce45">
            <text:p>329,993</text:p>
          </table:table-cell>
          <table:table-cell office:value-type="float" office:value="158708" table:style-name="ce44">
            <text:p>158,708</text:p>
          </table:table-cell>
          <table:table-cell office:value-type="float" office:value="171285" table:style-name="ce44">
            <text:p>171,28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興區</text:p>
          </table:table-cell>
          <table:table-cell office:value-type="float" office:value="23092" table:style-name="ce44">
            <text:p>23,092</text:p>
          </table:table-cell>
          <table:table-cell office:value-type="float" office:value="48608" table:style-name="ce45">
            <text:p>48,608</text:p>
          </table:table-cell>
          <table:table-cell office:value-type="float" office:value="23306" table:style-name="ce44">
            <text:p>23,306</text:p>
          </table:table-cell>
          <table:table-cell office:value-type="float" office:value="25302" table:style-name="ce44">
            <text:p>25,3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金區</text:p>
          </table:table-cell>
          <table:table-cell office:value-type="float" office:value="13348" table:style-name="ce44">
            <text:p>13,348</text:p>
          </table:table-cell>
          <table:table-cell office:value-type="float" office:value="26215" table:style-name="ce45">
            <text:p>26,215</text:p>
          </table:table-cell>
          <table:table-cell office:value-type="float" office:value="12341" table:style-name="ce44">
            <text:p>12,341</text:p>
          </table:table-cell>
          <table:table-cell office:value-type="float" office:value="13874" table:style-name="ce44">
            <text:p>13,8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苓雅區</text:p>
          </table:table-cell>
          <table:table-cell office:value-type="float" office:value="72933" table:style-name="ce44">
            <text:p>72,933</text:p>
          </table:table-cell>
          <table:table-cell office:value-type="float" office:value="162282" table:style-name="ce45">
            <text:p>162,282</text:p>
          </table:table-cell>
          <table:table-cell office:value-type="float" office:value="77449" table:style-name="ce44">
            <text:p>77,449</text:p>
          </table:table-cell>
          <table:table-cell office:value-type="float" office:value="84833" table:style-name="ce44">
            <text:p>84,8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前鎮區</text:p>
          </table:table-cell>
          <table:table-cell office:value-type="float" office:value="79407" table:style-name="ce44">
            <text:p>79,407</text:p>
          </table:table-cell>
          <table:table-cell office:value-type="float" office:value="180629" table:style-name="ce45">
            <text:p>180,629</text:p>
          </table:table-cell>
          <table:table-cell office:value-type="float" office:value="88449" table:style-name="ce44">
            <text:p>88,449</text:p>
          </table:table-cell>
          <table:table-cell office:value-type="float" office:value="92180" table:style-name="ce44">
            <text:p>92,1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津區</text:p>
          </table:table-cell>
          <table:table-cell office:value-type="float" office:value="10840" table:style-name="ce44">
            <text:p>10,840</text:p>
          </table:table-cell>
          <table:table-cell office:value-type="float" office:value="26902" table:style-name="ce45">
            <text:p>26,902</text:p>
          </table:table-cell>
          <table:table-cell office:value-type="float" office:value="13775" table:style-name="ce44">
            <text:p>13,775</text:p>
          </table:table-cell>
          <table:table-cell office:value-type="float" office:value="13127" table:style-name="ce44">
            <text:p>13,127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小港區</text:p>
          </table:table-cell>
          <table:table-cell office:value-type="float" office:value="69480" table:style-name="ce44">
            <text:p>69,480</text:p>
          </table:table-cell>
          <table:table-cell office:value-type="float" office:value="154781" table:style-name="ce45">
            <text:p>154,781</text:p>
          </table:table-cell>
          <table:table-cell office:value-type="float" office:value="76475" table:style-name="ce44">
            <text:p>76,475</text:p>
          </table:table-cell>
          <table:table-cell office:value-type="float" office:value="78306" table:style-name="ce44">
            <text:p>78,3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山區</text:p>
          </table:table-cell>
          <table:table-cell office:value-type="float" office:value="146164" table:style-name="ce44">
            <text:p>146,164</text:p>
          </table:table-cell>
          <table:table-cell office:value-type="float" office:value="355549" table:style-name="ce45">
            <text:p>355,549</text:p>
          </table:table-cell>
          <table:table-cell office:value-type="float" office:value="173252" table:style-name="ce44">
            <text:p>173,252</text:p>
          </table:table-cell>
          <table:table-cell office:value-type="float" office:value="182297" table:style-name="ce44">
            <text:p>182,2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園區</text:p>
          </table:table-cell>
          <table:table-cell office:value-type="float" office:value="27072" table:style-name="ce44">
            <text:p>27,072</text:p>
          </table:table-cell>
          <table:table-cell office:value-type="float" office:value="68525" table:style-name="ce45">
            <text:p>68,525</text:p>
          </table:table-cell>
          <table:table-cell office:value-type="float" office:value="34391" table:style-name="ce44">
            <text:p>34,391</text:p>
          </table:table-cell>
          <table:table-cell office:value-type="float" office:value="34134" table:style-name="ce44">
            <text:p>34,1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寮區</text:p>
          </table:table-cell>
          <table:table-cell office:value-type="float" office:value="43978" table:style-name="ce44">
            <text:p>43,978</text:p>
          </table:table-cell>
          <table:table-cell office:value-type="float" office:value="111419" table:style-name="ce45">
            <text:p>111,419</text:p>
          </table:table-cell>
          <table:table-cell office:value-type="float" office:value="56743" table:style-name="ce44">
            <text:p>56,743</text:p>
          </table:table-cell>
          <table:table-cell office:value-type="float" office:value="54676" table:style-name="ce44">
            <text:p>54,6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樹區</text:p>
          </table:table-cell>
          <table:table-cell office:value-type="float" office:value="14018" table:style-name="ce44">
            <text:p>14,018</text:p>
          </table:table-cell>
          <table:table-cell office:value-type="float" office:value="40828" table:style-name="ce45">
            <text:p>40,828</text:p>
          </table:table-cell>
          <table:table-cell office:value-type="float" office:value="20883" table:style-name="ce44">
            <text:p>20,883</text:p>
          </table:table-cell>
          <table:table-cell office:value-type="float" office:value="19945" table:style-name="ce44">
            <text:p>19,9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社區</text:p>
          </table:table-cell>
          <table:table-cell office:value-type="float" office:value="13435" table:style-name="ce44">
            <text:p>13,435</text:p>
          </table:table-cell>
          <table:table-cell office:value-type="float" office:value="33706" table:style-name="ce45">
            <text:p>33,706</text:p>
          </table:table-cell>
          <table:table-cell office:value-type="float" office:value="17100" table:style-name="ce44">
            <text:p>17,100</text:p>
          </table:table-cell>
          <table:table-cell office:value-type="float" office:value="16606" table:style-name="ce44">
            <text:p>16,6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仁武區</text:p>
          </table:table-cell>
          <table:table-cell office:value-type="float" office:value="38688" table:style-name="ce44">
            <text:p>38,688</text:p>
          </table:table-cell>
          <table:table-cell office:value-type="float" office:value="94313" table:style-name="ce45">
            <text:p>94,313</text:p>
          </table:table-cell>
          <table:table-cell office:value-type="float" office:value="47546" table:style-name="ce44">
            <text:p>47,546</text:p>
          </table:table-cell>
          <table:table-cell office:value-type="float" office:value="46767" table:style-name="ce44">
            <text:p>46,76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鳥松區</text:p>
          </table:table-cell>
          <table:table-cell office:value-type="float" office:value="19278" table:style-name="ce44">
            <text:p>19,278</text:p>
          </table:table-cell>
          <table:table-cell office:value-type="float" office:value="43912" table:style-name="ce45">
            <text:p>43,912</text:p>
          </table:table-cell>
          <table:table-cell office:value-type="float" office:value="22131" table:style-name="ce44">
            <text:p>22,131</text:p>
          </table:table-cell>
          <table:table-cell office:value-type="float" office:value="21781" table:style-name="ce44">
            <text:p>21,7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岡山區</text:p>
          </table:table-cell>
          <table:table-cell office:value-type="float" office:value="35652" table:style-name="ce44">
            <text:p>35,652</text:p>
          </table:table-cell>
          <table:table-cell office:value-type="float" office:value="95132" table:style-name="ce45">
            <text:p>95,132</text:p>
          </table:table-cell>
          <table:table-cell office:value-type="float" office:value="46996" table:style-name="ce44">
            <text:p>46,996</text:p>
          </table:table-cell>
          <table:table-cell office:value-type="float" office:value="48136" table:style-name="ce44">
            <text:p>48,1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橋頭區</text:p>
          </table:table-cell>
          <table:table-cell office:value-type="float" office:value="16040" table:style-name="ce44">
            <text:p>16,040</text:p>
          </table:table-cell>
          <table:table-cell office:value-type="float" office:value="40116" table:style-name="ce45">
            <text:p>40,116</text:p>
          </table:table-cell>
          <table:table-cell office:value-type="float" office:value="20080" table:style-name="ce44">
            <text:p>20,080</text:p>
          </table:table-cell>
          <table:table-cell office:value-type="float" office:value="20036" table:style-name="ce44">
            <text:p>20,03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燕巢區</text:p>
          </table:table-cell>
          <table:table-cell office:value-type="float" office:value="10843" table:style-name="ce44">
            <text:p>10,843</text:p>
          </table:table-cell>
          <table:table-cell office:value-type="float" office:value="28998" table:style-name="ce45">
            <text:p>28,998</text:p>
          </table:table-cell>
          <table:table-cell office:value-type="float" office:value="15225" table:style-name="ce44">
            <text:p>15,225</text:p>
          </table:table-cell>
          <table:table-cell office:value-type="float" office:value="13773" table:style-name="ce44">
            <text:p>13,7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寮區</text:p>
          </table:table-cell>
          <table:table-cell office:value-type="float" office:value="3077" table:style-name="ce44">
            <text:p>3,077</text:p>
          </table:table-cell>
          <table:table-cell office:value-type="float" office:value="6729" table:style-name="ce45">
            <text:p>6,729</text:p>
          </table:table-cell>
          <table:table-cell office:value-type="float" office:value="3723" table:style-name="ce44">
            <text:p>3,723</text:p>
          </table:table-cell>
          <table:table-cell office:value-type="float" office:value="3006" table:style-name="ce44">
            <text:p>3,0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阿蓮區</text:p>
          </table:table-cell>
          <table:table-cell office:value-type="float" office:value="9487" table:style-name="ce44">
            <text:p>9,487</text:p>
          </table:table-cell>
          <table:table-cell office:value-type="float" office:value="27736" table:style-name="ce45">
            <text:p>27,736</text:p>
          </table:table-cell>
          <table:table-cell office:value-type="float" office:value="13956" table:style-name="ce44">
            <text:p>13,956</text:p>
          </table:table-cell>
          <table:table-cell office:value-type="float" office:value="13780" table:style-name="ce44">
            <text:p>13,7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路竹區</text:p>
          </table:table-cell>
          <table:table-cell office:value-type="float" office:value="17433" table:style-name="ce44">
            <text:p>17,433</text:p>
          </table:table-cell>
          <table:table-cell office:value-type="float" office:value="50801" table:style-name="ce45">
            <text:p>50,801</text:p>
          </table:table-cell>
          <table:table-cell office:value-type="float" office:value="25731" table:style-name="ce44">
            <text:p>25,731</text:p>
          </table:table-cell>
          <table:table-cell office:value-type="float" office:value="25070" table:style-name="ce44">
            <text:p>25,0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內區</text:p>
          </table:table-cell>
          <table:table-cell office:value-type="float" office:value="11245" table:style-name="ce44">
            <text:p>11,245</text:p>
          </table:table-cell>
          <table:table-cell office:value-type="float" office:value="29460" table:style-name="ce45">
            <text:p>29,460</text:p>
          </table:table-cell>
          <table:table-cell office:value-type="float" office:value="14968" table:style-name="ce44">
            <text:p>14,968</text:p>
          </table:table-cell>
          <table:table-cell office:value-type="float" office:value="14492" table:style-name="ce44">
            <text:p>14,4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茄萣區</text:p>
          </table:table-cell>
          <table:table-cell office:value-type="float" office:value="10711" table:style-name="ce44">
            <text:p>10,711</text:p>
          </table:table-cell>
          <table:table-cell office:value-type="float" office:value="29596" table:style-name="ce45">
            <text:p>29,596</text:p>
          </table:table-cell>
          <table:table-cell office:value-type="float" office:value="15123" table:style-name="ce44">
            <text:p>15,123</text:p>
          </table:table-cell>
          <table:table-cell office:value-type="float" office:value="14473" table:style-name="ce44">
            <text:p>14,4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安區</text:p>
          </table:table-cell>
          <table:table-cell office:value-type="float" office:value="5798" table:style-name="ce44">
            <text:p>5,798</text:p>
          </table:table-cell>
          <table:table-cell office:value-type="float" office:value="13694" table:style-name="ce45">
            <text:p>13,694</text:p>
          </table:table-cell>
          <table:table-cell office:value-type="float" office:value="6830" table:style-name="ce44">
            <text:p>6,830</text:p>
          </table:table-cell>
          <table:table-cell office:value-type="float" office:value="6864" table:style-name="ce44">
            <text:p>6,8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彌陀區</text:p>
          </table:table-cell>
          <table:table-cell office:value-type="float" office:value="6827" table:style-name="ce44">
            <text:p>6,827</text:p>
          </table:table-cell>
          <table:table-cell office:value-type="float" office:value="18519" table:style-name="ce45">
            <text:p>18,519</text:p>
          </table:table-cell>
          <table:table-cell office:value-type="float" office:value="9446" table:style-name="ce44">
            <text:p>9,446</text:p>
          </table:table-cell>
          <table:table-cell office:value-type="float" office:value="9073" table:style-name="ce44">
            <text:p>9,0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梓官區</text:p>
          </table:table-cell>
          <table:table-cell office:value-type="float" office:value="13030" table:style-name="ce44">
            <text:p>13,030</text:p>
          </table:table-cell>
          <table:table-cell office:value-type="float" office:value="34896" table:style-name="ce45">
            <text:p>34,896</text:p>
          </table:table-cell>
          <table:table-cell office:value-type="float" office:value="17908" table:style-name="ce44">
            <text:p>17,908</text:p>
          </table:table-cell>
          <table:table-cell office:value-type="float" office:value="16988" table:style-name="ce44">
            <text:p>16,9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旗山區</text:p>
          </table:table-cell>
          <table:table-cell office:value-type="float" office:value="13680" table:style-name="ce44">
            <text:p>13,680</text:p>
          </table:table-cell>
          <table:table-cell office:value-type="float" office:value="34800" table:style-name="ce45">
            <text:p>34,800</text:p>
          </table:table-cell>
          <table:table-cell office:value-type="float" office:value="17879" table:style-name="ce44">
            <text:p>17,879</text:p>
          </table:table-cell>
          <table:table-cell office:value-type="float" office:value="16921" table:style-name="ce44">
            <text:p>16,9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美濃區</text:p>
          </table:table-cell>
          <table:table-cell office:value-type="float" office:value="14993" table:style-name="ce44">
            <text:p>14,993</text:p>
          </table:table-cell>
          <table:table-cell office:value-type="float" office:value="37557" table:style-name="ce45">
            <text:p>37,557</text:p>
          </table:table-cell>
          <table:table-cell office:value-type="float" office:value="19778" table:style-name="ce44">
            <text:p>19,778</text:p>
          </table:table-cell>
          <table:table-cell office:value-type="float" office:value="17779" table:style-name="ce44">
            <text:p>17,7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龜區</text:p>
          </table:table-cell>
          <table:table-cell office:value-type="float" office:value="5430" table:style-name="ce44">
            <text:p>5,430</text:p>
          </table:table-cell>
          <table:table-cell office:value-type="float" office:value="12010" table:style-name="ce45">
            <text:p>12,010</text:p>
          </table:table-cell>
          <table:table-cell office:value-type="float" office:value="6461" table:style-name="ce44">
            <text:p>6,461</text:p>
          </table:table-cell>
          <table:table-cell office:value-type="float" office:value="5549" table:style-name="ce44">
            <text:p>5,5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甲仙區</text:p>
          </table:table-cell>
          <table:table-cell office:value-type="float" office:value="2286" table:style-name="ce44">
            <text:p>2,286</text:p>
          </table:table-cell>
          <table:table-cell office:value-type="float" office:value="5714" table:style-name="ce45">
            <text:p>5,714</text:p>
          </table:table-cell>
          <table:table-cell office:value-type="float" office:value="3007" table:style-name="ce44">
            <text:p>3,007</text:p>
          </table:table-cell>
          <table:table-cell office:value-type="float" office:value="2707" table:style-name="ce44">
            <text:p>2,707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杉林區</text:p>
          </table:table-cell>
          <table:table-cell office:value-type="float" office:value="4734" table:style-name="ce44">
            <text:p>4,734</text:p>
          </table:table-cell>
          <table:table-cell office:value-type="float" office:value="11169" table:style-name="ce45">
            <text:p>11,169</text:p>
          </table:table-cell>
          <table:table-cell office:value-type="float" office:value="6101" table:style-name="ce44">
            <text:p>6,101</text:p>
          </table:table-cell>
          <table:table-cell office:value-type="float" office:value="5068" table:style-name="ce44">
            <text:p>5,068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內門區</text:p>
          </table:table-cell>
          <table:table-cell office:value-type="float" office:value="5121" table:style-name="ce44">
            <text:p>5,121</text:p>
          </table:table-cell>
          <table:table-cell office:value-type="float" office:value="13655" table:style-name="ce45">
            <text:p>13,655</text:p>
          </table:table-cell>
          <table:table-cell office:value-type="float" office:value="7399" table:style-name="ce44">
            <text:p>7,399</text:p>
          </table:table-cell>
          <table:table-cell office:value-type="float" office:value="6256" table:style-name="ce44">
            <text:p>6,256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茂林區</text:p>
          </table:table-cell>
          <table:table-cell office:value-type="float" office:value="625" table:style-name="ce44">
            <text:p>625</text:p>
          </table:table-cell>
          <table:table-cell office:value-type="float" office:value="1920" table:style-name="ce45">
            <text:p>1,920</text:p>
          </table:table-cell>
          <table:table-cell office:value-type="float" office:value="956" table:style-name="ce44">
            <text:p>956</text:p>
          </table:table-cell>
          <table:table-cell office:value-type="float" office:value="964" table:style-name="ce44">
            <text:p>964</text:p>
          </table:table-cell>
          <table:table-cell table:number-columns-repeated="16379"/>
        </table:table-row>
        <table:table-row table:style-name="ro8">
          <table:table-cell office:value-type="string" table:style-name="ce47">
            <text:p>※桃源區</text:p>
          </table:table-cell>
          <table:table-cell office:value-type="float" office:value="1369" table:style-name="ce44">
            <text:p>1,369</text:p>
          </table:table-cell>
          <table:table-cell office:value-type="float" office:value="4252" table:style-name="ce45">
            <text:p>4,252</text:p>
          </table:table-cell>
          <table:table-cell office:value-type="float" office:value="2220" table:style-name="ce44">
            <text:p>2,220</text:p>
          </table:table-cell>
          <table:table-cell office:value-type="float" office:value="2032" table:style-name="ce44">
            <text:p>2,032</text:p>
          </table:table-cell>
          <table:table-cell table:number-columns-repeated="16379"/>
        </table:table-row>
        <table:table-row table:style-name="ro9">
          <table:table-cell office:value-type="string" table:style-name="ce61">
            <text:p>※那瑪夏區</text:p>
          </table:table-cell>
          <table:table-cell office:value-type="float" office:value="868" table:style-name="ce49">
            <text:p>868</text:p>
          </table:table-cell>
          <table:table-cell office:value-type="float" office:value="3176" table:style-name="ce50">
            <text:p>3,176</text:p>
          </table:table-cell>
          <table:table-cell office:value-type="float" office:value="1625" table:style-name="ce49">
            <text:p>1,625</text:p>
          </table:table-cell>
          <table:table-cell office:value-type="float" office:value="1551" table:style-name="ce49">
            <text:p>1,551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 table:style-name="ce24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79"/>
        </table:table-row>
        <table:table-row table:style-name="ro4">
          <table:table-cell office:value-type="string" table:style-name="ce56">
            <text:p>宜蘭縣</text:p>
          </table:table-cell>
          <table:table-cell office:value-type="float" office:value="174726" table:style-name="ce57">
            <text:p>174,726</text:p>
          </table:table-cell>
          <table:table-cell office:value-type="float" office:value="448856" table:style-name="ce41">
            <text:p>448,856</text:p>
          </table:table-cell>
          <table:table-cell office:value-type="float" office:value="225846" table:style-name="ce41">
            <text:p>225,846</text:p>
          </table:table-cell>
          <table:table-cell office:value-type="float" office:value="223010" table:style-name="ce58">
            <text:p>223,01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宜蘭市</text:p>
          </table:table-cell>
          <table:table-cell office:value-type="float" office:value="37537" table:style-name="ce59">
            <text:p>37,537</text:p>
          </table:table-cell>
          <table:table-cell office:value-type="float" office:value="94539" table:style-name="ce45">
            <text:p>94,539</text:p>
          </table:table-cell>
          <table:table-cell office:value-type="float" office:value="46010" table:style-name="ce45">
            <text:p>46,010</text:p>
          </table:table-cell>
          <table:table-cell office:value-type="float" office:value="48529" table:style-name="ce60">
            <text:p>48,52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羅東鎮</text:p>
          </table:table-cell>
          <table:table-cell office:value-type="float" office:value="26753" table:style-name="ce59">
            <text:p>26,753</text:p>
          </table:table-cell>
          <table:table-cell office:value-type="float" office:value="70148" table:style-name="ce45">
            <text:p>70,148</text:p>
          </table:table-cell>
          <table:table-cell office:value-type="float" office:value="33104" table:style-name="ce45">
            <text:p>33,104</text:p>
          </table:table-cell>
          <table:table-cell office:value-type="float" office:value="37044" table:style-name="ce60">
            <text:p>37,0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蘇澳鎮</text:p>
          </table:table-cell>
          <table:table-cell office:value-type="float" office:value="14450" table:style-name="ce59">
            <text:p>14,450</text:p>
          </table:table-cell>
          <table:table-cell office:value-type="float" office:value="38060" table:style-name="ce45">
            <text:p>38,060</text:p>
          </table:table-cell>
          <table:table-cell office:value-type="float" office:value="19319" table:style-name="ce45">
            <text:p>19,319</text:p>
          </table:table-cell>
          <table:table-cell office:value-type="float" office:value="18741" table:style-name="ce60">
            <text:p>18,74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城鎮</text:p>
          </table:table-cell>
          <table:table-cell office:value-type="float" office:value="10562" table:style-name="ce59">
            <text:p>10,562</text:p>
          </table:table-cell>
          <table:table-cell office:value-type="float" office:value="28477" table:style-name="ce45">
            <text:p>28,477</text:p>
          </table:table-cell>
          <table:table-cell office:value-type="float" office:value="14655" table:style-name="ce45">
            <text:p>14,655</text:p>
          </table:table-cell>
          <table:table-cell office:value-type="float" office:value="13822" table:style-name="ce60">
            <text:p>13,8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礁溪鄉</text:p>
          </table:table-cell>
          <table:table-cell office:value-type="float" office:value="14551" table:style-name="ce59">
            <text:p>14,551</text:p>
          </table:table-cell>
          <table:table-cell office:value-type="float" office:value="34850" table:style-name="ce45">
            <text:p>34,850</text:p>
          </table:table-cell>
          <table:table-cell office:value-type="float" office:value="18018" table:style-name="ce45">
            <text:p>18,018</text:p>
          </table:table-cell>
          <table:table-cell office:value-type="float" office:value="16832" table:style-name="ce60">
            <text:p>16,83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壯圍鄉</text:p>
          </table:table-cell>
          <table:table-cell office:value-type="float" office:value="9348" table:style-name="ce59">
            <text:p>9,348</text:p>
          </table:table-cell>
          <table:table-cell office:value-type="float" office:value="24357" table:style-name="ce45">
            <text:p>24,357</text:p>
          </table:table-cell>
          <table:table-cell office:value-type="float" office:value="12753" table:style-name="ce45">
            <text:p>12,753</text:p>
          </table:table-cell>
          <table:table-cell office:value-type="float" office:value="11604" table:style-name="ce60">
            <text:p>11,6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員山鄉</text:p>
          </table:table-cell>
          <table:table-cell office:value-type="float" office:value="12171" table:style-name="ce59">
            <text:p>12,171</text:p>
          </table:table-cell>
          <table:table-cell office:value-type="float" office:value="31864" table:style-name="ce45">
            <text:p>31,864</text:p>
          </table:table-cell>
          <table:table-cell office:value-type="float" office:value="16785" table:style-name="ce45">
            <text:p>16,785</text:p>
          </table:table-cell>
          <table:table-cell office:value-type="float" office:value="15079" table:style-name="ce60">
            <text:p>15,0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冬山鄉</text:p>
          </table:table-cell>
          <table:table-cell office:value-type="float" office:value="20180" table:style-name="ce59">
            <text:p>20,180</text:p>
          </table:table-cell>
          <table:table-cell office:value-type="float" office:value="52727" table:style-name="ce45">
            <text:p>52,727</text:p>
          </table:table-cell>
          <table:table-cell office:value-type="float" office:value="26749" table:style-name="ce45">
            <text:p>26,749</text:p>
          </table:table-cell>
          <table:table-cell office:value-type="float" office:value="25978" table:style-name="ce60">
            <text:p>25,9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五結鄉</text:p>
          </table:table-cell>
          <table:table-cell office:value-type="float" office:value="16058" table:style-name="ce59">
            <text:p>16,058</text:p>
          </table:table-cell>
          <table:table-cell office:value-type="float" office:value="40403" table:style-name="ce45">
            <text:p>40,403</text:p>
          </table:table-cell>
          <table:table-cell office:value-type="float" office:value="20592" table:style-name="ce45">
            <text:p>20,592</text:p>
          </table:table-cell>
          <table:table-cell office:value-type="float" office:value="19811" table:style-name="ce60">
            <text:p>19,8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星鄉</text:p>
          </table:table-cell>
          <table:table-cell office:value-type="float" office:value="9067" table:style-name="ce59">
            <text:p>9,067</text:p>
          </table:table-cell>
          <table:table-cell office:value-type="float" office:value="21240" table:style-name="ce45">
            <text:p>21,240</text:p>
          </table:table-cell>
          <table:table-cell office:value-type="float" office:value="11463" table:style-name="ce45">
            <text:p>11,463</text:p>
          </table:table-cell>
          <table:table-cell office:value-type="float" office:value="9777" table:style-name="ce60">
            <text:p>9,77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大同鄉</text:p>
          </table:table-cell>
          <table:table-cell office:value-type="float" office:value="1997" table:style-name="ce59">
            <text:p>1,997</text:p>
          </table:table-cell>
          <table:table-cell office:value-type="float" office:value="6162" table:style-name="ce45">
            <text:p>6,162</text:p>
          </table:table-cell>
          <table:table-cell office:value-type="float" office:value="3306" table:style-name="ce45">
            <text:p>3,306</text:p>
          </table:table-cell>
          <table:table-cell office:value-type="float" office:value="2856" table:style-name="ce60">
            <text:p>2,856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南澳鄉</text:p>
          </table:table-cell>
          <table:table-cell office:value-type="float" office:value="2052" table:style-name="ce62">
            <text:p>2,052</text:p>
          </table:table-cell>
          <table:table-cell office:value-type="float" office:value="6029" table:style-name="ce50">
            <text:p>6,029</text:p>
          </table:table-cell>
          <table:table-cell office:value-type="float" office:value="3092" table:style-name="ce50">
            <text:p>3,092</text:p>
          </table:table-cell>
          <table:table-cell office:value-type="float" office:value="2937" table:style-name="ce63">
            <text:p>2,93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64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81"/>
          <table:table-cell office:value-type="string" table:style-name="ce3">
            <text:p>中華民國111年06月底</text:p>
          </table:table-cell>
          <table:table-cell table:number-columns-repeated="2" table:style-name="ce8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83">
            <text:p>人 <text:s text:c="7"/>口 <text:s text:c="7"/>數</text:p>
          </table:table-cell>
          <table:table-cell table:number-columns-repeated="2" table:style-name="ce8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87">
            <text:p>計</text:p>
          </table:table-cell>
          <table:table-cell office:value-type="string" table:style-name="ce88">
            <text:p>男</text:p>
          </table:table-cell>
          <table:table-cell office:value-type="string" table:style-name="ce8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新竹縣</text:p>
          </table:table-cell>
          <table:table-cell office:value-type="float" office:value="212370" table:style-name="ce57">
            <text:p>212,370</text:p>
          </table:table-cell>
          <table:table-cell office:value-type="float" office:value="576373" table:style-name="ce41">
            <text:p>576,373</text:p>
          </table:table-cell>
          <table:table-cell office:value-type="float" office:value="294052" table:style-name="ce41">
            <text:p>294,052</text:p>
          </table:table-cell>
          <table:table-cell office:value-type="float" office:value="282321" table:style-name="ce58">
            <text:p>282,32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北市</text:p>
          </table:table-cell>
          <table:table-cell office:value-type="float" office:value="78008" table:style-name="ce59">
            <text:p>78,008</text:p>
          </table:table-cell>
          <table:table-cell office:value-type="float" office:value="206910" table:style-name="ce45">
            <text:p>206,910</text:p>
          </table:table-cell>
          <table:table-cell office:value-type="float" office:value="102920" table:style-name="ce45">
            <text:p>102,920</text:p>
          </table:table-cell>
          <table:table-cell office:value-type="float" office:value="103990" table:style-name="ce60">
            <text:p>103,990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關西鎮</text:p>
          </table:table-cell>
          <table:table-cell office:value-type="float" office:value="9384" table:style-name="ce59">
            <text:p>9,384</text:p>
          </table:table-cell>
          <table:table-cell office:value-type="float" office:value="27259" table:style-name="ce91">
            <text:p>27,259</text:p>
          </table:table-cell>
          <table:table-cell office:value-type="float" office:value="14633" table:style-name="ce45">
            <text:p>14,633</text:p>
          </table:table-cell>
          <table:table-cell office:value-type="float" office:value="12626" table:style-name="ce60">
            <text:p>12,62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埔鎮</text:p>
          </table:table-cell>
          <table:table-cell office:value-type="float" office:value="11690" table:style-name="ce59">
            <text:p>11,690</text:p>
          </table:table-cell>
          <table:table-cell office:value-type="float" office:value="32886" table:style-name="ce91">
            <text:p>32,886</text:p>
          </table:table-cell>
          <table:table-cell office:value-type="float" office:value="17554" table:style-name="ce45">
            <text:p>17,554</text:p>
          </table:table-cell>
          <table:table-cell office:value-type="float" office:value="15332" table:style-name="ce60">
            <text:p>15,33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竹東鎮</text:p>
          </table:table-cell>
          <table:table-cell office:value-type="float" office:value="35880" table:style-name="ce59">
            <text:p>35,880</text:p>
          </table:table-cell>
          <table:table-cell office:value-type="float" office:value="96209" table:style-name="ce91">
            <text:p>96,209</text:p>
          </table:table-cell>
          <table:table-cell office:value-type="float" office:value="48511" table:style-name="ce45">
            <text:p>48,511</text:p>
          </table:table-cell>
          <table:table-cell office:value-type="float" office:value="47698" table:style-name="ce60">
            <text:p>47,69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湖口鄉</text:p>
          </table:table-cell>
          <table:table-cell office:value-type="float" office:value="29819" table:style-name="ce59">
            <text:p>29,819</text:p>
          </table:table-cell>
          <table:table-cell office:value-type="float" office:value="80232" table:style-name="ce91">
            <text:p>80,232</text:p>
          </table:table-cell>
          <table:table-cell office:value-type="float" office:value="40538" table:style-name="ce45">
            <text:p>40,538</text:p>
          </table:table-cell>
          <table:table-cell office:value-type="float" office:value="39694" table:style-name="ce60">
            <text:p>39,69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橫山鄉</text:p>
          </table:table-cell>
          <table:table-cell office:value-type="float" office:value="4377" table:style-name="ce59">
            <text:p>4,377</text:p>
          </table:table-cell>
          <table:table-cell office:value-type="float" office:value="12220" table:style-name="ce91">
            <text:p>12,220</text:p>
          </table:table-cell>
          <table:table-cell office:value-type="float" office:value="6636" table:style-name="ce45">
            <text:p>6,636</text:p>
          </table:table-cell>
          <table:table-cell office:value-type="float" office:value="5584" table:style-name="ce60">
            <text:p>5,58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新豐鄉</text:p>
          </table:table-cell>
          <table:table-cell office:value-type="float" office:value="20303" table:style-name="ce59">
            <text:p>20,303</text:p>
          </table:table-cell>
          <table:table-cell office:value-type="float" office:value="58320" table:style-name="ce91">
            <text:p>58,320</text:p>
          </table:table-cell>
          <table:table-cell office:value-type="float" office:value="29853" table:style-name="ce45">
            <text:p>29,853</text:p>
          </table:table-cell>
          <table:table-cell office:value-type="float" office:value="28467" table:style-name="ce60">
            <text:p>28,46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芎林鄉</text:p>
          </table:table-cell>
          <table:table-cell office:value-type="float" office:value="7091" table:style-name="ce59">
            <text:p>7,091</text:p>
          </table:table-cell>
          <table:table-cell office:value-type="float" office:value="19889" table:style-name="ce91">
            <text:p>19,889</text:p>
          </table:table-cell>
          <table:table-cell office:value-type="float" office:value="10514" table:style-name="ce45">
            <text:p>10,514</text:p>
          </table:table-cell>
          <table:table-cell office:value-type="float" office:value="9375" table:style-name="ce60">
            <text:p>9,37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寶山鄉</text:p>
          </table:table-cell>
          <table:table-cell office:value-type="float" office:value="5898" table:style-name="ce59">
            <text:p>5,898</text:p>
          </table:table-cell>
          <table:table-cell office:value-type="float" office:value="14325" table:style-name="ce91">
            <text:p>14,325</text:p>
          </table:table-cell>
          <table:table-cell office:value-type="float" office:value="7774" table:style-name="ce45">
            <text:p>7,774</text:p>
          </table:table-cell>
          <table:table-cell office:value-type="float" office:value="6551" table:style-name="ce60">
            <text:p>6,551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北埔鄉</text:p>
          </table:table-cell>
          <table:table-cell office:value-type="float" office:value="3097" table:style-name="ce59">
            <text:p>3,097</text:p>
          </table:table-cell>
          <table:table-cell office:value-type="float" office:value="8717" table:style-name="ce91">
            <text:p>8,717</text:p>
          </table:table-cell>
          <table:table-cell office:value-type="float" office:value="4778" table:style-name="ce45">
            <text:p>4,778</text:p>
          </table:table-cell>
          <table:table-cell office:value-type="float" office:value="3939" table:style-name="ce60">
            <text:p>3,93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峨眉鄉</text:p>
          </table:table-cell>
          <table:table-cell office:value-type="float" office:value="2097" table:style-name="ce59">
            <text:p>2,097</text:p>
          </table:table-cell>
          <table:table-cell office:value-type="float" office:value="5319" table:style-name="ce91">
            <text:p>5,319</text:p>
          </table:table-cell>
          <table:table-cell office:value-type="float" office:value="2924" table:style-name="ce45">
            <text:p>2,924</text:p>
          </table:table-cell>
          <table:table-cell office:value-type="float" office:value="2395" table:style-name="ce60">
            <text:p>2,39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尖石鄉</text:p>
          </table:table-cell>
          <table:table-cell office:value-type="float" office:value="2959" table:style-name="ce59">
            <text:p>2,959</text:p>
          </table:table-cell>
          <table:table-cell office:value-type="float" office:value="9533" table:style-name="ce91">
            <text:p>9,533</text:p>
          </table:table-cell>
          <table:table-cell office:value-type="float" office:value="4959" table:style-name="ce45">
            <text:p>4,959</text:p>
          </table:table-cell>
          <table:table-cell office:value-type="float" office:value="4574" table:style-name="ce60">
            <text:p>4,574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※五峰鄉</text:p>
          </table:table-cell>
          <table:table-cell office:value-type="float" office:value="1767" table:style-name="ce62">
            <text:p>1,767</text:p>
          </table:table-cell>
          <table:table-cell office:value-type="float" office:value="4554" table:style-name="ce94">
            <text:p>4,554</text:p>
          </table:table-cell>
          <table:table-cell office:value-type="float" office:value="2458" table:style-name="ce50">
            <text:p>2,458</text:p>
          </table:table-cell>
          <table:table-cell office:value-type="float" office:value="2096" table:style-name="ce63">
            <text:p>2,09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苗栗縣</text:p>
          </table:table-cell>
          <table:table-cell office:value-type="float" office:value="195947" table:style-name="ce57">
            <text:p>195,947</text:p>
          </table:table-cell>
          <table:table-cell office:value-type="float" office:value="535260" table:style-name="ce41">
            <text:p>535,260</text:p>
          </table:table-cell>
          <table:table-cell office:value-type="float" office:value="275817" table:style-name="ce41">
            <text:p>275,817</text:p>
          </table:table-cell>
          <table:table-cell office:value-type="float" office:value="259443" table:style-name="ce58">
            <text:p>259,4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苗栗市</text:p>
          </table:table-cell>
          <table:table-cell office:value-type="float" office:value="32533" table:style-name="ce59">
            <text:p>32,533</text:p>
          </table:table-cell>
          <table:table-cell office:value-type="float" office:value="86063" table:style-name="ce45">
            <text:p>86,063</text:p>
          </table:table-cell>
          <table:table-cell office:value-type="float" office:value="42824" table:style-name="ce45">
            <text:p>42,824</text:p>
          </table:table-cell>
          <table:table-cell office:value-type="float" office:value="43239" table:style-name="ce60">
            <text:p>43,239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頭份市</text:p>
          </table:table-cell>
          <table:table-cell office:value-type="float" office:value="38356" table:style-name="ce59">
            <text:p>38,356</text:p>
          </table:table-cell>
          <table:table-cell office:value-type="float" office:value="104978" table:style-name="ce45">
            <text:p>104,978</text:p>
          </table:table-cell>
          <table:table-cell office:value-type="float" office:value="52886" table:style-name="ce45">
            <text:p>52,886</text:p>
          </table:table-cell>
          <table:table-cell office:value-type="float" office:value="52092" table:style-name="ce60">
            <text:p>52,092</text:p>
          </table:table-cell>
          <table:table-cell table:number-columns-repeated="16379"/>
        </table:table-row>
        <table:table-row table:style-name="ro4">
          <table:table-cell office:value-type="string" table:style-name="ce95">
            <text:p>苑裡鎮</text:p>
          </table:table-cell>
          <table:table-cell office:value-type="float" office:value="15242" table:style-name="ce59">
            <text:p>15,242</text:p>
          </table:table-cell>
          <table:table-cell office:value-type="float" office:value="43981" table:style-name="ce45">
            <text:p>43,981</text:p>
          </table:table-cell>
          <table:table-cell office:value-type="float" office:value="22980" table:style-name="ce45">
            <text:p>22,980</text:p>
          </table:table-cell>
          <table:table-cell office:value-type="float" office:value="21001" table:style-name="ce60">
            <text:p>21,0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通霄鎮</text:p>
          </table:table-cell>
          <table:table-cell office:value-type="float" office:value="11560" table:style-name="ce59">
            <text:p>11,560</text:p>
          </table:table-cell>
          <table:table-cell office:value-type="float" office:value="32147" table:style-name="ce45">
            <text:p>32,147</text:p>
          </table:table-cell>
          <table:table-cell office:value-type="float" office:value="17013" table:style-name="ce45">
            <text:p>17,013</text:p>
          </table:table-cell>
          <table:table-cell office:value-type="float" office:value="15134" table:style-name="ce60">
            <text:p>15,13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南鎮</text:p>
          </table:table-cell>
          <table:table-cell office:value-type="float" office:value="32164" table:style-name="ce59">
            <text:p>32,164</text:p>
          </table:table-cell>
          <table:table-cell office:value-type="float" office:value="87386" table:style-name="ce45">
            <text:p>87,386</text:p>
          </table:table-cell>
          <table:table-cell office:value-type="float" office:value="44066" table:style-name="ce45">
            <text:p>44,066</text:p>
          </table:table-cell>
          <table:table-cell office:value-type="float" office:value="43320" table:style-name="ce60">
            <text:p>43,3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後龍鎮</text:p>
          </table:table-cell>
          <table:table-cell office:value-type="float" office:value="12180" table:style-name="ce59">
            <text:p>12,180</text:p>
          </table:table-cell>
          <table:table-cell office:value-type="float" office:value="34485" table:style-name="ce45">
            <text:p>34,485</text:p>
          </table:table-cell>
          <table:table-cell office:value-type="float" office:value="18226" table:style-name="ce45">
            <text:p>18,226</text:p>
          </table:table-cell>
          <table:table-cell office:value-type="float" office:value="16259" table:style-name="ce60">
            <text:p>16,2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卓蘭鎮</text:p>
          </table:table-cell>
          <table:table-cell office:value-type="float" office:value="5856" table:style-name="ce59">
            <text:p>5,856</text:p>
          </table:table-cell>
          <table:table-cell office:value-type="float" office:value="15656" table:style-name="ce45">
            <text:p>15,656</text:p>
          </table:table-cell>
          <table:table-cell office:value-type="float" office:value="8190" table:style-name="ce45">
            <text:p>8,190</text:p>
          </table:table-cell>
          <table:table-cell office:value-type="float" office:value="7466" table:style-name="ce60">
            <text:p>7,4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湖鄉</text:p>
          </table:table-cell>
          <table:table-cell office:value-type="float" office:value="5213" table:style-name="ce59">
            <text:p>5,213</text:p>
          </table:table-cell>
          <table:table-cell office:value-type="float" office:value="13321" table:style-name="ce45">
            <text:p>13,321</text:p>
          </table:table-cell>
          <table:table-cell office:value-type="float" office:value="7107" table:style-name="ce45">
            <text:p>7,107</text:p>
          </table:table-cell>
          <table:table-cell office:value-type="float" office:value="6214" table:style-name="ce60">
            <text:p>6,2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公館鄉</text:p>
          </table:table-cell>
          <table:table-cell office:value-type="float" office:value="10862" table:style-name="ce59">
            <text:p>10,862</text:p>
          </table:table-cell>
          <table:table-cell office:value-type="float" office:value="31592" table:style-name="ce45">
            <text:p>31,592</text:p>
          </table:table-cell>
          <table:table-cell office:value-type="float" office:value="16465" table:style-name="ce45">
            <text:p>16,465</text:p>
          </table:table-cell>
          <table:table-cell office:value-type="float" office:value="15127" table:style-name="ce60">
            <text:p>15,1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銅鑼鄉</text:p>
          </table:table-cell>
          <table:table-cell office:value-type="float" office:value="6099" table:style-name="ce59">
            <text:p>6,099</text:p>
          </table:table-cell>
          <table:table-cell office:value-type="float" office:value="16736" table:style-name="ce45">
            <text:p>16,736</text:p>
          </table:table-cell>
          <table:table-cell office:value-type="float" office:value="8871" table:style-name="ce45">
            <text:p>8,871</text:p>
          </table:table-cell>
          <table:table-cell office:value-type="float" office:value="7865" table:style-name="ce60">
            <text:p>7,8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庄鄉</text:p>
          </table:table-cell>
          <table:table-cell office:value-type="float" office:value="3838" table:style-name="ce59">
            <text:p>3,838</text:p>
          </table:table-cell>
          <table:table-cell office:value-type="float" office:value="9153" table:style-name="ce45">
            <text:p>9,153</text:p>
          </table:table-cell>
          <table:table-cell office:value-type="float" office:value="5052" table:style-name="ce45">
            <text:p>5,052</text:p>
          </table:table-cell>
          <table:table-cell office:value-type="float" office:value="4101" table:style-name="ce60">
            <text:p>4,10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頭屋鄉</text:p>
          </table:table-cell>
          <table:table-cell office:value-type="float" office:value="3613" table:style-name="ce59">
            <text:p>3,613</text:p>
          </table:table-cell>
          <table:table-cell office:value-type="float" office:value="10038" table:style-name="ce45">
            <text:p>10,038</text:p>
          </table:table-cell>
          <table:table-cell office:value-type="float" office:value="5326" table:style-name="ce45">
            <text:p>5,326</text:p>
          </table:table-cell>
          <table:table-cell office:value-type="float" office:value="4712" table:style-name="ce60">
            <text:p>4,7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義鄉</text:p>
          </table:table-cell>
          <table:table-cell office:value-type="float" office:value="5628" table:style-name="ce59">
            <text:p>5,628</text:p>
          </table:table-cell>
          <table:table-cell office:value-type="float" office:value="15292" table:style-name="ce45">
            <text:p>15,292</text:p>
          </table:table-cell>
          <table:table-cell office:value-type="float" office:value="8099" table:style-name="ce45">
            <text:p>8,099</text:p>
          </table:table-cell>
          <table:table-cell office:value-type="float" office:value="7193" table:style-name="ce60">
            <text:p>7,1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湖鄉</text:p>
          </table:table-cell>
          <table:table-cell office:value-type="float" office:value="2619" table:style-name="ce59">
            <text:p>2,619</text:p>
          </table:table-cell>
          <table:table-cell office:value-type="float" office:value="6516" table:style-name="ce45">
            <text:p>6,516</text:p>
          </table:table-cell>
          <table:table-cell office:value-type="float" office:value="3657" table:style-name="ce45">
            <text:p>3,657</text:p>
          </table:table-cell>
          <table:table-cell office:value-type="float" office:value="2859" table:style-name="ce60">
            <text:p>2,8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造橋鄉</text:p>
          </table:table-cell>
          <table:table-cell office:value-type="float" office:value="4140" table:style-name="ce59">
            <text:p>4,140</text:p>
          </table:table-cell>
          <table:table-cell office:value-type="float" office:value="11787" table:style-name="ce45">
            <text:p>11,787</text:p>
          </table:table-cell>
          <table:table-cell office:value-type="float" office:value="6260" table:style-name="ce45">
            <text:p>6,260</text:p>
          </table:table-cell>
          <table:table-cell office:value-type="float" office:value="5527" table:style-name="ce60">
            <text:p>5,52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三灣鄉</text:p>
          </table:table-cell>
          <table:table-cell office:value-type="float" office:value="2328" table:style-name="ce59">
            <text:p>2,328</text:p>
          </table:table-cell>
          <table:table-cell office:value-type="float" office:value="6229" table:style-name="ce45">
            <text:p>6,229</text:p>
          </table:table-cell>
          <table:table-cell office:value-type="float" office:value="3396" table:style-name="ce45">
            <text:p>3,396</text:p>
          </table:table-cell>
          <table:table-cell office:value-type="float" office:value="2833" table:style-name="ce60">
            <text:p>2,8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獅潭鄉</text:p>
          </table:table-cell>
          <table:table-cell office:value-type="float" office:value="1725" table:style-name="ce59">
            <text:p>1,725</text:p>
          </table:table-cell>
          <table:table-cell office:value-type="float" office:value="4163" table:style-name="ce45">
            <text:p>4,163</text:p>
          </table:table-cell>
          <table:table-cell office:value-type="float" office:value="2303" table:style-name="ce45">
            <text:p>2,303</text:p>
          </table:table-cell>
          <table:table-cell office:value-type="float" office:value="1860" table:style-name="ce60">
            <text:p>1,860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泰安鄉</text:p>
          </table:table-cell>
          <table:table-cell office:value-type="float" office:value="1991" table:style-name="ce62">
            <text:p>1,991</text:p>
          </table:table-cell>
          <table:table-cell office:value-type="float" office:value="5737" table:style-name="ce50">
            <text:p>5,737</text:p>
          </table:table-cell>
          <table:table-cell office:value-type="float" office:value="3096" table:style-name="ce50">
            <text:p>3,096</text:p>
          </table:table-cell>
          <table:table-cell office:value-type="float" office:value="2641" table:style-name="ce63">
            <text:p>2,641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96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56">
            <text:p>彰化縣</text:p>
          </table:table-cell>
          <table:table-cell office:value-type="float" office:value="400502" table:style-name="ce57">
            <text:p>400,502</text:p>
          </table:table-cell>
          <table:table-cell office:value-type="float" office:value="1247630" table:style-name="ce41">
            <text:p>1,247,630</text:p>
          </table:table-cell>
          <table:table-cell office:value-type="float" office:value="632942" table:style-name="ce41">
            <text:p>632,942</text:p>
          </table:table-cell>
          <table:table-cell office:value-type="float" office:value="614688" table:style-name="ce58">
            <text:p>614,6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彰化市</text:p>
          </table:table-cell>
          <table:table-cell office:value-type="float" office:value="78508" table:style-name="ce59">
            <text:p>78,508</text:p>
          </table:table-cell>
          <table:table-cell office:value-type="float" office:value="226833" table:style-name="ce45">
            <text:p>226,833</text:p>
          </table:table-cell>
          <table:table-cell office:value-type="float" office:value="111409" table:style-name="ce45">
            <text:p>111,409</text:p>
          </table:table-cell>
          <table:table-cell office:value-type="float" office:value="115424" table:style-name="ce60">
            <text:p>115,4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5">
            <text:p>員林市</text:p>
          </table:table-cell>
          <table:table-cell office:value-type="float" office:value="41354" table:style-name="ce59">
            <text:p>41,354</text:p>
          </table:table-cell>
          <table:table-cell office:value-type="float" office:value="122147" table:style-name="ce45">
            <text:p>122,147</text:p>
          </table:table-cell>
          <table:table-cell office:value-type="float" office:value="60327" table:style-name="ce45">
            <text:p>60,327</text:p>
          </table:table-cell>
          <table:table-cell office:value-type="float" office:value="61820" table:style-name="ce60">
            <text:p>61,820</text:p>
          </table:table-cell>
          <table:table-cell table:style-name="ce1"/>
          <table:table-cell table:style-name="ce97"/>
          <table:table-cell table:number-columns-repeated="16377"/>
        </table:table-row>
        <table:table-row table:style-name="ro4">
          <table:table-cell office:value-type="string" table:style-name="ce47">
            <text:p>鹿港鎮</text:p>
          </table:table-cell>
          <table:table-cell office:value-type="float" office:value="25488" table:style-name="ce59">
            <text:p>25,488</text:p>
          </table:table-cell>
          <table:table-cell office:value-type="float" office:value="85397" table:style-name="ce45">
            <text:p>85,397</text:p>
          </table:table-cell>
          <table:table-cell office:value-type="float" office:value="43241" table:style-name="ce45">
            <text:p>43,241</text:p>
          </table:table-cell>
          <table:table-cell office:value-type="float" office:value="42156" table:style-name="ce60">
            <text:p>42,15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和美鎮</text:p>
          </table:table-cell>
          <table:table-cell office:value-type="float" office:value="27723" table:style-name="ce59">
            <text:p>27,723</text:p>
          </table:table-cell>
          <table:table-cell office:value-type="float" office:value="88932" table:style-name="ce45">
            <text:p>88,932</text:p>
          </table:table-cell>
          <table:table-cell office:value-type="float" office:value="45111" table:style-name="ce45">
            <text:p>45,111</text:p>
          </table:table-cell>
          <table:table-cell office:value-type="float" office:value="43821" table:style-name="ce60">
            <text:p>43,8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北斗鎮</text:p>
          </table:table-cell>
          <table:table-cell office:value-type="float" office:value="11257" table:style-name="ce59">
            <text:p>11,257</text:p>
          </table:table-cell>
          <table:table-cell office:value-type="float" office:value="33199" table:style-name="ce45">
            <text:p>33,199</text:p>
          </table:table-cell>
          <table:table-cell office:value-type="float" office:value="16613" table:style-name="ce45">
            <text:p>16,613</text:p>
          </table:table-cell>
          <table:table-cell office:value-type="float" office:value="16586" table:style-name="ce60">
            <text:p>16,5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溪湖鎮</text:p>
          </table:table-cell>
          <table:table-cell office:value-type="float" office:value="16895" table:style-name="ce59">
            <text:p>16,895</text:p>
          </table:table-cell>
          <table:table-cell office:value-type="float" office:value="54126" table:style-name="ce45">
            <text:p>54,126</text:p>
          </table:table-cell>
          <table:table-cell office:value-type="float" office:value="27342" table:style-name="ce45">
            <text:p>27,342</text:p>
          </table:table-cell>
          <table:table-cell office:value-type="float" office:value="26784" table:style-name="ce60">
            <text:p>26,7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田中鎮</text:p>
          </table:table-cell>
          <table:table-cell office:value-type="float" office:value="13479" table:style-name="ce59">
            <text:p>13,479</text:p>
          </table:table-cell>
          <table:table-cell office:value-type="float" office:value="39786" table:style-name="ce45">
            <text:p>39,786</text:p>
          </table:table-cell>
          <table:table-cell office:value-type="float" office:value="20373" table:style-name="ce45">
            <text:p>20,373</text:p>
          </table:table-cell>
          <table:table-cell office:value-type="float" office:value="19413" table:style-name="ce60">
            <text:p>19,41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二林鎮</text:p>
          </table:table-cell>
          <table:table-cell office:value-type="float" office:value="15431" table:style-name="ce59">
            <text:p>15,431</text:p>
          </table:table-cell>
          <table:table-cell office:value-type="float" office:value="48751" table:style-name="ce45">
            <text:p>48,751</text:p>
          </table:table-cell>
          <table:table-cell office:value-type="float" office:value="24975" table:style-name="ce45">
            <text:p>24,975</text:p>
          </table:table-cell>
          <table:table-cell office:value-type="float" office:value="23776" table:style-name="ce60">
            <text:p>23,7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線西鄉</text:p>
          </table:table-cell>
          <table:table-cell office:value-type="float" office:value="4588" table:style-name="ce59">
            <text:p>4,588</text:p>
          </table:table-cell>
          <table:table-cell office:value-type="float" office:value="16358" table:style-name="ce45">
            <text:p>16,358</text:p>
          </table:table-cell>
          <table:table-cell office:value-type="float" office:value="8440" table:style-name="ce45">
            <text:p>8,440</text:p>
          </table:table-cell>
          <table:table-cell office:value-type="float" office:value="7918" table:style-name="ce60">
            <text:p>7,9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伸港鄉</text:p>
          </table:table-cell>
          <table:table-cell office:value-type="float" office:value="10829" table:style-name="ce59">
            <text:p>10,829</text:p>
          </table:table-cell>
          <table:table-cell office:value-type="float" office:value="37861" table:style-name="ce45">
            <text:p>37,861</text:p>
          </table:table-cell>
          <table:table-cell office:value-type="float" office:value="19075" table:style-name="ce45">
            <text:p>19,075</text:p>
          </table:table-cell>
          <table:table-cell office:value-type="float" office:value="18786" table:style-name="ce60">
            <text:p>18,7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福興鄉</text:p>
          </table:table-cell>
          <table:table-cell office:value-type="float" office:value="13333" table:style-name="ce59">
            <text:p>13,333</text:p>
          </table:table-cell>
          <table:table-cell office:value-type="float" office:value="45541" table:style-name="ce45">
            <text:p>45,541</text:p>
          </table:table-cell>
          <table:table-cell office:value-type="float" office:value="23746" table:style-name="ce45">
            <text:p>23,746</text:p>
          </table:table-cell>
          <table:table-cell office:value-type="float" office:value="21795" table:style-name="ce60">
            <text:p>21,79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秀水鄉</text:p>
          </table:table-cell>
          <table:table-cell office:value-type="float" office:value="11232" table:style-name="ce59">
            <text:p>11,232</text:p>
          </table:table-cell>
          <table:table-cell office:value-type="float" office:value="38354" table:style-name="ce45">
            <text:p>38,354</text:p>
          </table:table-cell>
          <table:table-cell office:value-type="float" office:value="19722" table:style-name="ce45">
            <text:p>19,722</text:p>
          </table:table-cell>
          <table:table-cell office:value-type="float" office:value="18632" table:style-name="ce60">
            <text:p>18,6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7">
            <text:p>花壇鄉</text:p>
          </table:table-cell>
          <table:table-cell office:value-type="float" office:value="14563" table:style-name="ce59">
            <text:p>14,563</text:p>
          </table:table-cell>
          <table:table-cell office:value-type="float" office:value="44406" table:style-name="ce45">
            <text:p>44,406</text:p>
          </table:table-cell>
          <table:table-cell office:value-type="float" office:value="22729" table:style-name="ce45">
            <text:p>22,729</text:p>
          </table:table-cell>
          <table:table-cell office:value-type="float" office:value="21677" table:style-name="ce60">
            <text:p>21,6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芬園鄉</text:p>
          </table:table-cell>
          <table:table-cell office:value-type="float" office:value="6834" table:style-name="ce59">
            <text:p>6,834</text:p>
          </table:table-cell>
          <table:table-cell office:value-type="float" office:value="22593" table:style-name="ce45">
            <text:p>22,593</text:p>
          </table:table-cell>
          <table:table-cell office:value-type="float" office:value="11877" table:style-name="ce45">
            <text:p>11,877</text:p>
          </table:table-cell>
          <table:table-cell office:value-type="float" office:value="10716" table:style-name="ce60">
            <text:p>10,7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村鄉</text:p>
          </table:table-cell>
          <table:table-cell office:value-type="float" office:value="12167" table:style-name="ce59">
            <text:p>12,167</text:p>
          </table:table-cell>
          <table:table-cell office:value-type="float" office:value="40079" table:style-name="ce45">
            <text:p>40,079</text:p>
          </table:table-cell>
          <table:table-cell office:value-type="float" office:value="20327" table:style-name="ce45">
            <text:p>20,327</text:p>
          </table:table-cell>
          <table:table-cell office:value-type="float" office:value="19752" table:style-name="ce60">
            <text:p>19,75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鹽鄉</text:p>
          </table:table-cell>
          <table:table-cell office:value-type="float" office:value="9375" table:style-name="ce59">
            <text:p>9,375</text:p>
          </table:table-cell>
          <table:table-cell office:value-type="float" office:value="31465" table:style-name="ce45">
            <text:p>31,465</text:p>
          </table:table-cell>
          <table:table-cell office:value-type="float" office:value="16502" table:style-name="ce45">
            <text:p>16,502</text:p>
          </table:table-cell>
          <table:table-cell office:value-type="float" office:value="14963" table:style-name="ce60">
            <text:p>14,9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心鄉</text:p>
          </table:table-cell>
          <table:table-cell office:value-type="float" office:value="11151" table:style-name="ce59">
            <text:p>11,151</text:p>
          </table:table-cell>
          <table:table-cell office:value-type="float" office:value="33877" table:style-name="ce45">
            <text:p>33,877</text:p>
          </table:table-cell>
          <table:table-cell office:value-type="float" office:value="17390" table:style-name="ce45">
            <text:p>17,390</text:p>
          </table:table-cell>
          <table:table-cell office:value-type="float" office:value="16487" table:style-name="ce60">
            <text:p>16,4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永靖鄉</text:p>
          </table:table-cell>
          <table:table-cell office:value-type="float" office:value="11203" table:style-name="ce59">
            <text:p>11,203</text:p>
          </table:table-cell>
          <table:table-cell office:value-type="float" office:value="35667" table:style-name="ce45">
            <text:p>35,667</text:p>
          </table:table-cell>
          <table:table-cell office:value-type="float" office:value="18469" table:style-name="ce45">
            <text:p>18,469</text:p>
          </table:table-cell>
          <table:table-cell office:value-type="float" office:value="17198" table:style-name="ce60">
            <text:p>17,1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社頭鄉</text:p>
          </table:table-cell>
          <table:table-cell office:value-type="float" office:value="13355" table:style-name="ce59">
            <text:p>13,355</text:p>
          </table:table-cell>
          <table:table-cell office:value-type="float" office:value="41764" table:style-name="ce45">
            <text:p>41,764</text:p>
          </table:table-cell>
          <table:table-cell office:value-type="float" office:value="21416" table:style-name="ce45">
            <text:p>21,416</text:p>
          </table:table-cell>
          <table:table-cell office:value-type="float" office:value="20348" table:style-name="ce60">
            <text:p>20,34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水鄉</text:p>
          </table:table-cell>
          <table:table-cell office:value-type="float" office:value="5301" table:style-name="ce59">
            <text:p>5,301</text:p>
          </table:table-cell>
          <table:table-cell office:value-type="float" office:value="14242" table:style-name="ce45">
            <text:p>14,242</text:p>
          </table:table-cell>
          <table:table-cell office:value-type="float" office:value="7476" table:style-name="ce45">
            <text:p>7,476</text:p>
          </table:table-cell>
          <table:table-cell office:value-type="float" office:value="6766" table:style-name="ce60">
            <text:p>6,7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田尾鄉</text:p>
          </table:table-cell>
          <table:table-cell office:value-type="float" office:value="8246" table:style-name="ce59">
            <text:p>8,246</text:p>
          </table:table-cell>
          <table:table-cell office:value-type="float" office:value="26139" table:style-name="ce45">
            <text:p>26,139</text:p>
          </table:table-cell>
          <table:table-cell office:value-type="float" office:value="13483" table:style-name="ce45">
            <text:p>13,483</text:p>
          </table:table-cell>
          <table:table-cell office:value-type="float" office:value="12656" table:style-name="ce60">
            <text:p>12,65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埤頭鄉</text:p>
          </table:table-cell>
          <table:table-cell office:value-type="float" office:value="9204" table:style-name="ce59">
            <text:p>9,204</text:p>
          </table:table-cell>
          <table:table-cell office:value-type="float" office:value="29436" table:style-name="ce45">
            <text:p>29,436</text:p>
          </table:table-cell>
          <table:table-cell office:value-type="float" office:value="15177" table:style-name="ce45">
            <text:p>15,177</text:p>
          </table:table-cell>
          <table:table-cell office:value-type="float" office:value="14259" table:style-name="ce60">
            <text:p>14,2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芳苑鄉</text:p>
          </table:table-cell>
          <table:table-cell office:value-type="float" office:value="10125" table:style-name="ce59">
            <text:p>10,125</text:p>
          </table:table-cell>
          <table:table-cell office:value-type="float" office:value="31848" table:style-name="ce45">
            <text:p>31,848</text:p>
          </table:table-cell>
          <table:table-cell office:value-type="float" office:value="16803" table:style-name="ce45">
            <text:p>16,803</text:p>
          </table:table-cell>
          <table:table-cell office:value-type="float" office:value="15045" table:style-name="ce60">
            <text:p>15,04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城鄉</text:p>
          </table:table-cell>
          <table:table-cell office:value-type="float" office:value="5140" table:style-name="ce59">
            <text:p>5,140</text:p>
          </table:table-cell>
          <table:table-cell office:value-type="float" office:value="15610" table:style-name="ce45">
            <text:p>15,610</text:p>
          </table:table-cell>
          <table:table-cell office:value-type="float" office:value="8417" table:style-name="ce45">
            <text:p>8,417</text:p>
          </table:table-cell>
          <table:table-cell office:value-type="float" office:value="7193" table:style-name="ce60">
            <text:p>7,1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塘鄉</text:p>
          </table:table-cell>
          <table:table-cell office:value-type="float" office:value="4576" table:style-name="ce59">
            <text:p>4,576</text:p>
          </table:table-cell>
          <table:table-cell office:value-type="float" office:value="14471" table:style-name="ce45">
            <text:p>14,471</text:p>
          </table:table-cell>
          <table:table-cell office:value-type="float" office:value="7547" table:style-name="ce45">
            <text:p>7,547</text:p>
          </table:table-cell>
          <table:table-cell office:value-type="float" office:value="6924" table:style-name="ce60">
            <text:p>6,924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溪州鄉</text:p>
          </table:table-cell>
          <table:table-cell office:value-type="float" office:value="9145" table:style-name="ce62">
            <text:p>9,145</text:p>
          </table:table-cell>
          <table:table-cell office:value-type="float" office:value="28748" table:style-name="ce50">
            <text:p>28,748</text:p>
          </table:table-cell>
          <table:table-cell office:value-type="float" office:value="14955" table:style-name="ce50">
            <text:p>14,955</text:p>
          </table:table-cell>
          <table:table-cell office:value-type="float" office:value="13793" table:style-name="ce63">
            <text:p>13,793</text:p>
          </table:table-cell>
          <table:table-cell table:number-columns-repeated="16379"/>
        </table:table-row>
        <table:table-row table:style-name="ro4">
          <table:table-cell table:style-name="ce30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南投縣</text:p>
          </table:table-cell>
          <table:table-cell office:value-type="float" office:value="179601" table:style-name="ce57">
            <text:p>179,601</text:p>
          </table:table-cell>
          <table:table-cell office:value-type="float" office:value="481166" table:style-name="ce41">
            <text:p>481,166</text:p>
          </table:table-cell>
          <table:table-cell office:value-type="float" office:value="245592" table:style-name="ce41">
            <text:p>245,592</text:p>
          </table:table-cell>
          <table:table-cell office:value-type="float" office:value="235574" table:style-name="ce58">
            <text:p>235,5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投市</text:p>
          </table:table-cell>
          <table:table-cell office:value-type="float" office:value="35653" table:style-name="ce59">
            <text:p>35,653</text:p>
          </table:table-cell>
          <table:table-cell office:value-type="float" office:value="97701" table:style-name="ce45">
            <text:p>97,701</text:p>
          </table:table-cell>
          <table:table-cell office:value-type="float" office:value="48721" table:style-name="ce45">
            <text:p>48,721</text:p>
          </table:table-cell>
          <table:table-cell office:value-type="float" office:value="48980" table:style-name="ce60">
            <text:p>48,9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埔里鎮</text:p>
          </table:table-cell>
          <table:table-cell office:value-type="float" office:value="29062" table:style-name="ce59">
            <text:p>29,062</text:p>
          </table:table-cell>
          <table:table-cell office:value-type="float" office:value="77495" table:style-name="ce45">
            <text:p>77,495</text:p>
          </table:table-cell>
          <table:table-cell office:value-type="float" office:value="38352" table:style-name="ce45">
            <text:p>38,352</text:p>
          </table:table-cell>
          <table:table-cell office:value-type="float" office:value="39143" table:style-name="ce60">
            <text:p>39,1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草屯鎮</text:p>
          </table:table-cell>
          <table:table-cell office:value-type="float" office:value="34341" table:style-name="ce59">
            <text:p>34,341</text:p>
          </table:table-cell>
          <table:table-cell office:value-type="float" office:value="96391" table:style-name="ce45">
            <text:p>96,391</text:p>
          </table:table-cell>
          <table:table-cell office:value-type="float" office:value="48414" table:style-name="ce45">
            <text:p>48,414</text:p>
          </table:table-cell>
          <table:table-cell office:value-type="float" office:value="47977" table:style-name="ce60">
            <text:p>47,97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山鎮</text:p>
          </table:table-cell>
          <table:table-cell office:value-type="float" office:value="20268" table:style-name="ce59">
            <text:p>20,268</text:p>
          </table:table-cell>
          <table:table-cell office:value-type="float" office:value="52106" table:style-name="ce45">
            <text:p>52,106</text:p>
          </table:table-cell>
          <table:table-cell office:value-type="float" office:value="26589" table:style-name="ce45">
            <text:p>26,589</text:p>
          </table:table-cell>
          <table:table-cell office:value-type="float" office:value="25517" table:style-name="ce60">
            <text:p>25,51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集集鎮</text:p>
          </table:table-cell>
          <table:table-cell office:value-type="float" office:value="4216" table:style-name="ce59">
            <text:p>4,216</text:p>
          </table:table-cell>
          <table:table-cell office:value-type="float" office:value="10116" table:style-name="ce45">
            <text:p>10,116</text:p>
          </table:table-cell>
          <table:table-cell office:value-type="float" office:value="5305" table:style-name="ce45">
            <text:p>5,305</text:p>
          </table:table-cell>
          <table:table-cell office:value-type="float" office:value="4811" table:style-name="ce60">
            <text:p>4,8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名間鄉</text:p>
          </table:table-cell>
          <table:table-cell office:value-type="float" office:value="12613" table:style-name="ce59">
            <text:p>12,613</text:p>
          </table:table-cell>
          <table:table-cell office:value-type="float" office:value="36427" table:style-name="ce45">
            <text:p>36,427</text:p>
          </table:table-cell>
          <table:table-cell office:value-type="float" office:value="19216" table:style-name="ce45">
            <text:p>19,216</text:p>
          </table:table-cell>
          <table:table-cell office:value-type="float" office:value="17211" table:style-name="ce60">
            <text:p>17,21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谷鄉</text:p>
          </table:table-cell>
          <table:table-cell office:value-type="float" office:value="7885" table:style-name="ce59">
            <text:p>7,885</text:p>
          </table:table-cell>
          <table:table-cell office:value-type="float" office:value="16593" table:style-name="ce45">
            <text:p>16,593</text:p>
          </table:table-cell>
          <table:table-cell office:value-type="float" office:value="8851" table:style-name="ce45">
            <text:p>8,851</text:p>
          </table:table-cell>
          <table:table-cell office:value-type="float" office:value="7742" table:style-name="ce60">
            <text:p>7,74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寮鄉</text:p>
          </table:table-cell>
          <table:table-cell office:value-type="float" office:value="5551" table:style-name="ce59">
            <text:p>5,551</text:p>
          </table:table-cell>
          <table:table-cell office:value-type="float" office:value="13965" table:style-name="ce45">
            <text:p>13,965</text:p>
          </table:table-cell>
          <table:table-cell office:value-type="float" office:value="7648" table:style-name="ce45">
            <text:p>7,648</text:p>
          </table:table-cell>
          <table:table-cell office:value-type="float" office:value="6317" table:style-name="ce60">
            <text:p>6,31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魚池鄉</text:p>
          </table:table-cell>
          <table:table-cell office:value-type="float" office:value="5696" table:style-name="ce59">
            <text:p>5,696</text:p>
          </table:table-cell>
          <table:table-cell office:value-type="float" office:value="14983" table:style-name="ce45">
            <text:p>14,983</text:p>
          </table:table-cell>
          <table:table-cell office:value-type="float" office:value="7929" table:style-name="ce45">
            <text:p>7,929</text:p>
          </table:table-cell>
          <table:table-cell office:value-type="float" office:value="7054" table:style-name="ce60">
            <text:p>7,05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國姓鄉</text:p>
          </table:table-cell>
          <table:table-cell office:value-type="float" office:value="7128" table:style-name="ce59">
            <text:p>7,128</text:p>
          </table:table-cell>
          <table:table-cell office:value-type="float" office:value="17422" table:style-name="ce45">
            <text:p>17,422</text:p>
          </table:table-cell>
          <table:table-cell office:value-type="float" office:value="9413" table:style-name="ce45">
            <text:p>9,413</text:p>
          </table:table-cell>
          <table:table-cell office:value-type="float" office:value="8009" table:style-name="ce60">
            <text:p>8,0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里鄉</text:p>
          </table:table-cell>
          <table:table-cell office:value-type="float" office:value="7053" table:style-name="ce59">
            <text:p>7,053</text:p>
          </table:table-cell>
          <table:table-cell office:value-type="float" office:value="16520" table:style-name="ce45">
            <text:p>16,520</text:p>
          </table:table-cell>
          <table:table-cell office:value-type="float" office:value="8669" table:style-name="ce45">
            <text:p>8,669</text:p>
          </table:table-cell>
          <table:table-cell office:value-type="float" office:value="7851" table:style-name="ce60">
            <text:p>7,85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信義鄉</text:p>
          </table:table-cell>
          <table:table-cell office:value-type="float" office:value="5268" table:style-name="ce59">
            <text:p>5,268</text:p>
          </table:table-cell>
          <table:table-cell office:value-type="float" office:value="15689" table:style-name="ce45">
            <text:p>15,689</text:p>
          </table:table-cell>
          <table:table-cell office:value-type="float" office:value="8383" table:style-name="ce45">
            <text:p>8,383</text:p>
          </table:table-cell>
          <table:table-cell office:value-type="float" office:value="7306" table:style-name="ce60">
            <text:p>7,306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仁愛鄉</text:p>
          </table:table-cell>
          <table:table-cell office:value-type="float" office:value="4867" table:style-name="ce62">
            <text:p>4,867</text:p>
          </table:table-cell>
          <table:table-cell office:value-type="float" office:value="15758" table:style-name="ce50">
            <text:p>15,758</text:p>
          </table:table-cell>
          <table:table-cell office:value-type="float" office:value="8102" table:style-name="ce50">
            <text:p>8,102</text:p>
          </table:table-cell>
          <table:table-cell office:value-type="float" office:value="7656" table:style-name="ce63">
            <text:p>7,65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767" table:style-name="ce57">
            <text:p>244,767</text:p>
          </table:table-cell>
          <table:table-cell office:value-type="float" office:value="665971" table:style-name="ce41">
            <text:p>665,971</text:p>
          </table:table-cell>
          <table:table-cell office:value-type="float" office:value="343955" table:style-name="ce41">
            <text:p>343,955</text:p>
          </table:table-cell>
          <table:table-cell office:value-type="float" office:value="322016" table:style-name="ce58">
            <text:p>322,0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六市</text:p>
          </table:table-cell>
          <table:table-cell office:value-type="float" office:value="39938" table:style-name="ce59">
            <text:p>39,938</text:p>
          </table:table-cell>
          <table:table-cell office:value-type="float" office:value="107599" table:style-name="ce45">
            <text:p>107,599</text:p>
          </table:table-cell>
          <table:table-cell office:value-type="float" office:value="53234" table:style-name="ce45">
            <text:p>53,234</text:p>
          </table:table-cell>
          <table:table-cell office:value-type="float" office:value="54365" table:style-name="ce60">
            <text:p>54,36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斗南鎮</text:p>
          </table:table-cell>
          <table:table-cell office:value-type="float" office:value="16269" table:style-name="ce59">
            <text:p>16,269</text:p>
          </table:table-cell>
          <table:table-cell office:value-type="float" office:value="43331" table:style-name="ce45">
            <text:p>43,331</text:p>
          </table:table-cell>
          <table:table-cell office:value-type="float" office:value="21952" table:style-name="ce45">
            <text:p>21,952</text:p>
          </table:table-cell>
          <table:table-cell office:value-type="float" office:value="21379" table:style-name="ce60">
            <text:p>21,37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虎尾鎮</text:p>
          </table:table-cell>
          <table:table-cell office:value-type="float" office:value="26237" table:style-name="ce59">
            <text:p>26,237</text:p>
          </table:table-cell>
          <table:table-cell office:value-type="float" office:value="70232" table:style-name="ce45">
            <text:p>70,232</text:p>
          </table:table-cell>
          <table:table-cell office:value-type="float" office:value="35394" table:style-name="ce45">
            <text:p>35,394</text:p>
          </table:table-cell>
          <table:table-cell office:value-type="float" office:value="34838" table:style-name="ce60">
            <text:p>34,83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螺鎮</text:p>
          </table:table-cell>
          <table:table-cell office:value-type="float" office:value="15144" table:style-name="ce59">
            <text:p>15,144</text:p>
          </table:table-cell>
          <table:table-cell office:value-type="float" office:value="44773" table:style-name="ce45">
            <text:p>44,773</text:p>
          </table:table-cell>
          <table:table-cell office:value-type="float" office:value="22471" table:style-name="ce45">
            <text:p>22,471</text:p>
          </table:table-cell>
          <table:table-cell office:value-type="float" office:value="22302" table:style-name="ce60">
            <text:p>22,3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土庫鎮</text:p>
          </table:table-cell>
          <table:table-cell office:value-type="float" office:value="9598" table:style-name="ce59">
            <text:p>9,598</text:p>
          </table:table-cell>
          <table:table-cell office:value-type="float" office:value="27765" table:style-name="ce45">
            <text:p>27,765</text:p>
          </table:table-cell>
          <table:table-cell office:value-type="float" office:value="14485" table:style-name="ce45">
            <text:p>14,485</text:p>
          </table:table-cell>
          <table:table-cell office:value-type="float" office:value="13280" table:style-name="ce60">
            <text:p>13,2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港鎮</text:p>
          </table:table-cell>
          <table:table-cell office:value-type="float" office:value="16007" table:style-name="ce59">
            <text:p>16,007</text:p>
          </table:table-cell>
          <table:table-cell office:value-type="float" office:value="38063" table:style-name="ce45">
            <text:p>38,063</text:p>
          </table:table-cell>
          <table:table-cell office:value-type="float" office:value="19647" table:style-name="ce45">
            <text:p>19,647</text:p>
          </table:table-cell>
          <table:table-cell office:value-type="float" office:value="18416" table:style-name="ce60">
            <text:p>18,41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古坑鄉</text:p>
          </table:table-cell>
          <table:table-cell office:value-type="float" office:value="11344" table:style-name="ce59">
            <text:p>11,344</text:p>
          </table:table-cell>
          <table:table-cell office:value-type="float" office:value="30254" table:style-name="ce45">
            <text:p>30,254</text:p>
          </table:table-cell>
          <table:table-cell office:value-type="float" office:value="15886" table:style-name="ce45">
            <text:p>15,886</text:p>
          </table:table-cell>
          <table:table-cell office:value-type="float" office:value="14368" table:style-name="ce60">
            <text:p>14,3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埤鄉</text:p>
          </table:table-cell>
          <table:table-cell office:value-type="float" office:value="6666" table:style-name="ce59">
            <text:p>6,666</text:p>
          </table:table-cell>
          <table:table-cell office:value-type="float" office:value="18290" table:style-name="ce45">
            <text:p>18,290</text:p>
          </table:table-cell>
          <table:table-cell office:value-type="float" office:value="9710" table:style-name="ce45">
            <text:p>9,710</text:p>
          </table:table-cell>
          <table:table-cell office:value-type="float" office:value="8580" table:style-name="ce60">
            <text:p>8,58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莿桐鄉</text:p>
          </table:table-cell>
          <table:table-cell office:value-type="float" office:value="9446" table:style-name="ce59">
            <text:p>9,446</text:p>
          </table:table-cell>
          <table:table-cell office:value-type="float" office:value="27683" table:style-name="ce45">
            <text:p>27,683</text:p>
          </table:table-cell>
          <table:table-cell office:value-type="float" office:value="14430" table:style-name="ce45">
            <text:p>14,430</text:p>
          </table:table-cell>
          <table:table-cell office:value-type="float" office:value="13253" table:style-name="ce60">
            <text:p>13,25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內鄉</text:p>
          </table:table-cell>
          <table:table-cell office:value-type="float" office:value="6053" table:style-name="ce59">
            <text:p>6,053</text:p>
          </table:table-cell>
          <table:table-cell office:value-type="float" office:value="17142" table:style-name="ce45">
            <text:p>17,142</text:p>
          </table:table-cell>
          <table:table-cell office:value-type="float" office:value="8982" table:style-name="ce45">
            <text:p>8,982</text:p>
          </table:table-cell>
          <table:table-cell office:value-type="float" office:value="8160" table:style-name="ce60">
            <text:p>8,16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二崙鄉</text:p>
          </table:table-cell>
          <table:table-cell office:value-type="float" office:value="8948" table:style-name="ce59">
            <text:p>8,948</text:p>
          </table:table-cell>
          <table:table-cell office:value-type="float" office:value="25367" table:style-name="ce45">
            <text:p>25,367</text:p>
          </table:table-cell>
          <table:table-cell office:value-type="float" office:value="13553" table:style-name="ce45">
            <text:p>13,553</text:p>
          </table:table-cell>
          <table:table-cell office:value-type="float" office:value="11814" table:style-name="ce60">
            <text:p>11,8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崙背鄉</text:p>
          </table:table-cell>
          <table:table-cell office:value-type="float" office:value="8643" table:style-name="ce59">
            <text:p>8,643</text:p>
          </table:table-cell>
          <table:table-cell office:value-type="float" office:value="23299" table:style-name="ce45">
            <text:p>23,299</text:p>
          </table:table-cell>
          <table:table-cell office:value-type="float" office:value="12300" table:style-name="ce45">
            <text:p>12,300</text:p>
          </table:table-cell>
          <table:table-cell office:value-type="float" office:value="10999" table:style-name="ce60">
            <text:p>10,99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麥寮鄉</text:p>
          </table:table-cell>
          <table:table-cell office:value-type="float" office:value="15390" table:style-name="ce59">
            <text:p>15,390</text:p>
          </table:table-cell>
          <table:table-cell office:value-type="float" office:value="48765" table:style-name="ce45">
            <text:p>48,765</text:p>
          </table:table-cell>
          <table:table-cell office:value-type="float" office:value="24175" table:style-name="ce45">
            <text:p>24,175</text:p>
          </table:table-cell>
          <table:table-cell office:value-type="float" office:value="24590" table:style-name="ce60">
            <text:p>24,59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勢鄉</text:p>
          </table:table-cell>
          <table:table-cell office:value-type="float" office:value="5746" table:style-name="ce59">
            <text:p>5,746</text:p>
          </table:table-cell>
          <table:table-cell office:value-type="float" office:value="13803" table:style-name="ce45">
            <text:p>13,803</text:p>
          </table:table-cell>
          <table:table-cell office:value-type="float" office:value="7635" table:style-name="ce45">
            <text:p>7,635</text:p>
          </table:table-cell>
          <table:table-cell office:value-type="float" office:value="6168" table:style-name="ce60">
            <text:p>6,16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褒忠鄉</text:p>
          </table:table-cell>
          <table:table-cell office:value-type="float" office:value="4440" table:style-name="ce59">
            <text:p>4,440</text:p>
          </table:table-cell>
          <table:table-cell office:value-type="float" office:value="12235" table:style-name="ce45">
            <text:p>12,235</text:p>
          </table:table-cell>
          <table:table-cell office:value-type="float" office:value="6554" table:style-name="ce45">
            <text:p>6,554</text:p>
          </table:table-cell>
          <table:table-cell office:value-type="float" office:value="5681" table:style-name="ce60">
            <text:p>5,68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西鄉</text:p>
          </table:table-cell>
          <table:table-cell office:value-type="float" office:value="8472" table:style-name="ce59">
            <text:p>8,472</text:p>
          </table:table-cell>
          <table:table-cell office:value-type="float" office:value="22337" table:style-name="ce45">
            <text:p>22,337</text:p>
          </table:table-cell>
          <table:table-cell office:value-type="float" office:value="11951" table:style-name="ce45">
            <text:p>11,951</text:p>
          </table:table-cell>
          <table:table-cell office:value-type="float" office:value="10386" table:style-name="ce60">
            <text:p>10,3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元長鄉</text:p>
          </table:table-cell>
          <table:table-cell office:value-type="float" office:value="9048" table:style-name="ce59">
            <text:p>9,048</text:p>
          </table:table-cell>
          <table:table-cell office:value-type="float" office:value="23898" table:style-name="ce45">
            <text:p>23,898</text:p>
          </table:table-cell>
          <table:table-cell office:value-type="float" office:value="13084" table:style-name="ce45">
            <text:p>13,084</text:p>
          </table:table-cell>
          <table:table-cell office:value-type="float" office:value="10814" table:style-name="ce60">
            <text:p>10,81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四湖鄉</text:p>
          </table:table-cell>
          <table:table-cell office:value-type="float" office:value="8569" table:style-name="ce59">
            <text:p>8,569</text:p>
          </table:table-cell>
          <table:table-cell office:value-type="float" office:value="21781" table:style-name="ce45">
            <text:p>21,781</text:p>
          </table:table-cell>
          <table:table-cell office:value-type="float" office:value="11883" table:style-name="ce45">
            <text:p>11,883</text:p>
          </table:table-cell>
          <table:table-cell office:value-type="float" office:value="9898" table:style-name="ce60">
            <text:p>9,8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口湖鄉</text:p>
          </table:table-cell>
          <table:table-cell office:value-type="float" office:value="9278" table:style-name="ce59">
            <text:p>9,278</text:p>
          </table:table-cell>
          <table:table-cell office:value-type="float" office:value="25837" table:style-name="ce45">
            <text:p>25,837</text:p>
          </table:table-cell>
          <table:table-cell office:value-type="float" office:value="13769" table:style-name="ce45">
            <text:p>13,769</text:p>
          </table:table-cell>
          <table:table-cell office:value-type="float" office:value="12068" table:style-name="ce60">
            <text:p>12,068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水林鄉</text:p>
          </table:table-cell>
          <table:table-cell office:value-type="float" office:value="9531" table:style-name="ce62">
            <text:p>9,531</text:p>
          </table:table-cell>
          <table:table-cell office:value-type="float" office:value="23517" table:style-name="ce50">
            <text:p>23,517</text:p>
          </table:table-cell>
          <table:table-cell office:value-type="float" office:value="12860" table:style-name="ce50">
            <text:p>12,860</text:p>
          </table:table-cell>
          <table:table-cell office:value-type="float" office:value="10657" table:style-name="ce63">
            <text:p>10,65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嘉義縣</text:p>
          </table:table-cell>
          <table:table-cell office:value-type="float" office:value="185092" table:style-name="ce57">
            <text:p>185,092</text:p>
          </table:table-cell>
          <table:table-cell office:value-type="float" office:value="490007" table:style-name="ce41">
            <text:p>490,007</text:p>
          </table:table-cell>
          <table:table-cell office:value-type="float" office:value="254007" table:style-name="ce41">
            <text:p>254,007</text:p>
          </table:table-cell>
          <table:table-cell office:value-type="float" office:value="236000" table:style-name="ce58">
            <text:p>236,0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保市</text:p>
          </table:table-cell>
          <table:table-cell office:value-type="float" office:value="13952" table:style-name="ce59">
            <text:p>13,952</text:p>
          </table:table-cell>
          <table:table-cell office:value-type="float" office:value="38712" table:style-name="ce45">
            <text:p>38,712</text:p>
          </table:table-cell>
          <table:table-cell office:value-type="float" office:value="19655" table:style-name="ce45">
            <text:p>19,655</text:p>
          </table:table-cell>
          <table:table-cell office:value-type="float" office:value="19057" table:style-name="ce60">
            <text:p>19,0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朴子市</text:p>
          </table:table-cell>
          <table:table-cell office:value-type="float" office:value="15965" table:style-name="ce59">
            <text:p>15,965</text:p>
          </table:table-cell>
          <table:table-cell office:value-type="float" office:value="40996" table:style-name="ce45">
            <text:p>40,996</text:p>
          </table:table-cell>
          <table:table-cell office:value-type="float" office:value="20652" table:style-name="ce45">
            <text:p>20,652</text:p>
          </table:table-cell>
          <table:table-cell office:value-type="float" office:value="20344" table:style-name="ce60">
            <text:p>20,34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布袋鎮</text:p>
          </table:table-cell>
          <table:table-cell office:value-type="float" office:value="9738" table:style-name="ce59">
            <text:p>9,738</text:p>
          </table:table-cell>
          <table:table-cell office:value-type="float" office:value="25224" table:style-name="ce45">
            <text:p>25,224</text:p>
          </table:table-cell>
          <table:table-cell office:value-type="float" office:value="12822" table:style-name="ce45">
            <text:p>12,822</text:p>
          </table:table-cell>
          <table:table-cell office:value-type="float" office:value="12402" table:style-name="ce60">
            <text:p>12,4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林鎮</text:p>
          </table:table-cell>
          <table:table-cell office:value-type="float" office:value="11500" table:style-name="ce59">
            <text:p>11,500</text:p>
          </table:table-cell>
          <table:table-cell office:value-type="float" office:value="29888" table:style-name="ce45">
            <text:p>29,888</text:p>
          </table:table-cell>
          <table:table-cell office:value-type="float" office:value="15151" table:style-name="ce45">
            <text:p>15,151</text:p>
          </table:table-cell>
          <table:table-cell office:value-type="float" office:value="14737" table:style-name="ce60">
            <text:p>14,7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民雄鄉</text:p>
          </table:table-cell>
          <table:table-cell office:value-type="float" office:value="26026" table:style-name="ce59">
            <text:p>26,026</text:p>
          </table:table-cell>
          <table:table-cell office:value-type="float" office:value="70304" table:style-name="ce45">
            <text:p>70,304</text:p>
          </table:table-cell>
          <table:table-cell office:value-type="float" office:value="35858" table:style-name="ce45">
            <text:p>35,858</text:p>
          </table:table-cell>
          <table:table-cell office:value-type="float" office:value="34446" table:style-name="ce60">
            <text:p>34,4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溪口鄉</text:p>
          </table:table-cell>
          <table:table-cell office:value-type="float" office:value="5247" table:style-name="ce59">
            <text:p>5,247</text:p>
          </table:table-cell>
          <table:table-cell office:value-type="float" office:value="13618" table:style-name="ce45">
            <text:p>13,618</text:p>
          </table:table-cell>
          <table:table-cell office:value-type="float" office:value="7272" table:style-name="ce45">
            <text:p>7,272</text:p>
          </table:table-cell>
          <table:table-cell office:value-type="float" office:value="6346" table:style-name="ce60">
            <text:p>6,3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港鄉</text:p>
          </table:table-cell>
          <table:table-cell office:value-type="float" office:value="10851" table:style-name="ce59">
            <text:p>10,851</text:p>
          </table:table-cell>
          <table:table-cell office:value-type="float" office:value="30501" table:style-name="ce45">
            <text:p>30,501</text:p>
          </table:table-cell>
          <table:table-cell office:value-type="float" office:value="16119" table:style-name="ce45">
            <text:p>16,119</text:p>
          </table:table-cell>
          <table:table-cell office:value-type="float" office:value="14382" table:style-name="ce60">
            <text:p>14,38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六腳鄉</text:p>
          </table:table-cell>
          <table:table-cell office:value-type="float" office:value="8669" table:style-name="ce59">
            <text:p>8,669</text:p>
          </table:table-cell>
          <table:table-cell office:value-type="float" office:value="21473" table:style-name="ce45">
            <text:p>21,473</text:p>
          </table:table-cell>
          <table:table-cell office:value-type="float" office:value="11410" table:style-name="ce45">
            <text:p>11,410</text:p>
          </table:table-cell>
          <table:table-cell office:value-type="float" office:value="10063" table:style-name="ce60">
            <text:p>10,0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石鄉</text:p>
          </table:table-cell>
          <table:table-cell office:value-type="float" office:value="9030" table:style-name="ce59">
            <text:p>9,030</text:p>
          </table:table-cell>
          <table:table-cell office:value-type="float" office:value="23322" table:style-name="ce45">
            <text:p>23,322</text:p>
          </table:table-cell>
          <table:table-cell office:value-type="float" office:value="12325" table:style-name="ce45">
            <text:p>12,325</text:p>
          </table:table-cell>
          <table:table-cell office:value-type="float" office:value="10997" table:style-name="ce60">
            <text:p>10,99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義竹鄉</text:p>
          </table:table-cell>
          <table:table-cell office:value-type="float" office:value="7140" table:style-name="ce59">
            <text:p>7,140</text:p>
          </table:table-cell>
          <table:table-cell office:value-type="float" office:value="17098" table:style-name="ce45">
            <text:p>17,098</text:p>
          </table:table-cell>
          <table:table-cell office:value-type="float" office:value="8928" table:style-name="ce45">
            <text:p>8,928</text:p>
          </table:table-cell>
          <table:table-cell office:value-type="float" office:value="8170" table:style-name="ce60">
            <text:p>8,17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草鄉</text:p>
          </table:table-cell>
          <table:table-cell office:value-type="float" office:value="5754" table:style-name="ce59">
            <text:p>5,754</text:p>
          </table:table-cell>
          <table:table-cell office:value-type="float" office:value="14560" table:style-name="ce45">
            <text:p>14,560</text:p>
          </table:table-cell>
          <table:table-cell office:value-type="float" office:value="7838" table:style-name="ce45">
            <text:p>7,838</text:p>
          </table:table-cell>
          <table:table-cell office:value-type="float" office:value="6722" table:style-name="ce60">
            <text:p>6,7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水上鄉</text:p>
          </table:table-cell>
          <table:table-cell office:value-type="float" office:value="18600" table:style-name="ce59">
            <text:p>18,600</text:p>
          </table:table-cell>
          <table:table-cell office:value-type="float" office:value="48106" table:style-name="ce45">
            <text:p>48,106</text:p>
          </table:table-cell>
          <table:table-cell office:value-type="float" office:value="24884" table:style-name="ce45">
            <text:p>24,884</text:p>
          </table:table-cell>
          <table:table-cell office:value-type="float" office:value="23222" table:style-name="ce60">
            <text:p>23,2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中埔鄉</text:p>
          </table:table-cell>
          <table:table-cell office:value-type="float" office:value="16151" table:style-name="ce59">
            <text:p>16,151</text:p>
          </table:table-cell>
          <table:table-cell office:value-type="float" office:value="43238" table:style-name="ce45">
            <text:p>43,238</text:p>
          </table:table-cell>
          <table:table-cell office:value-type="float" office:value="22392" table:style-name="ce45">
            <text:p>22,392</text:p>
          </table:table-cell>
          <table:table-cell office:value-type="float" office:value="20846" table:style-name="ce60">
            <text:p>20,84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崎鄉</text:p>
          </table:table-cell>
          <table:table-cell office:value-type="float" office:value="11691" table:style-name="ce59">
            <text:p>11,691</text:p>
          </table:table-cell>
          <table:table-cell office:value-type="float" office:value="33885" table:style-name="ce45">
            <text:p>33,885</text:p>
          </table:table-cell>
          <table:table-cell office:value-type="float" office:value="18038" table:style-name="ce45">
            <text:p>18,038</text:p>
          </table:table-cell>
          <table:table-cell office:value-type="float" office:value="15847" table:style-name="ce60">
            <text:p>15,8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梅山鄉</text:p>
          </table:table-cell>
          <table:table-cell office:value-type="float" office:value="6728" table:style-name="ce59">
            <text:p>6,728</text:p>
          </table:table-cell>
          <table:table-cell office:value-type="float" office:value="18156" table:style-name="ce45">
            <text:p>18,156</text:p>
          </table:table-cell>
          <table:table-cell office:value-type="float" office:value="9656" table:style-name="ce45">
            <text:p>9,656</text:p>
          </table:table-cell>
          <table:table-cell office:value-type="float" office:value="8500" table:style-name="ce60">
            <text:p>8,5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番路鄉</text:p>
          </table:table-cell>
          <table:table-cell office:value-type="float" office:value="4241" table:style-name="ce59">
            <text:p>4,241</text:p>
          </table:table-cell>
          <table:table-cell office:value-type="float" office:value="11028" table:style-name="ce45">
            <text:p>11,028</text:p>
          </table:table-cell>
          <table:table-cell office:value-type="float" office:value="5916" table:style-name="ce45">
            <text:p>5,916</text:p>
          </table:table-cell>
          <table:table-cell office:value-type="float" office:value="5112" table:style-name="ce60">
            <text:p>5,11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埔鄉</text:p>
          </table:table-cell>
          <table:table-cell office:value-type="float" office:value="1936" table:style-name="ce59">
            <text:p>1,936</text:p>
          </table:table-cell>
          <table:table-cell office:value-type="float" office:value="4499" table:style-name="ce45">
            <text:p>4,499</text:p>
          </table:table-cell>
          <table:table-cell office:value-type="float" office:value="2274" table:style-name="ce45">
            <text:p>2,274</text:p>
          </table:table-cell>
          <table:table-cell office:value-type="float" office:value="2225" table:style-name="ce60">
            <text:p>2,225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阿里山鄉</text:p>
          </table:table-cell>
          <table:table-cell office:value-type="float" office:value="1873" table:style-name="ce62">
            <text:p>1,873</text:p>
          </table:table-cell>
          <table:table-cell office:value-type="float" office:value="5399" table:style-name="ce50">
            <text:p>5,399</text:p>
          </table:table-cell>
          <table:table-cell office:value-type="float" office:value="2817" table:style-name="ce50">
            <text:p>2,817</text:p>
          </table:table-cell>
          <table:table-cell office:value-type="float" office:value="2582" table:style-name="ce63">
            <text:p>2,582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4025" table:style-name="ce57">
            <text:p>294,025</text:p>
          </table:table-cell>
          <table:table-cell office:value-type="float" office:value="800321" table:style-name="ce41">
            <text:p>800,321</text:p>
          </table:table-cell>
          <table:table-cell office:value-type="float" office:value="407149" table:style-name="ce41">
            <text:p>407,149</text:p>
          </table:table-cell>
          <table:table-cell office:value-type="float" office:value="393172" table:style-name="ce58">
            <text:p>393,1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屏東市</text:p>
          </table:table-cell>
          <table:table-cell office:value-type="float" office:value="75428" table:style-name="ce59">
            <text:p>75,428</text:p>
          </table:table-cell>
          <table:table-cell office:value-type="float" office:value="194009" table:style-name="ce45">
            <text:p>194,009</text:p>
          </table:table-cell>
          <table:table-cell office:value-type="float" office:value="95311" table:style-name="ce45">
            <text:p>95,311</text:p>
          </table:table-cell>
          <table:table-cell office:value-type="float" office:value="98698" table:style-name="ce60">
            <text:p>98,69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潮州鎮</text:p>
          </table:table-cell>
          <table:table-cell office:value-type="float" office:value="20433" table:style-name="ce59">
            <text:p>20,433</text:p>
          </table:table-cell>
          <table:table-cell office:value-type="float" office:value="53136" table:style-name="ce45">
            <text:p>53,136</text:p>
          </table:table-cell>
          <table:table-cell office:value-type="float" office:value="26327" table:style-name="ce45">
            <text:p>26,327</text:p>
          </table:table-cell>
          <table:table-cell office:value-type="float" office:value="26809" table:style-name="ce60">
            <text:p>26,80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港鎮</text:p>
          </table:table-cell>
          <table:table-cell office:value-type="float" office:value="17327" table:style-name="ce59">
            <text:p>17,327</text:p>
          </table:table-cell>
          <table:table-cell office:value-type="float" office:value="45993" table:style-name="ce45">
            <text:p>45,993</text:p>
          </table:table-cell>
          <table:table-cell office:value-type="float" office:value="23200" table:style-name="ce45">
            <text:p>23,200</text:p>
          </table:table-cell>
          <table:table-cell office:value-type="float" office:value="22793" table:style-name="ce60">
            <text:p>22,79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恆春鎮</text:p>
          </table:table-cell>
          <table:table-cell office:value-type="float" office:value="11946" table:style-name="ce59">
            <text:p>11,946</text:p>
          </table:table-cell>
          <table:table-cell office:value-type="float" office:value="29883" table:style-name="ce45">
            <text:p>29,883</text:p>
          </table:table-cell>
          <table:table-cell office:value-type="float" office:value="15287" table:style-name="ce45">
            <text:p>15,287</text:p>
          </table:table-cell>
          <table:table-cell office:value-type="float" office:value="14596" table:style-name="ce60">
            <text:p>14,59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丹鄉</text:p>
          </table:table-cell>
          <table:table-cell office:value-type="float" office:value="15826" table:style-name="ce59">
            <text:p>15,826</text:p>
          </table:table-cell>
          <table:table-cell office:value-type="float" office:value="49534" table:style-name="ce45">
            <text:p>49,534</text:p>
          </table:table-cell>
          <table:table-cell office:value-type="float" office:value="25671" table:style-name="ce45">
            <text:p>25,671</text:p>
          </table:table-cell>
          <table:table-cell office:value-type="float" office:value="23863" table:style-name="ce60">
            <text:p>23,86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治鄉</text:p>
          </table:table-cell>
          <table:table-cell office:value-type="float" office:value="10566" table:style-name="ce59">
            <text:p>10,566</text:p>
          </table:table-cell>
          <table:table-cell office:value-type="float" office:value="29203" table:style-name="ce45">
            <text:p>29,203</text:p>
          </table:table-cell>
          <table:table-cell office:value-type="float" office:value="15131" table:style-name="ce45">
            <text:p>15,131</text:p>
          </table:table-cell>
          <table:table-cell office:value-type="float" office:value="14072" table:style-name="ce60">
            <text:p>14,0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麟洛鄉</text:p>
          </table:table-cell>
          <table:table-cell office:value-type="float" office:value="3932" table:style-name="ce59">
            <text:p>3,932</text:p>
          </table:table-cell>
          <table:table-cell office:value-type="float" office:value="10573" table:style-name="ce45">
            <text:p>10,573</text:p>
          </table:table-cell>
          <table:table-cell office:value-type="float" office:value="5440" table:style-name="ce45">
            <text:p>5,440</text:p>
          </table:table-cell>
          <table:table-cell office:value-type="float" office:value="5133" table:style-name="ce60">
            <text:p>5,1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九如鄉</text:p>
          </table:table-cell>
          <table:table-cell office:value-type="float" office:value="7406" table:style-name="ce59">
            <text:p>7,406</text:p>
          </table:table-cell>
          <table:table-cell office:value-type="float" office:value="21656" table:style-name="ce45">
            <text:p>21,656</text:p>
          </table:table-cell>
          <table:table-cell office:value-type="float" office:value="11098" table:style-name="ce45">
            <text:p>11,098</text:p>
          </table:table-cell>
          <table:table-cell office:value-type="float" office:value="10558" table:style-name="ce60">
            <text:p>10,5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里港鄉</text:p>
          </table:table-cell>
          <table:table-cell office:value-type="float" office:value="8439" table:style-name="ce59">
            <text:p>8,439</text:p>
          </table:table-cell>
          <table:table-cell office:value-type="float" office:value="25695" table:style-name="ce45">
            <text:p>25,695</text:p>
          </table:table-cell>
          <table:table-cell office:value-type="float" office:value="13036" table:style-name="ce45">
            <text:p>13,036</text:p>
          </table:table-cell>
          <table:table-cell office:value-type="float" office:value="12659" table:style-name="ce60">
            <text:p>12,6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鹽埔鄉</text:p>
          </table:table-cell>
          <table:table-cell office:value-type="float" office:value="7992" table:style-name="ce59">
            <text:p>7,992</text:p>
          </table:table-cell>
          <table:table-cell office:value-type="float" office:value="24389" table:style-name="ce45">
            <text:p>24,389</text:p>
          </table:table-cell>
          <table:table-cell office:value-type="float" office:value="12652" table:style-name="ce45">
            <text:p>12,652</text:p>
          </table:table-cell>
          <table:table-cell office:value-type="float" office:value="11737" table:style-name="ce60">
            <text:p>11,73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高樹鄉</text:p>
          </table:table-cell>
          <table:table-cell office:value-type="float" office:value="9149" table:style-name="ce59">
            <text:p>9,149</text:p>
          </table:table-cell>
          <table:table-cell office:value-type="float" office:value="23313" table:style-name="ce45">
            <text:p>23,313</text:p>
          </table:table-cell>
          <table:table-cell office:value-type="float" office:value="12337" table:style-name="ce45">
            <text:p>12,337</text:p>
          </table:table-cell>
          <table:table-cell office:value-type="float" office:value="10976" table:style-name="ce60">
            <text:p>10,9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萬巒鄉</text:p>
          </table:table-cell>
          <table:table-cell office:value-type="float" office:value="6609" table:style-name="ce59">
            <text:p>6,609</text:p>
          </table:table-cell>
          <table:table-cell office:value-type="float" office:value="19664" table:style-name="ce45">
            <text:p>19,664</text:p>
          </table:table-cell>
          <table:table-cell office:value-type="float" office:value="10244" table:style-name="ce45">
            <text:p>10,244</text:p>
          </table:table-cell>
          <table:table-cell office:value-type="float" office:value="9420" table:style-name="ce60">
            <text:p>9,42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內埔鄉</text:p>
          </table:table-cell>
          <table:table-cell office:value-type="float" office:value="19315" table:style-name="ce59">
            <text:p>19,315</text:p>
          </table:table-cell>
          <table:table-cell office:value-type="float" office:value="52402" table:style-name="ce45">
            <text:p>52,402</text:p>
          </table:table-cell>
          <table:table-cell office:value-type="float" office:value="26930" table:style-name="ce45">
            <text:p>26,930</text:p>
          </table:table-cell>
          <table:table-cell office:value-type="float" office:value="25472" table:style-name="ce60">
            <text:p>25,47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竹田鄉</text:p>
          </table:table-cell>
          <table:table-cell office:value-type="float" office:value="5675" table:style-name="ce59">
            <text:p>5,675</text:p>
          </table:table-cell>
          <table:table-cell office:value-type="float" office:value="16166" table:style-name="ce45">
            <text:p>16,166</text:p>
          </table:table-cell>
          <table:table-cell office:value-type="float" office:value="8609" table:style-name="ce45">
            <text:p>8,609</text:p>
          </table:table-cell>
          <table:table-cell office:value-type="float" office:value="7557" table:style-name="ce60">
            <text:p>7,55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埤鄉</text:p>
          </table:table-cell>
          <table:table-cell office:value-type="float" office:value="3486" table:style-name="ce59">
            <text:p>3,486</text:p>
          </table:table-cell>
          <table:table-cell office:value-type="float" office:value="9912" table:style-name="ce45">
            <text:p>9,912</text:p>
          </table:table-cell>
          <table:table-cell office:value-type="float" office:value="5238" table:style-name="ce45">
            <text:p>5,238</text:p>
          </table:table-cell>
          <table:table-cell office:value-type="float" office:value="4674" table:style-name="ce60">
            <text:p>4,6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寮鄉</text:p>
          </table:table-cell>
          <table:table-cell office:value-type="float" office:value="8712" table:style-name="ce59">
            <text:p>8,712</text:p>
          </table:table-cell>
          <table:table-cell office:value-type="float" office:value="23100" table:style-name="ce45">
            <text:p>23,100</text:p>
          </table:table-cell>
          <table:table-cell office:value-type="float" office:value="12027" table:style-name="ce45">
            <text:p>12,027</text:p>
          </table:table-cell>
          <table:table-cell office:value-type="float" office:value="11073" table:style-name="ce60">
            <text:p>11,07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園鄉</text:p>
          </table:table-cell>
          <table:table-cell office:value-type="float" office:value="11951" table:style-name="ce59">
            <text:p>11,951</text:p>
          </table:table-cell>
          <table:table-cell office:value-type="float" office:value="33145" table:style-name="ce45">
            <text:p>33,145</text:p>
          </table:table-cell>
          <table:table-cell office:value-type="float" office:value="17187" table:style-name="ce45">
            <text:p>17,187</text:p>
          </table:table-cell>
          <table:table-cell office:value-type="float" office:value="15958" table:style-name="ce60">
            <text:p>15,9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崁頂鄉</text:p>
          </table:table-cell>
          <table:table-cell office:value-type="float" office:value="4575" table:style-name="ce59">
            <text:p>4,575</text:p>
          </table:table-cell>
          <table:table-cell office:value-type="float" office:value="15073" table:style-name="ce45">
            <text:p>15,073</text:p>
          </table:table-cell>
          <table:table-cell office:value-type="float" office:value="7599" table:style-name="ce45">
            <text:p>7,599</text:p>
          </table:table-cell>
          <table:table-cell office:value-type="float" office:value="7474" table:style-name="ce60">
            <text:p>7,4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林邊鄉</text:p>
          </table:table-cell>
          <table:table-cell office:value-type="float" office:value="6634" table:style-name="ce59">
            <text:p>6,634</text:p>
          </table:table-cell>
          <table:table-cell office:value-type="float" office:value="16859" table:style-name="ce45">
            <text:p>16,859</text:p>
          </table:table-cell>
          <table:table-cell office:value-type="float" office:value="8588" table:style-name="ce45">
            <text:p>8,588</text:p>
          </table:table-cell>
          <table:table-cell office:value-type="float" office:value="8271" table:style-name="ce60">
            <text:p>8,2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州鄉</text:p>
          </table:table-cell>
          <table:table-cell office:value-type="float" office:value="3802" table:style-name="ce59">
            <text:p>3,802</text:p>
          </table:table-cell>
          <table:table-cell office:value-type="float" office:value="10089" table:style-name="ce45">
            <text:p>10,089</text:p>
          </table:table-cell>
          <table:table-cell office:value-type="float" office:value="5142" table:style-name="ce45">
            <text:p>5,142</text:p>
          </table:table-cell>
          <table:table-cell office:value-type="float" office:value="4947" table:style-name="ce60">
            <text:p>4,94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佳冬鄉</text:p>
          </table:table-cell>
          <table:table-cell office:value-type="float" office:value="6958" table:style-name="ce59">
            <text:p>6,958</text:p>
          </table:table-cell>
          <table:table-cell office:value-type="float" office:value="18145" table:style-name="ce45">
            <text:p>18,145</text:p>
          </table:table-cell>
          <table:table-cell office:value-type="float" office:value="9358" table:style-name="ce45">
            <text:p>9,358</text:p>
          </table:table-cell>
          <table:table-cell office:value-type="float" office:value="8787" table:style-name="ce60">
            <text:p>8,7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琉球鄉</text:p>
          </table:table-cell>
          <table:table-cell office:value-type="float" office:value="4787" table:style-name="ce59">
            <text:p>4,787</text:p>
          </table:table-cell>
          <table:table-cell office:value-type="float" office:value="12186" table:style-name="ce45">
            <text:p>12,186</text:p>
          </table:table-cell>
          <table:table-cell office:value-type="float" office:value="6625" table:style-name="ce45">
            <text:p>6,625</text:p>
          </table:table-cell>
          <table:table-cell office:value-type="float" office:value="5561" table:style-name="ce60">
            <text:p>5,5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車城鄉</text:p>
          </table:table-cell>
          <table:table-cell office:value-type="float" office:value="3543" table:style-name="ce59">
            <text:p>3,543</text:p>
          </table:table-cell>
          <table:table-cell office:value-type="float" office:value="8263" table:style-name="ce45">
            <text:p>8,263</text:p>
          </table:table-cell>
          <table:table-cell office:value-type="float" office:value="4414" table:style-name="ce45">
            <text:p>4,414</text:p>
          </table:table-cell>
          <table:table-cell office:value-type="float" office:value="3849" table:style-name="ce60">
            <text:p>3,8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滿州鄉</text:p>
          </table:table-cell>
          <table:table-cell office:value-type="float" office:value="3042" table:style-name="ce59">
            <text:p>3,042</text:p>
          </table:table-cell>
          <table:table-cell office:value-type="float" office:value="7525" table:style-name="ce45">
            <text:p>7,525</text:p>
          </table:table-cell>
          <table:table-cell office:value-type="float" office:value="4066" table:style-name="ce45">
            <text:p>4,066</text:p>
          </table:table-cell>
          <table:table-cell office:value-type="float" office:value="3459" table:style-name="ce60">
            <text:p>3,4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枋山鄉</text:p>
          </table:table-cell>
          <table:table-cell office:value-type="float" office:value="2037" table:style-name="ce59">
            <text:p>2,037</text:p>
          </table:table-cell>
          <table:table-cell office:value-type="float" office:value="5162" table:style-name="ce45">
            <text:p>5,162</text:p>
          </table:table-cell>
          <table:table-cell office:value-type="float" office:value="2705" table:style-name="ce45">
            <text:p>2,705</text:p>
          </table:table-cell>
          <table:table-cell office:value-type="float" office:value="2457" table:style-name="ce60">
            <text:p>2,457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三地門鄉</text:p>
          </table:table-cell>
          <table:table-cell office:value-type="float" office:value="2408" table:style-name="ce59">
            <text:p>2,408</text:p>
          </table:table-cell>
          <table:table-cell office:value-type="float" office:value="7768" table:style-name="ce45">
            <text:p>7,768</text:p>
          </table:table-cell>
          <table:table-cell office:value-type="float" office:value="3908" table:style-name="ce45">
            <text:p>3,908</text:p>
          </table:table-cell>
          <table:table-cell office:value-type="float" office:value="3860" table:style-name="ce60">
            <text:p>3,86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霧臺鄉</text:p>
          </table:table-cell>
          <table:table-cell office:value-type="float" office:value="1100" table:style-name="ce59">
            <text:p>1,100</text:p>
          </table:table-cell>
          <table:table-cell office:value-type="float" office:value="3314" table:style-name="ce45">
            <text:p>3,314</text:p>
          </table:table-cell>
          <table:table-cell office:value-type="float" office:value="1690" table:style-name="ce45">
            <text:p>1,690</text:p>
          </table:table-cell>
          <table:table-cell office:value-type="float" office:value="1624" table:style-name="ce60">
            <text:p>1,624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瑪家鄉</text:p>
          </table:table-cell>
          <table:table-cell office:value-type="float" office:value="2113" table:style-name="ce59">
            <text:p>2,113</text:p>
          </table:table-cell>
          <table:table-cell office:value-type="float" office:value="6759" table:style-name="ce45">
            <text:p>6,759</text:p>
          </table:table-cell>
          <table:table-cell office:value-type="float" office:value="3413" table:style-name="ce45">
            <text:p>3,413</text:p>
          </table:table-cell>
          <table:table-cell office:value-type="float" office:value="3346" table:style-name="ce60">
            <text:p>3,346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泰武鄉</text:p>
          </table:table-cell>
          <table:table-cell office:value-type="float" office:value="1435" table:style-name="ce59">
            <text:p>1,435</text:p>
          </table:table-cell>
          <table:table-cell office:value-type="float" office:value="5344" table:style-name="ce45">
            <text:p>5,344</text:p>
          </table:table-cell>
          <table:table-cell office:value-type="float" office:value="2764" table:style-name="ce45">
            <text:p>2,764</text:p>
          </table:table-cell>
          <table:table-cell office:value-type="float" office:value="2580" table:style-name="ce60">
            <text:p>2,58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來義鄉</text:p>
          </table:table-cell>
          <table:table-cell office:value-type="float" office:value="2280" table:style-name="ce59">
            <text:p>2,280</text:p>
          </table:table-cell>
          <table:table-cell office:value-type="float" office:value="7422" table:style-name="ce45">
            <text:p>7,422</text:p>
          </table:table-cell>
          <table:table-cell office:value-type="float" office:value="3724" table:style-name="ce45">
            <text:p>3,724</text:p>
          </table:table-cell>
          <table:table-cell office:value-type="float" office:value="3698" table:style-name="ce60">
            <text:p>3,698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春日鄉</text:p>
          </table:table-cell>
          <table:table-cell office:value-type="float" office:value="1464" table:style-name="ce59">
            <text:p>1,464</text:p>
          </table:table-cell>
          <table:table-cell office:value-type="float" office:value="4904" table:style-name="ce45">
            <text:p>4,904</text:p>
          </table:table-cell>
          <table:table-cell office:value-type="float" office:value="2483" table:style-name="ce45">
            <text:p>2,483</text:p>
          </table:table-cell>
          <table:table-cell office:value-type="float" office:value="2421" table:style-name="ce60">
            <text:p>2,421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獅子鄉</text:p>
          </table:table-cell>
          <table:table-cell office:value-type="float" office:value="1620" table:style-name="ce59">
            <text:p>1,620</text:p>
          </table:table-cell>
          <table:table-cell office:value-type="float" office:value="4883" table:style-name="ce45">
            <text:p>4,883</text:p>
          </table:table-cell>
          <table:table-cell office:value-type="float" office:value="2515" table:style-name="ce45">
            <text:p>2,515</text:p>
          </table:table-cell>
          <table:table-cell office:value-type="float" office:value="2368" table:style-name="ce60">
            <text:p>2,36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牡丹鄉</text:p>
          </table:table-cell>
          <table:table-cell office:value-type="float" office:value="2035" table:style-name="ce62">
            <text:p>2,035</text:p>
          </table:table-cell>
          <table:table-cell office:value-type="float" office:value="4852" table:style-name="ce50">
            <text:p>4,852</text:p>
          </table:table-cell>
          <table:table-cell office:value-type="float" office:value="2430" table:style-name="ce50">
            <text:p>2,430</text:p>
          </table:table-cell>
          <table:table-cell office:value-type="float" office:value="2422" table:style-name="ce63">
            <text:p>2,422</text:p>
          </table:table-cell>
          <table:table-cell table:number-columns-repeated="16379"/>
        </table:table-row>
        <table:table-row table:style-name="ro8">
          <table:table-cell table:style-name="ce98"/>
          <table:table-cell table:style-name="ce99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0">
            <text:p>臺東縣</text:p>
          </table:table-cell>
          <table:table-cell office:value-type="float" office:value="84072" table:style-name="ce57">
            <text:p>84,072</text:p>
          </table:table-cell>
          <table:table-cell office:value-type="float" office:value="212804" table:style-name="ce41">
            <text:p>212,804</text:p>
          </table:table-cell>
          <table:table-cell office:value-type="float" office:value="109004" table:style-name="ce41">
            <text:p>109,004</text:p>
          </table:table-cell>
          <table:table-cell office:value-type="float" office:value="103800" table:style-name="ce58">
            <text:p>103,8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臺東市</text:p>
          </table:table-cell>
          <table:table-cell office:value-type="float" office:value="40636" table:style-name="ce59">
            <text:p>40,636</text:p>
          </table:table-cell>
          <table:table-cell office:value-type="float" office:value="103346" table:style-name="ce45">
            <text:p>103,346</text:p>
          </table:table-cell>
          <table:table-cell office:value-type="float" office:value="51370" table:style-name="ce45">
            <text:p>51,370</text:p>
          </table:table-cell>
          <table:table-cell office:value-type="float" office:value="51976" table:style-name="ce60">
            <text:p>51,97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成功鎮</text:p>
          </table:table-cell>
          <table:table-cell office:value-type="float" office:value="5346" table:style-name="ce59">
            <text:p>5,346</text:p>
          </table:table-cell>
          <table:table-cell office:value-type="float" office:value="13265" table:style-name="ce45">
            <text:p>13,265</text:p>
          </table:table-cell>
          <table:table-cell office:value-type="float" office:value="6961" table:style-name="ce45">
            <text:p>6,961</text:p>
          </table:table-cell>
          <table:table-cell office:value-type="float" office:value="6304" table:style-name="ce60">
            <text:p>6,30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關山鎮</text:p>
          </table:table-cell>
          <table:table-cell office:value-type="float" office:value="3190" table:style-name="ce59">
            <text:p>3,190</text:p>
          </table:table-cell>
          <table:table-cell office:value-type="float" office:value="8220" table:style-name="ce45">
            <text:p>8,220</text:p>
          </table:table-cell>
          <table:table-cell office:value-type="float" office:value="4229" table:style-name="ce45">
            <text:p>4,229</text:p>
          </table:table-cell>
          <table:table-cell office:value-type="float" office:value="3991" table:style-name="ce60">
            <text:p>3,9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卑南鄉</text:p>
          </table:table-cell>
          <table:table-cell office:value-type="float" office:value="6857" table:style-name="ce59">
            <text:p>6,857</text:p>
          </table:table-cell>
          <table:table-cell office:value-type="float" office:value="16788" table:style-name="ce45">
            <text:p>16,788</text:p>
          </table:table-cell>
          <table:table-cell office:value-type="float" office:value="8782" table:style-name="ce45">
            <text:p>8,782</text:p>
          </table:table-cell>
          <table:table-cell office:value-type="float" office:value="8006" table:style-name="ce60">
            <text:p>8,00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大武鄉</text:p>
          </table:table-cell>
          <table:table-cell office:value-type="float" office:value="2480" table:style-name="ce59">
            <text:p>2,480</text:p>
          </table:table-cell>
          <table:table-cell office:value-type="float" office:value="5665" table:style-name="ce45">
            <text:p>5,665</text:p>
          </table:table-cell>
          <table:table-cell office:value-type="float" office:value="2944" table:style-name="ce45">
            <text:p>2,944</text:p>
          </table:table-cell>
          <table:table-cell office:value-type="float" office:value="2721" table:style-name="ce60">
            <text:p>2,72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太麻里鄉</text:p>
          </table:table-cell>
          <table:table-cell office:value-type="float" office:value="4819" table:style-name="ce59">
            <text:p>4,819</text:p>
          </table:table-cell>
          <table:table-cell office:value-type="float" office:value="10792" table:style-name="ce45">
            <text:p>10,792</text:p>
          </table:table-cell>
          <table:table-cell office:value-type="float" office:value="5714" table:style-name="ce45">
            <text:p>5,714</text:p>
          </table:table-cell>
          <table:table-cell office:value-type="float" office:value="5078" table:style-name="ce60">
            <text:p>5,07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東河鄉</text:p>
          </table:table-cell>
          <table:table-cell office:value-type="float" office:value="3685" table:style-name="ce59">
            <text:p>3,685</text:p>
          </table:table-cell>
          <table:table-cell office:value-type="float" office:value="8084" table:style-name="ce45">
            <text:p>8,084</text:p>
          </table:table-cell>
          <table:table-cell office:value-type="float" office:value="4422" table:style-name="ce45">
            <text:p>4,422</text:p>
          </table:table-cell>
          <table:table-cell office:value-type="float" office:value="3662" table:style-name="ce60">
            <text:p>3,66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長濱鄉</text:p>
          </table:table-cell>
          <table:table-cell office:value-type="float" office:value="2895" table:style-name="ce59">
            <text:p>2,895</text:p>
          </table:table-cell>
          <table:table-cell office:value-type="float" office:value="6765" table:style-name="ce45">
            <text:p>6,765</text:p>
          </table:table-cell>
          <table:table-cell office:value-type="float" office:value="3804" table:style-name="ce45">
            <text:p>3,804</text:p>
          </table:table-cell>
          <table:table-cell office:value-type="float" office:value="2961" table:style-name="ce60">
            <text:p>2,96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鹿野鄉</text:p>
          </table:table-cell>
          <table:table-cell office:value-type="float" office:value="3013" table:style-name="ce59">
            <text:p>3,013</text:p>
          </table:table-cell>
          <table:table-cell office:value-type="float" office:value="7377" table:style-name="ce45">
            <text:p>7,377</text:p>
          </table:table-cell>
          <table:table-cell office:value-type="float" office:value="3889" table:style-name="ce45">
            <text:p>3,889</text:p>
          </table:table-cell>
          <table:table-cell office:value-type="float" office:value="3488" table:style-name="ce60">
            <text:p>3,48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池上鄉</text:p>
          </table:table-cell>
          <table:table-cell office:value-type="float" office:value="3159" table:style-name="ce59">
            <text:p>3,159</text:p>
          </table:table-cell>
          <table:table-cell office:value-type="float" office:value="8011" table:style-name="ce45">
            <text:p>8,011</text:p>
          </table:table-cell>
          <table:table-cell office:value-type="float" office:value="4125" table:style-name="ce45">
            <text:p>4,125</text:p>
          </table:table-cell>
          <table:table-cell office:value-type="float" office:value="3886" table:style-name="ce60">
            <text:p>3,88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綠島鄉</text:p>
          </table:table-cell>
          <table:table-cell office:value-type="float" office:value="1210" table:style-name="ce59">
            <text:p>1,210</text:p>
          </table:table-cell>
          <table:table-cell office:value-type="float" office:value="4240" table:style-name="ce45">
            <text:p>4,240</text:p>
          </table:table-cell>
          <table:table-cell office:value-type="float" office:value="2275" table:style-name="ce45">
            <text:p>2,275</text:p>
          </table:table-cell>
          <table:table-cell office:value-type="float" office:value="1965" table:style-name="ce60">
            <text:p>1,96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延平鄉</text:p>
          </table:table-cell>
          <table:table-cell office:value-type="float" office:value="1083" table:style-name="ce59">
            <text:p>1,083</text:p>
          </table:table-cell>
          <table:table-cell office:value-type="float" office:value="3637" table:style-name="ce45">
            <text:p>3,637</text:p>
          </table:table-cell>
          <table:table-cell office:value-type="float" office:value="1914" table:style-name="ce45">
            <text:p>1,914</text:p>
          </table:table-cell>
          <table:table-cell office:value-type="float" office:value="1723" table:style-name="ce60">
            <text:p>1,72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海端鄉</text:p>
          </table:table-cell>
          <table:table-cell office:value-type="float" office:value="1093" table:style-name="ce59">
            <text:p>1,093</text:p>
          </table:table-cell>
          <table:table-cell office:value-type="float" office:value="4182" table:style-name="ce45">
            <text:p>4,182</text:p>
          </table:table-cell>
          <table:table-cell office:value-type="float" office:value="2207" table:style-name="ce45">
            <text:p>2,207</text:p>
          </table:table-cell>
          <table:table-cell office:value-type="float" office:value="1975" table:style-name="ce60">
            <text:p>1,97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達仁鄉</text:p>
          </table:table-cell>
          <table:table-cell office:value-type="float" office:value="1450" table:style-name="ce59">
            <text:p>1,450</text:p>
          </table:table-cell>
          <table:table-cell office:value-type="float" office:value="3468" table:style-name="ce45">
            <text:p>3,468</text:p>
          </table:table-cell>
          <table:table-cell office:value-type="float" office:value="1875" table:style-name="ce45">
            <text:p>1,875</text:p>
          </table:table-cell>
          <table:table-cell office:value-type="float" office:value="1593" table:style-name="ce60">
            <text:p>1,593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金峰鄉</text:p>
          </table:table-cell>
          <table:table-cell office:value-type="float" office:value="1198" table:style-name="ce59">
            <text:p>1,198</text:p>
          </table:table-cell>
          <table:table-cell office:value-type="float" office:value="3718" table:style-name="ce45">
            <text:p>3,718</text:p>
          </table:table-cell>
          <table:table-cell office:value-type="float" office:value="1872" table:style-name="ce45">
            <text:p>1,872</text:p>
          </table:table-cell>
          <table:table-cell office:value-type="float" office:value="1846" table:style-name="ce60">
            <text:p>1,846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蘭嶼鄉</text:p>
          </table:table-cell>
          <table:table-cell office:value-type="float" office:value="1958" table:style-name="ce62">
            <text:p>1,958</text:p>
          </table:table-cell>
          <table:table-cell office:value-type="float" office:value="5246" table:style-name="ce50">
            <text:p>5,246</text:p>
          </table:table-cell>
          <table:table-cell office:value-type="float" office:value="2621" table:style-name="ce50">
            <text:p>2,621</text:p>
          </table:table-cell>
          <table:table-cell office:value-type="float" office:value="2625" table:style-name="ce63">
            <text:p>2,625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840" table:style-name="ce57">
            <text:p>127,840</text:p>
          </table:table-cell>
          <table:table-cell office:value-type="float" office:value="319180" table:style-name="ce41">
            <text:p>319,180</text:p>
          </table:table-cell>
          <table:table-cell office:value-type="float" office:value="161188" table:style-name="ce41">
            <text:p>161,188</text:p>
          </table:table-cell>
          <table:table-cell office:value-type="float" office:value="157992" table:style-name="ce58">
            <text:p>157,99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花蓮市</text:p>
          </table:table-cell>
          <table:table-cell office:value-type="float" office:value="41572" table:style-name="ce59">
            <text:p>41,572</text:p>
          </table:table-cell>
          <table:table-cell office:value-type="float" office:value="99832" table:style-name="ce45">
            <text:p>99,832</text:p>
          </table:table-cell>
          <table:table-cell office:value-type="float" office:value="47945" table:style-name="ce45">
            <text:p>47,945</text:p>
          </table:table-cell>
          <table:table-cell office:value-type="float" office:value="51887" table:style-name="ce60">
            <text:p>51,887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鳳林鎮</text:p>
          </table:table-cell>
          <table:table-cell office:value-type="float" office:value="4352" table:style-name="ce59">
            <text:p>4,352</text:p>
          </table:table-cell>
          <table:table-cell office:value-type="float" office:value="10580" table:style-name="ce45">
            <text:p>10,580</text:p>
          </table:table-cell>
          <table:table-cell office:value-type="float" office:value="5447" table:style-name="ce45">
            <text:p>5,447</text:p>
          </table:table-cell>
          <table:table-cell office:value-type="float" office:value="5133" table:style-name="ce60">
            <text:p>5,13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玉里鎮</text:p>
          </table:table-cell>
          <table:table-cell office:value-type="float" office:value="8859" table:style-name="ce59">
            <text:p>8,859</text:p>
          </table:table-cell>
          <table:table-cell office:value-type="float" office:value="22598" table:style-name="ce45">
            <text:p>22,598</text:p>
          </table:table-cell>
          <table:table-cell office:value-type="float" office:value="11934" table:style-name="ce45">
            <text:p>11,934</text:p>
          </table:table-cell>
          <table:table-cell office:value-type="float" office:value="10664" table:style-name="ce60">
            <text:p>10,66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新城鄉</text:p>
          </table:table-cell>
          <table:table-cell office:value-type="float" office:value="8247" table:style-name="ce59">
            <text:p>8,247</text:p>
          </table:table-cell>
          <table:table-cell office:value-type="float" office:value="20250" table:style-name="ce45">
            <text:p>20,250</text:p>
          </table:table-cell>
          <table:table-cell office:value-type="float" office:value="10325" table:style-name="ce45">
            <text:p>10,325</text:p>
          </table:table-cell>
          <table:table-cell office:value-type="float" office:value="9925" table:style-name="ce60">
            <text:p>9,925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吉安鄉</text:p>
          </table:table-cell>
          <table:table-cell office:value-type="float" office:value="33012" table:style-name="ce59">
            <text:p>33,012</text:p>
          </table:table-cell>
          <table:table-cell office:value-type="float" office:value="82583" table:style-name="ce45">
            <text:p>82,583</text:p>
          </table:table-cell>
          <table:table-cell office:value-type="float" office:value="41225" table:style-name="ce45">
            <text:p>41,225</text:p>
          </table:table-cell>
          <table:table-cell office:value-type="float" office:value="41358" table:style-name="ce60">
            <text:p>41,358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壽豐鄉</text:p>
          </table:table-cell>
          <table:table-cell office:value-type="float" office:value="7384" table:style-name="ce59">
            <text:p>7,384</text:p>
          </table:table-cell>
          <table:table-cell office:value-type="float" office:value="17197" table:style-name="ce45">
            <text:p>17,197</text:p>
          </table:table-cell>
          <table:table-cell office:value-type="float" office:value="9131" table:style-name="ce45">
            <text:p>9,131</text:p>
          </table:table-cell>
          <table:table-cell office:value-type="float" office:value="8066" table:style-name="ce60">
            <text:p>8,066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光復鄉</text:p>
          </table:table-cell>
          <table:table-cell office:value-type="float" office:value="4954" table:style-name="ce59">
            <text:p>4,954</text:p>
          </table:table-cell>
          <table:table-cell office:value-type="float" office:value="12074" table:style-name="ce45">
            <text:p>12,074</text:p>
          </table:table-cell>
          <table:table-cell office:value-type="float" office:value="6415" table:style-name="ce45">
            <text:p>6,415</text:p>
          </table:table-cell>
          <table:table-cell office:value-type="float" office:value="5659" table:style-name="ce60">
            <text:p>5,65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豐濱鄉</text:p>
          </table:table-cell>
          <table:table-cell office:value-type="float" office:value="1688" table:style-name="ce59">
            <text:p>1,688</text:p>
          </table:table-cell>
          <table:table-cell office:value-type="float" office:value="4340" table:style-name="ce45">
            <text:p>4,340</text:p>
          </table:table-cell>
          <table:table-cell office:value-type="float" office:value="2427" table:style-name="ce45">
            <text:p>2,427</text:p>
          </table:table-cell>
          <table:table-cell office:value-type="float" office:value="1913" table:style-name="ce60">
            <text:p>1,9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瑞穗鄉</text:p>
          </table:table-cell>
          <table:table-cell office:value-type="float" office:value="4778" table:style-name="ce59">
            <text:p>4,778</text:p>
          </table:table-cell>
          <table:table-cell office:value-type="float" office:value="11047" table:style-name="ce45">
            <text:p>11,047</text:p>
          </table:table-cell>
          <table:table-cell office:value-type="float" office:value="5898" table:style-name="ce45">
            <text:p>5,898</text:p>
          </table:table-cell>
          <table:table-cell office:value-type="float" office:value="5149" table:style-name="ce60">
            <text:p>5,149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富里鄉</text:p>
          </table:table-cell>
          <table:table-cell office:value-type="float" office:value="4046" table:style-name="ce59">
            <text:p>4,046</text:p>
          </table:table-cell>
          <table:table-cell office:value-type="float" office:value="9714" table:style-name="ce45">
            <text:p>9,714</text:p>
          </table:table-cell>
          <table:table-cell office:value-type="float" office:value="5285" table:style-name="ce45">
            <text:p>5,285</text:p>
          </table:table-cell>
          <table:table-cell office:value-type="float" office:value="4429" table:style-name="ce60">
            <text:p>4,42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秀林鄉</text:p>
          </table:table-cell>
          <table:table-cell office:value-type="float" office:value="5098" table:style-name="ce59">
            <text:p>5,098</text:p>
          </table:table-cell>
          <table:table-cell office:value-type="float" office:value="16809" table:style-name="ce45">
            <text:p>16,809</text:p>
          </table:table-cell>
          <table:table-cell office:value-type="float" office:value="8627" table:style-name="ce45">
            <text:p>8,627</text:p>
          </table:table-cell>
          <table:table-cell office:value-type="float" office:value="8182" table:style-name="ce60">
            <text:p>8,182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※萬榮鄉</text:p>
          </table:table-cell>
          <table:table-cell office:value-type="float" office:value="2128" table:style-name="ce59">
            <text:p>2,128</text:p>
          </table:table-cell>
          <table:table-cell office:value-type="float" office:value="6146" table:style-name="ce45">
            <text:p>6,146</text:p>
          </table:table-cell>
          <table:table-cell office:value-type="float" office:value="3243" table:style-name="ce45">
            <text:p>3,243</text:p>
          </table:table-cell>
          <table:table-cell office:value-type="float" office:value="2903" table:style-name="ce60">
            <text:p>2,903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※卓溪鄉</text:p>
          </table:table-cell>
          <table:table-cell office:value-type="float" office:value="1722" table:style-name="ce62">
            <text:p>1,722</text:p>
          </table:table-cell>
          <table:table-cell office:value-type="float" office:value="6010" table:style-name="ce50">
            <text:p>6,010</text:p>
          </table:table-cell>
          <table:table-cell office:value-type="float" office:value="3286" table:style-name="ce50">
            <text:p>3,286</text:p>
          </table:table-cell>
          <table:table-cell office:value-type="float" office:value="2724" table:style-name="ce63">
            <text:p>2,72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64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56">
            <text:p>澎湖縣</text:p>
          </table:table-cell>
          <table:table-cell office:value-type="float" office:value="42205" table:style-name="ce57">
            <text:p>42,205</text:p>
          </table:table-cell>
          <table:table-cell office:value-type="float" office:value="106167" table:style-name="ce41">
            <text:p>106,167</text:p>
          </table:table-cell>
          <table:table-cell office:value-type="float" office:value="54537" table:style-name="ce41">
            <text:p>54,537</text:p>
          </table:table-cell>
          <table:table-cell office:value-type="float" office:value="51630" table:style-name="ce58">
            <text:p>51,63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馬公市</text:p>
          </table:table-cell>
          <table:table-cell office:value-type="float" office:value="25720" table:style-name="ce59">
            <text:p>25,720</text:p>
          </table:table-cell>
          <table:table-cell office:value-type="float" office:value="63029" table:style-name="ce45">
            <text:p>63,029</text:p>
          </table:table-cell>
          <table:table-cell office:value-type="float" office:value="32027" table:style-name="ce45">
            <text:p>32,027</text:p>
          </table:table-cell>
          <table:table-cell office:value-type="float" office:value="31002" table:style-name="ce60">
            <text:p>31,0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湖西鄉</text:p>
          </table:table-cell>
          <table:table-cell office:value-type="float" office:value="6245" table:style-name="ce59">
            <text:p>6,245</text:p>
          </table:table-cell>
          <table:table-cell office:value-type="float" office:value="15533" table:style-name="ce45">
            <text:p>15,533</text:p>
          </table:table-cell>
          <table:table-cell office:value-type="float" office:value="8190" table:style-name="ce45">
            <text:p>8,190</text:p>
          </table:table-cell>
          <table:table-cell office:value-type="float" office:value="7343" table:style-name="ce60">
            <text:p>7,34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白沙鄉</text:p>
          </table:table-cell>
          <table:table-cell office:value-type="float" office:value="3606" table:style-name="ce59">
            <text:p>3,606</text:p>
          </table:table-cell>
          <table:table-cell office:value-type="float" office:value="9968" table:style-name="ce45">
            <text:p>9,968</text:p>
          </table:table-cell>
          <table:table-cell office:value-type="float" office:value="5117" table:style-name="ce45">
            <text:p>5,117</text:p>
          </table:table-cell>
          <table:table-cell office:value-type="float" office:value="4851" table:style-name="ce60">
            <text:p>4,85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西嶼鄉</text:p>
          </table:table-cell>
          <table:table-cell office:value-type="float" office:value="3102" table:style-name="ce59">
            <text:p>3,102</text:p>
          </table:table-cell>
          <table:table-cell office:value-type="float" office:value="8329" table:style-name="ce45">
            <text:p>8,329</text:p>
          </table:table-cell>
          <table:table-cell office:value-type="float" office:value="4289" table:style-name="ce45">
            <text:p>4,289</text:p>
          </table:table-cell>
          <table:table-cell office:value-type="float" office:value="4040" table:style-name="ce60">
            <text:p>4,04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望安鄉</text:p>
          </table:table-cell>
          <table:table-cell office:value-type="float" office:value="2039" table:style-name="ce59">
            <text:p>2,039</text:p>
          </table:table-cell>
          <table:table-cell office:value-type="float" office:value="5448" table:style-name="ce45">
            <text:p>5,448</text:p>
          </table:table-cell>
          <table:table-cell office:value-type="float" office:value="2940" table:style-name="ce45">
            <text:p>2,940</text:p>
          </table:table-cell>
          <table:table-cell office:value-type="float" office:value="2508" table:style-name="ce60">
            <text:p>2,508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七美鄉</text:p>
          </table:table-cell>
          <table:table-cell office:value-type="float" office:value="1493" table:style-name="ce62">
            <text:p>1,493</text:p>
          </table:table-cell>
          <table:table-cell office:value-type="float" office:value="3860" table:style-name="ce50">
            <text:p>3,860</text:p>
          </table:table-cell>
          <table:table-cell office:value-type="float" office:value="1974" table:style-name="ce50">
            <text:p>1,974</text:p>
          </table:table-cell>
          <table:table-cell office:value-type="float" office:value="1886" table:style-name="ce63">
            <text:p>1,88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style-name="ce1"/>
          <table:table-cell table:style-name="ce101"/>
          <table:table-cell office:value-type="string" table:style-name="ce3">
            <text:p>中華民國111年06月底</text:p>
          </table:table-cell>
          <table:table-cell table:number-columns-repeated="2" table:style-name="ce10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102">
            <text:p>基隆市</text:p>
          </table:table-cell>
          <table:table-cell office:value-type="float" office:value="156154" table:style-name="ce57">
            <text:p>156,154</text:p>
          </table:table-cell>
          <table:table-cell office:value-type="float" office:value="361079" table:style-name="ce41">
            <text:p>361,079</text:p>
          </table:table-cell>
          <table:table-cell office:value-type="float" office:value="179979" table:style-name="ce41">
            <text:p>179,979</text:p>
          </table:table-cell>
          <table:table-cell office:value-type="float" office:value="181100" table:style-name="ce58">
            <text:p>181,100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中正區</text:p>
          </table:table-cell>
          <table:table-cell office:value-type="float" office:value="23085" table:style-name="ce59">
            <text:p>23,085</text:p>
          </table:table-cell>
          <table:table-cell office:value-type="float" office:value="50416" table:style-name="ce45">
            <text:p>50,416</text:p>
          </table:table-cell>
          <table:table-cell office:value-type="float" office:value="25606" table:style-name="ce45">
            <text:p>25,606</text:p>
          </table:table-cell>
          <table:table-cell office:value-type="float" office:value="24810" table:style-name="ce60">
            <text:p>24,810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七堵區</text:p>
          </table:table-cell>
          <table:table-cell office:value-type="float" office:value="22053" table:style-name="ce59">
            <text:p>22,053</text:p>
          </table:table-cell>
          <table:table-cell office:value-type="float" office:value="53058" table:style-name="ce45">
            <text:p>53,058</text:p>
          </table:table-cell>
          <table:table-cell office:value-type="float" office:value="26493" table:style-name="ce45">
            <text:p>26,493</text:p>
          </table:table-cell>
          <table:table-cell office:value-type="float" office:value="26565" table:style-name="ce60">
            <text:p>26,565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暖暖區</text:p>
          </table:table-cell>
          <table:table-cell office:value-type="float" office:value="16230" table:style-name="ce59">
            <text:p>16,230</text:p>
          </table:table-cell>
          <table:table-cell office:value-type="float" office:value="38176" table:style-name="ce45">
            <text:p>38,176</text:p>
          </table:table-cell>
          <table:table-cell office:value-type="float" office:value="19044" table:style-name="ce45">
            <text:p>19,044</text:p>
          </table:table-cell>
          <table:table-cell office:value-type="float" office:value="19132" table:style-name="ce60">
            <text:p>19,132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仁愛區</text:p>
          </table:table-cell>
          <table:table-cell office:value-type="float" office:value="18770" table:style-name="ce59">
            <text:p>18,770</text:p>
          </table:table-cell>
          <table:table-cell office:value-type="float" office:value="41255" table:style-name="ce45">
            <text:p>41,255</text:p>
          </table:table-cell>
          <table:table-cell office:value-type="float" office:value="20292" table:style-name="ce45">
            <text:p>20,292</text:p>
          </table:table-cell>
          <table:table-cell office:value-type="float" office:value="20963" table:style-name="ce60">
            <text:p>20,963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中山區</text:p>
          </table:table-cell>
          <table:table-cell office:value-type="float" office:value="19148" table:style-name="ce59">
            <text:p>19,148</text:p>
          </table:table-cell>
          <table:table-cell office:value-type="float" office:value="45203" table:style-name="ce45">
            <text:p>45,203</text:p>
          </table:table-cell>
          <table:table-cell office:value-type="float" office:value="22910" table:style-name="ce45">
            <text:p>22,910</text:p>
          </table:table-cell>
          <table:table-cell office:value-type="float" office:value="22293" table:style-name="ce60">
            <text:p>22,293</text:p>
          </table:table-cell>
          <table:table-cell table:number-columns-repeated="16379"/>
        </table:table-row>
        <table:table-row table:style-name="ro4">
          <table:table-cell office:value-type="string" table:style-name="ce103">
            <text:p>安樂區</text:p>
          </table:table-cell>
          <table:table-cell office:value-type="float" office:value="34042" table:style-name="ce59">
            <text:p>34,042</text:p>
          </table:table-cell>
          <table:table-cell office:value-type="float" office:value="80272" table:style-name="ce45">
            <text:p>80,272</text:p>
          </table:table-cell>
          <table:table-cell office:value-type="float" office:value="39744" table:style-name="ce45">
            <text:p>39,744</text:p>
          </table:table-cell>
          <table:table-cell office:value-type="float" office:value="40528" table:style-name="ce60">
            <text:p>40,528</text:p>
          </table:table-cell>
          <table:table-cell table:number-columns-repeated="16379"/>
        </table:table-row>
        <table:table-row table:style-name="ro4">
          <table:table-cell office:value-type="string" table:style-name="ce48">
            <text:p>信義區</text:p>
          </table:table-cell>
          <table:table-cell office:value-type="float" office:value="22826" table:style-name="ce62">
            <text:p>22,826</text:p>
          </table:table-cell>
          <table:table-cell office:value-type="float" office:value="52699" table:style-name="ce50">
            <text:p>52,699</text:p>
          </table:table-cell>
          <table:table-cell office:value-type="float" office:value="25890" table:style-name="ce50">
            <text:p>25,890</text:p>
          </table:table-cell>
          <table:table-cell office:value-type="float" office:value="26809" table:style-name="ce63">
            <text:p>26,809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4515" table:style-name="ce57">
            <text:p>174,515</text:p>
          </table:table-cell>
          <table:table-cell office:value-type="float" office:value="450464" table:style-name="ce41">
            <text:p>450,464</text:p>
          </table:table-cell>
          <table:table-cell office:value-type="float" office:value="222379" table:style-name="ce41">
            <text:p>222,379</text:p>
          </table:table-cell>
          <table:table-cell office:value-type="float" office:value="228085" table:style-name="ce58">
            <text:p>228,085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85637" table:style-name="ce59">
            <text:p>85,637</text:p>
          </table:table-cell>
          <table:table-cell office:value-type="float" office:value="220760" table:style-name="ce45">
            <text:p>220,760</text:p>
          </table:table-cell>
          <table:table-cell office:value-type="float" office:value="108851" table:style-name="ce45">
            <text:p>108,851</text:p>
          </table:table-cell>
          <table:table-cell office:value-type="float" office:value="111909" table:style-name="ce60">
            <text:p>111,909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北 <text:s text:c="3"/>區</text:p>
          </table:table-cell>
          <table:table-cell office:value-type="float" office:value="59982" table:style-name="ce59">
            <text:p>59,982</text:p>
          </table:table-cell>
          <table:table-cell office:value-type="float" office:value="151411" table:style-name="ce45">
            <text:p>151,411</text:p>
          </table:table-cell>
          <table:table-cell office:value-type="float" office:value="73813" table:style-name="ce45">
            <text:p>73,813</text:p>
          </table:table-cell>
          <table:table-cell office:value-type="float" office:value="77598" table:style-name="ce60">
            <text:p>77,598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香山區</text:p>
          </table:table-cell>
          <table:table-cell office:value-type="float" office:value="28896" table:style-name="ce62">
            <text:p>28,896</text:p>
          </table:table-cell>
          <table:table-cell office:value-type="float" office:value="78293" table:style-name="ce50">
            <text:p>78,293</text:p>
          </table:table-cell>
          <table:table-cell office:value-type="float" office:value="39715" table:style-name="ce50">
            <text:p>39,715</text:p>
          </table:table-cell>
          <table:table-cell office:value-type="float" office:value="38578" table:style-name="ce63">
            <text:p>38,578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53">
            <text:p>人 <text:s text:c="7"/>口 <text:s text:c="7"/>數</text:p>
          </table:table-cell>
          <table:table-cell table:number-columns-repeated="2" table:style-name="ce54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826" table:style-name="ce57">
            <text:p>101,826</text:p>
          </table:table-cell>
          <table:table-cell office:value-type="float" office:value="262844" table:style-name="ce41">
            <text:p>262,844</text:p>
          </table:table-cell>
          <table:table-cell office:value-type="float" office:value="126674" table:style-name="ce41">
            <text:p>126,674</text:p>
          </table:table-cell>
          <table:table-cell office:value-type="float" office:value="136170" table:style-name="ce58">
            <text:p>136,170</text:p>
          </table:table-cell>
          <table:table-cell table:number-columns-repeated="16379"/>
        </table:table-row>
        <table:table-row table:style-name="ro4">
          <table:table-cell office:value-type="string" table:style-name="ce73">
            <text:p>東 <text:s text:c="3"/>區</text:p>
          </table:table-cell>
          <table:table-cell office:value-type="float" office:value="46118" table:style-name="ce59">
            <text:p>46,118</text:p>
          </table:table-cell>
          <table:table-cell office:value-type="float" office:value="118046" table:style-name="ce45">
            <text:p>118,046</text:p>
          </table:table-cell>
          <table:table-cell office:value-type="float" office:value="56305" table:style-name="ce45">
            <text:p>56,305</text:p>
          </table:table-cell>
          <table:table-cell office:value-type="float" office:value="61741" table:style-name="ce60">
            <text:p>61,741</text:p>
          </table:table-cell>
          <table:table-cell table:number-columns-repeated="16379"/>
        </table:table-row>
        <table:table-row table:style-name="ro4">
          <table:table-cell office:value-type="string" table:style-name="ce80">
            <text:p>西 <text:s text:c="3"/>區</text:p>
          </table:table-cell>
          <table:table-cell office:value-type="float" office:value="55708" table:style-name="ce62">
            <text:p>55,708</text:p>
          </table:table-cell>
          <table:table-cell office:value-type="float" office:value="144798" table:style-name="ce50">
            <text:p>144,798</text:p>
          </table:table-cell>
          <table:table-cell office:value-type="float" office:value="70369" table:style-name="ce50">
            <text:p>70,369</text:p>
          </table:table-cell>
          <table:table-cell office:value-type="float" office:value="74429" table:style-name="ce63">
            <text:p>74,429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2678" table:style-name="ce57">
            <text:p>42,678</text:p>
          </table:table-cell>
          <table:table-cell office:value-type="float" office:value="140147" table:style-name="ce41">
            <text:p>140,147</text:p>
          </table:table-cell>
          <table:table-cell office:value-type="float" office:value="69576" table:style-name="ce41">
            <text:p>69,576</text:p>
          </table:table-cell>
          <table:table-cell office:value-type="float" office:value="70571" table:style-name="ce58">
            <text:p>70,57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城鎮</text:p>
          </table:table-cell>
          <table:table-cell office:value-type="float" office:value="13228" table:style-name="ce59">
            <text:p>13,228</text:p>
          </table:table-cell>
          <table:table-cell office:value-type="float" office:value="42253" table:style-name="ce45">
            <text:p>42,253</text:p>
          </table:table-cell>
          <table:table-cell office:value-type="float" office:value="20940" table:style-name="ce45">
            <text:p>20,940</text:p>
          </table:table-cell>
          <table:table-cell office:value-type="float" office:value="21313" table:style-name="ce60">
            <text:p>21,313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湖鎮</text:p>
          </table:table-cell>
          <table:table-cell office:value-type="float" office:value="9611" table:style-name="ce59">
            <text:p>9,611</text:p>
          </table:table-cell>
          <table:table-cell office:value-type="float" office:value="30498" table:style-name="ce45">
            <text:p>30,498</text:p>
          </table:table-cell>
          <table:table-cell office:value-type="float" office:value="15196" table:style-name="ce45">
            <text:p>15,196</text:p>
          </table:table-cell>
          <table:table-cell office:value-type="float" office:value="15302" table:style-name="ce60">
            <text:p>15,30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沙鎮</text:p>
          </table:table-cell>
          <table:table-cell office:value-type="float" office:value="6545" table:style-name="ce59">
            <text:p>6,545</text:p>
          </table:table-cell>
          <table:table-cell office:value-type="float" office:value="20598" table:style-name="ce45">
            <text:p>20,598</text:p>
          </table:table-cell>
          <table:table-cell office:value-type="float" office:value="10076" table:style-name="ce45">
            <text:p>10,076</text:p>
          </table:table-cell>
          <table:table-cell office:value-type="float" office:value="10522" table:style-name="ce60">
            <text:p>10,522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金寧鄉</text:p>
          </table:table-cell>
          <table:table-cell office:value-type="float" office:value="9911" table:style-name="ce59">
            <text:p>9,911</text:p>
          </table:table-cell>
          <table:table-cell office:value-type="float" office:value="33547" table:style-name="ce45">
            <text:p>33,547</text:p>
          </table:table-cell>
          <table:table-cell office:value-type="float" office:value="16773" table:style-name="ce45">
            <text:p>16,773</text:p>
          </table:table-cell>
          <table:table-cell office:value-type="float" office:value="16774" table:style-name="ce60">
            <text:p>16,774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烈嶼鄉</text:p>
          </table:table-cell>
          <table:table-cell office:value-type="float" office:value="3251" table:style-name="ce59">
            <text:p>3,251</text:p>
          </table:table-cell>
          <table:table-cell office:value-type="float" office:value="12580" table:style-name="ce45">
            <text:p>12,580</text:p>
          </table:table-cell>
          <table:table-cell office:value-type="float" office:value="6246" table:style-name="ce45">
            <text:p>6,246</text:p>
          </table:table-cell>
          <table:table-cell office:value-type="float" office:value="6334" table:style-name="ce60">
            <text:p>6,334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烏坵鄉</text:p>
          </table:table-cell>
          <table:table-cell office:value-type="float" office:value="132" table:style-name="ce62">
            <text:p>132</text:p>
          </table:table-cell>
          <table:table-cell office:value-type="float" office:value="671" table:style-name="ce50">
            <text:p>671</text:p>
          </table:table-cell>
          <table:table-cell office:value-type="float" office:value="345" table:style-name="ce50">
            <text:p>345</text:p>
          </table:table-cell>
          <table:table-cell office:value-type="float" office:value="326" table:style-name="ce63">
            <text:p>32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6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251" table:default-cell-style-name="ce1"/>
        <table:table-row table:style-name="ro1">
          <table:table-cell table:number-columns-repeated="2" table:style-name="ce1"/>
          <table:table-cell office:value-type="string" table:style-name="ce3">
            <text:p>中華民國111年06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67">
            <text:p>人 <text:s text:c="7"/>口 <text:s text:c="7"/>數</text:p>
          </table:table-cell>
          <table:table-cell table:number-columns-repeated="2" table:style-name="ce3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5">
            <text:p>計</text:p>
          </table:table-cell>
          <table:table-cell office:value-type="string" table:style-name="ce38">
            <text:p>男</text:p>
          </table:table-cell>
          <table:table-cell office:value-type="string" table:style-name="ce3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594" table:style-name="ce57">
            <text:p>3,594</text:p>
          </table:table-cell>
          <table:table-cell office:value-type="float" office:value="13823" table:style-name="ce41">
            <text:p>13,823</text:p>
          </table:table-cell>
          <table:table-cell office:value-type="float" office:value="8013" table:style-name="ce41">
            <text:p>8,013</text:p>
          </table:table-cell>
          <table:table-cell office:value-type="float" office:value="5810" table:style-name="ce58">
            <text:p>5,81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南竿鄉</text:p>
          </table:table-cell>
          <table:table-cell office:value-type="float" office:value="2032" table:style-name="ce59">
            <text:p>2,032</text:p>
          </table:table-cell>
          <table:table-cell office:value-type="float" office:value="7748" table:style-name="ce45">
            <text:p>7,748</text:p>
          </table:table-cell>
          <table:table-cell office:value-type="float" office:value="4357" table:style-name="ce45">
            <text:p>4,357</text:p>
          </table:table-cell>
          <table:table-cell office:value-type="float" office:value="3391" table:style-name="ce60">
            <text:p>3,391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北竿鄉</text:p>
          </table:table-cell>
          <table:table-cell office:value-type="float" office:value="872" table:style-name="ce59">
            <text:p>872</text:p>
          </table:table-cell>
          <table:table-cell office:value-type="float" office:value="3109" table:style-name="ce45">
            <text:p>3,109</text:p>
          </table:table-cell>
          <table:table-cell office:value-type="float" office:value="1809" table:style-name="ce45">
            <text:p>1,809</text:p>
          </table:table-cell>
          <table:table-cell office:value-type="float" office:value="1300" table:style-name="ce60">
            <text:p>1,300</text:p>
          </table:table-cell>
          <table:table-cell table:number-columns-repeated="16379"/>
        </table:table-row>
        <table:table-row table:style-name="ro4">
          <table:table-cell office:value-type="string" table:style-name="ce47">
            <text:p>莒光鄉</text:p>
          </table:table-cell>
          <table:table-cell office:value-type="float" office:value="332" table:style-name="ce59">
            <text:p>332</text:p>
          </table:table-cell>
          <table:table-cell office:value-type="float" office:value="1471" table:style-name="ce45">
            <text:p>1,471</text:p>
          </table:table-cell>
          <table:table-cell office:value-type="float" office:value="929" table:style-name="ce45">
            <text:p>929</text:p>
          </table:table-cell>
          <table:table-cell office:value-type="float" office:value="542" table:style-name="ce60">
            <text:p>542</text:p>
          </table:table-cell>
          <table:table-cell table:number-columns-repeated="16379"/>
        </table:table-row>
        <table:table-row table:style-name="ro4">
          <table:table-cell office:value-type="string" table:style-name="ce61">
            <text:p>東引鄉</text:p>
          </table:table-cell>
          <table:table-cell office:value-type="float" office:value="358" table:style-name="ce62">
            <text:p>358</text:p>
          </table:table-cell>
          <table:table-cell office:value-type="float" office:value="1495" table:style-name="ce50">
            <text:p>1,495</text:p>
          </table:table-cell>
          <table:table-cell office:value-type="float" office:value="918" table:style-name="ce50">
            <text:p>918</text:p>
          </table:table-cell>
          <table:table-cell office:value-type="float" office:value="577" table:style-name="ce63">
            <text:p>577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64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7-04T05:47:38Z</meta:creation-date>
    <dc:date>2022-07-04T05:48:53Z</dc:date>
  </office:meta>
</office:document-meta>
</file>